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2"/>1<text:s text:c="2"/><text:span text:style-name="style15">//!</text:span></text:h>
      <text:h text:style-name="Default"><text:s text:c="2"/>2<text:s text:c="2"/><text:span text:style-name="style15">//! проект Aurora - штормовой и экстремальный ход корабля</text:span></text:h>
      <text:h text:style-name="Default"><text:s text:c="2"/>3<text:s text:c="2"/><text:span text:style-name="style2">//<text:s text:c="3"/>┌───────────────────────────────────────────────╖</text:span></text:h>
      <text:h text:style-name="Default"><text:s text:c="2"/>4<text:s text:c="2"/><text:span text:style-name="style2">//<text:s text:c="3"/>│<text:s text:c="2"/>↓<text:s text:c="2"/>корпус ─&gt; волны ─&gt; графика<text:s text:c="16"/>║</text:span></text:h>
      <text:h text:style-name="Default"><text:s text:c="2"/>5<text:s text:c="2"/><text:span text:style-name="style2">//<text:s text:c="3"/>│<text:s text:c="2"/>↓<text:s text:c="2"/>статика ─&gt; динамика ─&gt; реакции<text:s text:c="12"/>║</text:span></text:h>
      <text:h text:style-name="Default"><text:s text:c="2"/>6<text:s text:c="2"/><text:span text:style-name="style2">//<text:s text:c="3"/>│<text:s text:c="2"/>↨<text:s text:c="2"/>кинематика ─&gt; излучение ─&gt; гидромеханика<text:s text:c="2"/>║</text:span></text:h>
      <text:h text:style-name="Default"><text:s text:c="2"/>7<text:s text:c="2"/><text:span text:style-name="style2">//<text:s text:c="3"/>╞═══════════════════════════════════════════════╝</text:span></text:h>
      <text:h text:style-name="Default"><text:s text:c="2"/>8<text:s text:c="2"/><text:span text:style-name="style2">//<text:s text:c="3"/>└── ©2018-22 Санкт-Петербург — Южно-Сахалинск — Могилев — Друть — ‏יְרוּשָׁלַיִם</text:span></text:h>
      <text:h text:style-name="Default"><text:s text:c="2"/>9<text:s text:c="2"/><text:span text:style-name="style2">//</text:span></text:h>
      <text:h text:style-name="Default"><text:s text:c="1"/>10<text:s text:c="2"/><text:span text:style-name="style5">static const char</text:span></text:h>
      <text:h text:style-name="Default"><text:s text:c="1"/>11<text:s text:c="2"/><text:span text:style-name="style11">Title</text:span><text:span text:style-name="style10">[]=</text:span><text:span text:style-name="style6">"Штормовая мореходность корабля (вычислительный эксперимент)"</text:span><text:span text:style-name="style10">,</text:span></text:h>
      <text:h text:style-name="Default"><text:s text:c="1"/>12<text:s text:c="2"/><text:span text:style-name="style11">SubTitle</text:span><text:span text:style-name="style10">[]=</text:span><text:span text:style-name="style6">"\n<text:s text:c="4"/>Ленинград, Кораблестроительный институт"</text:span></text:h>
      <text:h text:style-name="Default"><text:s text:c="1"/>13<text:s text:c="2"/><text:s text:c="8"/><text:span text:style-name="style6">" \\ Санкт-Петербург, Государственный университет\n"</text:span></text:h>
      <text:h text:style-name="Default"><text:s text:c="1"/>14<text:s text:c="2"/><text:s text:c="8"/><text:span text:style-name="style6">"\t\t<text:s text:c="2"/>Научно-инженерное общество судостроителей им.А.Н.Крылова,\n"</text:span></text:h>
      <text:h text:style-name="Default"><text:s text:c="1"/>15<text:s text:c="2"/><text:s text:c="8"/><text:span text:style-name="style6">"\t\t\t\t подсекция мореходных качеств корабля в штормовых условиях"</text:span><text:span text:style-name="style10">,</text:span></text:h>
      <text:h text:style-name="Default"><text:s text:c="1"/>16<text:s text:c="2"/><text:span text:style-name="style11">CopyRight</text:span><text:span text:style-name="style10">[]=</text:span><text:span text:style-name="style6">"\n «МИДВ» ©1975-2023 Калининград–Севастополь–Ленинград–Сахалин"</text:span></text:h>
      <text:h text:style-name="Default"><text:s text:c="1"/>17<text:s text:c="2"/><text:s text:c="12"/><text:span text:style-name="style6">" – יְרוּשָׁלַיִם – В.Храмушин"</text:span><text:span text:style-name="style10">;</text:span></text:h>
      <text:h text:style-name="Default"><text:s text:c="1"/>18<text:s text:c="2"/><text:span text:style-name="style5">const char</text:span></text:h>
      <text:h text:style-name="Default"><text:s text:c="1"/>19<text:s text:c="2"/><text:s text:c="1"/><text:span text:style-name="style10">*</text:span><text:span text:style-name="style11">Rmbs</text:span><text:span text:style-name="style10">[]= { </text:span><text:span text:style-name="style6">"Nord"</text:span><text:span text:style-name="style10">,</text:span><text:span text:style-name="style6">"NtO"</text:span><text:span text:style-name="style10">,</text:span><text:span text:style-name="style6">"NNO"</text:span><text:span text:style-name="style10">,</text:span><text:span text:style-name="style6">"NOtN"</text:span><text:span text:style-name="style10">,</text:span><text:span text:style-name="style6">"NO"</text:span><text:span text:style-name="style10">,</text:span><text:span text:style-name="style6">"NOtO"</text:span><text:span text:style-name="style10">,</text:span><text:span text:style-name="style6">"ONO"</text:span><text:span text:style-name="style10">,</text:span><text:span text:style-name="style6">"OtN"</text:span><text:span text:style-name="style10">, </text:span><text:span text:style-name="style2">// Стороны света</text:span></text:h>
      <text:h text:style-name="Default"><text:s text:c="1"/>20<text:s text:c="2"/><text:s text:c="13"/><text:span text:style-name="style6">"Ost"</text:span><text:span text:style-name="style10">,</text:span><text:span text:style-name="style6">"OtS"</text:span><text:span text:style-name="style10">,</text:span><text:span text:style-name="style6">"OSO"</text:span><text:span text:style-name="style10">,</text:span><text:span text:style-name="style6">"SOtO"</text:span><text:span text:style-name="style10">,</text:span><text:span text:style-name="style6">"SO"</text:span><text:span text:style-name="style10">,</text:span><text:span text:style-name="style6">"SOtS"</text:span><text:span text:style-name="style10">,</text:span><text:span text:style-name="style6">"SSO"</text:span><text:span text:style-name="style10">,</text:span><text:span text:style-name="style6">"StO"</text:span><text:span text:style-name="style10">, </text:span><text:span text:style-name="style2">// + роза ветров</text:span></text:h>
      <text:h text:style-name="Default"><text:s text:c="1"/>21<text:s text:c="2"/><text:s text:c="11"/><text:span text:style-name="style6">"Su\"d"</text:span><text:span text:style-name="style10">,</text:span><text:span text:style-name="style6">"StW"</text:span><text:span text:style-name="style10">,</text:span><text:span text:style-name="style6">"SSW"</text:span><text:span text:style-name="style10">,</text:span><text:span text:style-name="style6">"SWtS"</text:span><text:span text:style-name="style10">,</text:span><text:span text:style-name="style6">"SW"</text:span><text:span text:style-name="style10">,</text:span><text:span text:style-name="style6">"SWtW"</text:span><text:span text:style-name="style10">,</text:span><text:span text:style-name="style6">"WSW"</text:span><text:span text:style-name="style10">,</text:span><text:span text:style-name="style6">"WtS"</text:span><text:span text:style-name="style10">, </text:span><text:span text:style-name="style2">// ῥόμβος — юла</text:span></text:h>
      <text:h text:style-name="Default"><text:s text:c="1"/>22<text:s text:c="2"/><text:s text:c="12"/><text:span text:style-name="style6">"West"</text:span><text:span text:style-name="style10">,</text:span><text:span text:style-name="style6">"WtN"</text:span><text:span text:style-name="style10">,</text:span><text:span text:style-name="style6">"WNW"</text:span><text:span text:style-name="style10">,</text:span><text:span text:style-name="style6">"NWtW"</text:span><text:span text:style-name="style10">,</text:span><text:span text:style-name="style6">"NW"</text:span><text:span text:style-name="style10">,</text:span><text:span text:style-name="style6">"NWtN"</text:span><text:span text:style-name="style10">,</text:span><text:span text:style-name="style6">"NNW"</text:span><text:span text:style-name="style10">,</text:span><text:span text:style-name="style6">"NtW" </text:span><text:span text:style-name="style10">},</text:span></text:h>
      <text:h text:style-name="Default"><text:s text:c="1"/>23<text:s text:c="2"/><text:s text:c="1"/><text:span text:style-name="style10">*</text:span><text:span text:style-name="style11">Model</text:span><text:span text:style-name="style10">[]={ </text:span><text:span text:style-name="style6">"Кинематика качки в 4-х точках на склонах волн"</text:span><text:span text:style-name="style10">,<text:s text:c="2"/></text:span><text:span text:style-name="style2">// ⌠ Hull::Statum</text:span></text:h>
      <text:h text:style-name="Default"><text:s text:c="1"/>24<text:s text:c="2"/><text:s text:c="12"/><text:span text:style-name="style6">"Объёмная плавучесть переменного водоизмещения"</text:span><text:span text:style-name="style10">,<text:s text:c="2"/></text:span><text:span text:style-name="style2">// │</text:span></text:h>
      <text:h text:style-name="Default"><text:s text:c="1"/>25<text:s text:c="2"/><text:s text:c="12"/><text:span text:style-name="style6">"Давление смоченных элементов бортовой обшивки"</text:span><text:span text:style-name="style10">,<text:s text:c="2"/></text:span><text:span text:style-name="style2">// │</text:span></text:h>
      <text:h text:style-name="Default"><text:s text:c="1"/>26<text:s text:c="2"/><text:s text:c="12"/><text:span text:style-name="style6">"Давление на встречном потоке без морских волн"</text:span><text:span text:style-name="style10">,<text:s text:c="2"/></text:span><text:span text:style-name="style2">// │</text:span></text:h>
      <text:h text:style-name="Default"><text:s text:c="1"/>27<text:s text:c="2"/><text:s text:c="12"/><text:span text:style-name="style6">"Давление с волновыми и ходовыми потоками воды" </text:span><text:span text:style-name="style10">},</text:span><text:span text:style-name="style2">// ⌡</text:span></text:h>
      <text:h text:style-name="Default"><text:s text:c="1"/>28<text:s text:c="2"/><text:s text:c="1"/><text:span text:style-name="style10">*</text:span><text:span text:style-name="style11">ModelWave</text:span><text:span text:style-name="style10">[]={ </text:span><text:span text:style-name="style6">" чистое штилевое море без волнения и ветра"</text:span><text:span text:style-name="style10">,</text:span><text:span text:style-name="style2">// Field::Exp.wave</text:span></text:h>
      <text:h text:style-name="Default"><text:s text:c="1"/>29<text:s text:c="2"/><text:s text:c="16"/><text:span text:style-name="style6">" моделирование гидродинамики на теоретическом волнении"</text:span><text:span text:style-name="style10">,</text:span></text:h>
      <text:h text:style-name="Default"><text:s text:c="1"/>30<text:s text:c="2"/><text:s text:c="16"/><text:span text:style-name="style6">" вычислительный эксперимент с отражением волн от корпуса"</text:span><text:span text:style-name="style10">,</text:span></text:h>
      <text:h text:style-name="Default"><text:s text:c="1"/>31<text:s text:c="2"/><text:s text:c="16"/><text:span text:style-name="style6">" эксперимент с учётом скоростей течений и дисперсией волн" </text:span><text:span text:style-name="style10">};</text:span></text:h>
      <text:h text:style-name="Default"><text:s text:c="1"/>32<text:s text:c="2"/><text:span text:style-name="style9">#include "Aurora.h"</text:span></text:h>
      <text:h text:style-name="Default"><text:s text:c="1"/>33<text:s text:c="2"/><text:span text:style-name="style2">//#include "../Window/Sym_CCCP.c"</text:span></text:h>
      <text:h text:style-name="Default"><text:s text:c="1"/>34<text:s text:c="2"/><text:span text:style-name="style11">Field </text:span><text:span text:style-name="style10">*</text:span><text:span text:style-name="style11">Storm</text:span><text:span text:style-name="style10">=</text:span><text:span text:style-name="style4">0</text:span><text:span text:style-name="style10">; </text:span><text:span text:style-name="style15">/// адресная ссылка для доступа к акватории с морским волнением</text:span></text:h>
      <text:h text:style-name="Default"><text:s text:c="1"/>35<text:s text:c="2"/><text:span text:style-name="style11">Hull </text:span><text:span text:style-name="style10">*</text:span><text:span text:style-name="style11">Vessel</text:span><text:span text:style-name="style10">=</text:span><text:span text:style-name="style4">0</text:span><text:span text:style-name="style10">; </text:span><text:span text:style-name="style15">/// теоретический корпус корабля в собственном тензорном базисе</text:span></text:h>
      <text:h text:style-name="Default"><text:s text:c="1"/>36<text:s text:c="2"/><text:span text:style-name="style11">FILE </text:span><text:span text:style-name="style10">*</text:span><text:span text:style-name="style11">VIL</text:span><text:span text:style-name="style10">=</text:span><text:span text:style-name="style4">0</text:span><text:span text:style-name="style10">;<text:s text:c="4"/></text:span><text:span text:style-name="style2">// исходный файл с настройками и протоколами опытовых испытаний</text:span></text:h>
      <text:h text:style-name="Default"><text:s text:c="1"/>37<text:s text:c="2"/><text:span text:style-name="style5">static char </text:span><text:span text:style-name="style10">*</text:span><text:span text:style-name="style11">Lst</text:span><text:span text:style-name="style10">=(</text:span><text:span text:style-name="style5">char</text:span><text:span text:style-name="style10">*)</text:span><text:span text:style-name="style11">calloc</text:span><text:span text:style-name="style10">( </text:span><text:span text:style-name="style11">MAX_PATH</text:span><text:span text:style-name="style10">,</text:span><text:span text:style-name="style4">4 </text:span><text:span text:style-name="style10">); </text:span><text:span text:style-name="style2">// временная строчка 1k вне стэка</text:span></text:h>
      <text:h text:style-name="Default"><text:s text:c="1"/>38<text:s text:c="2"/></text:h>
      <text:h text:style-name="Default"><text:s text:c="1"/>39<text:s text:c="2"/><text:span text:style-name="style5">const<text:s text:c="21"/></text:span><text:span text:style-name="style15">//! константы исходных управляющих кодов и параметров</text:span></text:h>
      <text:h text:style-name="Default"><text:s text:c="1"/>40<text:s text:c="2"/><text:span text:style-name="style5">byte </text:span><text:span text:style-name="style11">Mekhanik_Status</text:span><text:span text:style-name="style10">=</text:span><text:span text:style-name="style4">1</text:span><text:span text:style-name="style10">,<text:s text:c="2"/></text:span><text:span text:style-name="style2">//<text:s text:c="2"/>режим гидро\механики хода и маневрирования корабля</text:span></text:h>
      <text:h text:style-name="Default"><text:s text:c="1"/>41<text:s text:c="2"/><text:s text:c="24"/><text:span text:style-name="style2">// 0-склоны 1-водоизмещение 2-давление 3+ход 4+волнение</text:span></text:h>
      <text:h text:style-name="Default"><text:s text:c="1"/>42<text:s text:c="2"/><text:s text:c="5"/><text:span text:style-name="style11">Drawing_Hull</text:span><text:span text:style-name="style10">=</text:span><text:span text:style-name="style4">0x3</text:span><text:span text:style-name="style10">; </text:span><text:span text:style-name="style1">/* изображение корпуса закраской, гранями треугольников</text:span></text:h>
      <text:h text:style-name="Default"><text:s text:c="1"/>43<text:s text:c="2"/><text:s text:c="21"/><text:span text:style-name="style1">0 - ватерлиния строится при любом графическом раскладе</text:span></text:h>
      <text:h text:style-name="Default"><text:s text:c="1"/>44<text:s text:c="2"/><text:s text:c="21"/><text:span text:style-name="style1">1 - прорисовываются только собственно штевни и шпангоуты</text:span></text:h>
      <text:h text:style-name="Default"><text:s text:c="1"/>45<text:s text:c="2"/><text:s text:c="21"/><text:span text:style-name="style1">2 - оставляется подводная часть со шпангоутами над водой</text:span></text:h>
      <text:h text:style-name="Default"><text:s text:c="1"/>46<text:s text:c="2"/><text:s text:c="21"/><text:span text:style-name="style1">3 - весь корпус прорисовывается целиком отчасти прозрачным</text:span></text:h>
      <text:h text:style-name="Default"><text:s text:c="1"/>47<text:s text:c="2"/><text:s text:c="19"/><text:span text:style-name="style1">х04 - тоже, без обшивки и только с триангуляционными ребрами</text:span></text:h>
      <text:h text:style-name="Default"><text:s text:c="1"/>48<text:s text:c="2"/><text:s text:c="19"/><text:span text:style-name="style1">х10 - разблокировка графики с включением надводного борта */</text:span></text:h>
      <text:h text:style-name="Default"><text:s text:c="1"/>49<text:s text:c="2"/></text:h>
      <text:h text:style-name="Default"><text:s text:c="1"/>50<text:s text:c="2"/><text:span text:style-name="style11">Hull</text:span><text:span text:style-name="style10">::</text:span><text:span text:style-name="style11">Hull</text:span><text:span text:style-name="style10">():</text:span><text:span text:style-name="style11">View<text:s text:c="6"/></text:span><text:span text:style-name="style2">// в прицепе View окошко графической визуализации OpenGL</text:span></text:h>
      <text:h text:style-name="Default"><text:s text:c="1"/>51<text:s text:c="2"/><text:span text:style-name="style10">( </text:span><text:span text:style-name="style6">" Аксонометрический вид корпуса корабля и профилей морских волн "</text:span><text:span text:style-name="style10">,</text:span></text:h>
      <text:h text:style-name="Default"><text:s text:c="1"/>52<text:s text:c="2"/><text:s text:c="4"/><text:span text:style-name="style10">-</text:span><text:span text:style-name="style4">12</text:span><text:span text:style-name="style10">,</text:span><text:span text:style-name="style4">12</text:span><text:span text:style-name="style10">,</text:span><text:span text:style-name="style4">400</text:span><text:span text:style-name="style10">,</text:span><text:span text:style-name="style4">150<text:s text:c="15"/></text:span><text:span text:style-name="style2">//<text:s text:c="2"/>Xpm( 4 ),Ypm( 4 ), Xpm( 64 ),Ypm( 72 )</text:span></text:h>
      <text:h text:style-name="Default"><text:s text:c="1"/>53<text:s text:c="2"/><text:span text:style-name="style10">),</text:span><text:span text:style-name="style11">FileName</text:span><text:span text:style-name="style10">( </text:span><text:span text:style-name="style4">0 </text:span><text:span text:style-name="style10">),</text:span><text:span text:style-name="style11">ShipName</text:span><text:span text:style-name="style10">( </text:span><text:span text:style-name="style4">0 </text:span><text:span text:style-name="style10">),<text:s text:c="3"/></text:span><text:span text:style-name="style2">// Исходный Файл и название исходного проекта</text:span></text:h>
      <text:h text:style-name="Default"><text:s text:c="1"/>54<text:s text:c="2"/><text:s text:c="2"/><text:span text:style-name="style11">Keel</text:span><text:span text:style-name="style10">( </text:span><text:span text:style-name="style4">0 </text:span><text:span text:style-name="style10">),</text:span><text:span text:style-name="style11">Frame</text:span><text:span text:style-name="style10">( </text:span><text:span text:style-name="style4">0 </text:span><text:span text:style-name="style10">),</text:span><text:span text:style-name="style11">Shell</text:span><text:span text:style-name="style10">( </text:span><text:span text:style-name="style4">0 </text:span><text:span text:style-name="style10">), </text:span><text:span text:style-name="style2">// шпангоуты + штевни и обечайка по шпациям</text:span></text:h>
      <text:h text:style-name="Default"><text:s text:c="1"/>55<text:s text:c="2"/><text:s text:c="2"/><text:span text:style-name="style11">Statum</text:span><text:span text:style-name="style10">( </text:span><text:span text:style-name="style11">Mekhanik_Status </text:span><text:span text:style-name="style10">),<text:s text:c="5"/></text:span><text:span text:style-name="style2">// индекс режимов вычислительного эксперимента</text:span></text:h>
      <text:h text:style-name="Default"><text:s text:c="1"/>56<text:s text:c="2"/><text:s text:c="2"/><text:span text:style-name="style11">Educt</text:span><text:span text:style-name="style10">( </text:span><text:span text:style-name="style4">0x255 </text:span><text:span text:style-name="style10">),<text:s text:c="16"/></text:span><text:span text:style-name="style2">// все восемь признаков экстремальных событий</text:span></text:h>
      <text:h text:style-name="Default"><text:s text:c="1"/>57<text:s text:c="2"/><text:s text:c="2"/><text:span text:style-name="style11">DrawMode</text:span><text:span text:style-name="style10">( </text:span><text:span text:style-name="style11">Drawing_Hull </text:span><text:span text:style-name="style10">),<text:s text:c="6"/></text:span><text:span text:style-name="style2">// изображение корпуса закраской или контурами</text:span></text:h>
      <text:h text:style-name="Default"><text:s text:c="1"/>58<text:s text:c="2"/><text:s text:c="2"/><text:span text:style-name="style11">hX</text:span><text:span text:style-name="style10">( </text:span><text:span text:style-name="style4">1.0 </text:span><text:span text:style-name="style10">),<text:s text:c="21"/></text:span><text:span text:style-name="style2">// поперечная метацентрическая высота<text:s text:c="6"/>[м]</text:span></text:h>
      <text:h text:style-name="Default"><text:s text:c="1"/>59<text:s text:c="2"/><text:s text:c="2"/><text:span text:style-name="style11">sT</text:span><text:span text:style-name="style10">( </text:span><text:span text:style-name="style4">30.0 </text:span><text:span text:style-name="style10">),<text:s text:c="20"/></text:span><text:span text:style-name="style2">// интервал кинематической визуализации<text:s text:c="2"/>[сек]</text:span></text:h>
      <text:h text:style-name="Default"><text:s text:c="1"/>60<text:s text:c="2"/><text:s text:c="2"/><text:span text:style-name="style11">Trim</text:span><text:span text:style-name="style10">( </text:span><text:span text:style-name="style4">0.0 </text:span><text:span text:style-name="style10">),<text:s text:c="19"/></text:span><text:span text:style-name="style2">// дифферент по смещению центра величины [рад]</text:span></text:h>
      <text:h text:style-name="Default"><text:s text:c="1"/>61<text:s text:c="2"/><text:s text:c="2"/><text:span text:style-name="style11">Kv</text:span><text:span text:style-name="style10">( </text:span><text:span text:style-name="style4">0.5 </text:span><text:span text:style-name="style10">),<text:s text:c="21"/></text:span><text:span text:style-name="style2">// 1-без давления; 0-учёт парадокса Даламбера</text:span></text:h>
      <text:h text:style-name="Default"><text:s text:c="1"/>62<text:s text:c="2"/><text:s text:c="2"/><text:span text:style-name="style11">Course</text:span><text:span text:style-name="style10">( </text:span><text:span text:style-name="style11">_Ph </text:span><text:span text:style-name="style10">),</text:span><text:span text:style-name="style11">dCs</text:span><text:span text:style-name="style10">( </text:span><text:span text:style-name="style11">_Ph</text:span><text:span text:style-name="style10">/</text:span><text:span text:style-name="style4">60.0 </text:span><text:span text:style-name="style10">), </text:span><text:span text:style-name="style2">// курс, руль на борт(1мин), полборта(2) [рад]</text:span></text:h>
      <text:h text:style-name="Default"><text:s text:c="1"/>63<text:s text:c="2"/><text:s text:c="2"/><text:span text:style-name="style11">Speed</text:span><text:span text:style-name="style10">( </text:span><text:span text:style-name="style4">0.0 </text:span><text:span text:style-name="style10">),</text:span><text:span text:style-name="style11">cSp</text:span><text:span text:style-name="style10">( </text:span><text:span text:style-name="style4">0.0 </text:span><text:span text:style-name="style10">),<text:s text:c="7"/></text:span><text:span text:style-name="style2">// скорость погашена, машины остановлены [м/с]</text:span></text:h>
      <text:h text:style-name="Default"><text:s text:c="1"/>64<text:s text:c="2"/><text:s text:c="2"/><text:span text:style-name="style11">Locate</text:span><text:span text:style-name="style10">( </text:span><text:span text:style-name="style11">Zero </text:span><text:span text:style-name="style10">),<text:s text:c="16"/></text:span><text:span text:style-name="style2">// прямая ссылка на текущее местоположение [м]</text:span></text:h>
      <text:h text:style-name="Default"><text:s text:c="1"/>65<text:s text:c="2"/><text:s text:c="2"/><text:span text:style-name="style11">Route</text:span><text:span text:style-name="style10">(),</text:span><text:span text:style-name="style11">Rate</text:span><text:span text:style-name="style10">(),</text:span><text:span text:style-name="style11">Swing</text:span><text:span text:style-name="style10">(),</text:span><text:span text:style-name="style11">Whirl</text:span><text:span text:style-name="style10">() </text:span><text:span text:style-name="style2">// конструкторы кинематики во времени</text:span></text:h>
      <text:h text:style-name="Default"><text:s text:c="1"/>66<text:s text:c="2"/><text:span text:style-name="style10">{ </text:span><text:span text:style-name="style11">Vessel</text:span><text:span text:style-name="style10">=</text:span><text:span text:style-name="style5">this</text:span><text:span text:style-name="style10">;<text:s text:c="18"/></text:span><text:span text:style-name="style2">// ссылка на корпус, пусть будет внешний доступ</text:span></text:h>
      <text:h text:style-name="Default"><text:s text:c="1"/>67<text:s text:c="2"/><text:s text:c="2"/><text:span text:style-name="style11">Nframes</text:span><text:span text:style-name="style10">=</text:span><text:span text:style-name="style11">Mid</text:span><text:span text:style-name="style10">=</text:span><text:span text:style-name="style4">0</text:span><text:span text:style-name="style10">; </text:span><text:span text:style-name="style11">Length</text:span><text:span text:style-name="style10">=</text:span><text:span text:style-name="style11">Breadth</text:span><text:span text:style-name="style10">=</text:span><text:span text:style-name="style11">Draught</text:span><text:span text:style-name="style10">=</text:span><text:span text:style-name="style4">1.0</text:span><text:span text:style-name="style10">; </text:span><text:span text:style-name="style11">vC</text:span><text:span text:style-name="style10">=</text:span><text:span text:style-name="style11">vD</text:span><text:span text:style-name="style10">=</text:span><text:span text:style-name="style11">vR</text:span><text:span text:style-name="style10">=</text:span><text:span text:style-name="style11">vS</text:span><text:span text:style-name="style10">=</text:span><text:span text:style-name="style11">Zero</text:span><text:span text:style-name="style10">;</text:span></text:h>
      <text:h text:style-name="Default"><text:s text:c="1"/>68<text:s text:c="2"/><text:s text:c="2"/><text:span text:style-name="style11">nF</text:span><text:span text:style-name="style10">=</text:span><text:span text:style-name="style11">muF</text:span><text:span text:style-name="style10">=(</text:span><text:span text:style-name="style5">Vector</text:span><text:span text:style-name="style10">){ </text:span><text:span text:style-name="style4">0.1</text:span><text:span text:style-name="style10">,</text:span><text:span text:style-name="style4">0.8</text:span><text:span text:style-name="style10">,</text:span><text:span text:style-name="style4">0.6 </text:span><text:span text:style-name="style10">}; </text:span><text:span text:style-name="style2">// демпфер по абсциссе, ординате и аппликате</text:span></text:h>
      <text:h text:style-name="Default"><text:s text:c="1"/>69<text:s text:c="2"/><text:s text:c="2"/><text:span text:style-name="style11">nM</text:span><text:span text:style-name="style10">=</text:span><text:span text:style-name="style11">muM</text:span><text:span text:style-name="style10">=(</text:span><text:span text:style-name="style5">Vector</text:span><text:span text:style-name="style10">){ </text:span><text:span text:style-name="style4">0.2</text:span><text:span text:style-name="style10">,</text:span><text:span text:style-name="style4">0.6</text:span><text:span text:style-name="style10">,</text:span><text:span text:style-name="style4">0.8 </text:span><text:span text:style-name="style10">}; </text:span><text:span text:style-name="style2">// ... по бортовой, килевой качке и рысканию</text:span></text:h>
      <text:h text:style-name="Default"><text:s text:c="1"/>70<text:s text:c="2"/><text:s text:c="2"/><text:span text:style-name="style11">Ofs</text:span><text:span text:style-name="style10">=</text:span><text:span text:style-name="style11">Zero</text:span><text:span text:style-name="style10">; </text:span><text:span text:style-name="style11">mx</text:span><text:span text:style-name="style10">=</text:span><text:span text:style-name="style11">my</text:span><text:span text:style-name="style10">=</text:span><text:span text:style-name="style4">0</text:span><text:span text:style-name="style10">;<text:s text:c="14"/></text:span><text:span text:style-name="style2">// и мышку тоже в исходное</text:span></text:h>
      <text:h text:style-name="Default"><text:s text:c="1"/>71<text:s text:c="2"/><text:s text:c="2"/><text:span text:style-name="style11">Activate</text:span><text:span text:style-name="style10">();<text:s text:c="21"/></text:span><text:span text:style-name="style2">// привязка к Window::Place, и первый рисунок</text:span></text:h>
      <text:h text:style-name="Default"><text:s text:c="1"/>72<text:s text:c="2"/><text:s text:c="2"/><text:span text:style-name="style11">glPolygonMode</text:span><text:span text:style-name="style10">( </text:span><text:span text:style-name="style11">GL_FRONT_AND_BACK</text:span><text:span text:style-name="style10">,</text:span><text:span text:style-name="style11">GL_FILL </text:span><text:span text:style-name="style10">);</text:span></text:h>
      <text:h text:style-name="Default"><text:s text:c="1"/>73<text:s text:c="2"/><text:span text:style-name="style9">#if 1</text:span></text:h>
      <text:h text:style-name="Default"><text:s text:c="1"/>74<text:s text:c="2"/><text:s text:c="2"/><text:span text:style-name="style11">color</text:span><text:span text:style-name="style10">(</text:span><text:span text:style-name="style11">navy</text:span><text:span text:style-name="style10">); </text:span><text:span text:style-name="style11">Alfabet</text:span><text:span text:style-name="style10">(</text:span><text:span text:style-name="style4">22</text:span><text:span text:style-name="style10">,</text:span><text:span text:style-name="style6">"Courier"</text:span><text:span text:style-name="style10">,</text:span><text:span text:style-name="style4">800</text:span><text:span text:style-name="style10">).</text:span><text:span text:style-name="style11">Print</text:span><text:span text:style-name="style10">( </text:span><text:span text:style-name="style4">2</text:span><text:span text:style-name="style10">,</text:span><text:span text:style-name="style4">1</text:span><text:span text:style-name="style10">,</text:span><text:span text:style-name="style6">"Aurora ~ " </text:span><text:span text:style-name="style10">);</text:span></text:h>
      <text:h text:style-name="Default"><text:s text:c="1"/>75<text:s text:c="2"/><text:s text:c="2"/><text:span text:style-name="style11">color</text:span><text:span text:style-name="style10">(</text:span><text:span text:style-name="style11">blue</text:span><text:span text:style-name="style10">); </text:span><text:span text:style-name="style11">Alfabet</text:span><text:span text:style-name="style10">(</text:span><text:span text:style-name="style4">18</text:span><text:span text:style-name="style10">,</text:span><text:span text:style-name="style6">"Courier"</text:span><text:span text:style-name="style10">,</text:span><text:span text:style-name="style4">600</text:span><text:span text:style-name="style10">).</text:span><text:span text:style-name="style11">Print</text:span><text:span text:style-name="style10">( </text:span><text:span text:style-name="style6">"штормовая гидромеханика"</text:span><text:span text:style-name="style10">);</text:span></text:h>
      <text:h text:style-name="Default"><text:s text:c="1"/>76<text:s text:c="2"/><text:s text:c="2"/><text:span text:style-name="style11">color</text:span><text:span text:style-name="style10">(</text:span><text:span text:style-name="style11">cyan</text:span><text:span text:style-name="style10">); </text:span><text:span text:style-name="style11">Alfabet</text:span><text:span text:style-name="style10">(</text:span><text:span text:style-name="style4">19</text:span><text:span text:style-name="style10">,</text:span><text:span text:style-name="style6">"Lucida"</text:span><text:span text:style-name="style10">, </text:span><text:span text:style-name="style4">600</text:span><text:span text:style-name="style10">).</text:span><text:span text:style-name="style11">Print</text:span><text:span text:style-name="style10">( </text:span><text:span text:style-name="style4">8</text:span><text:span text:style-name="style10">,</text:span><text:span text:style-name="style4">2</text:span><text:span text:style-name="style10">,</text:span></text:h>
      <text:h text:style-name="Default"><text:s text:c="1"/>77<text:s text:c="2"/><text:s text:c="19"/><text:span text:style-name="style6">"Мореходные качества корабля -\n"</text:span></text:h>
      <text:h text:style-name="Default"><text:s text:c="1"/>78<text:s text:c="2"/><text:s text:c="19"/><text:span text:style-name="style6">"<text:s text:c="3"/>вычислительный эксперимент\n" </text:span><text:span text:style-name="style10">);</text:span></text:h>
      <text:h text:style-name="Default"><text:s text:c="1"/>79<text:s text:c="2"/><text:s text:c="2"/><text:span text:style-name="style11">color</text:span><text:span text:style-name="style10">(</text:span><text:span text:style-name="style11">green </text:span><text:span text:style-name="style10">); </text:span><text:span text:style-name="style11">Alfabet</text:span><text:span text:style-name="style10">( </text:span><text:span text:style-name="style4">18</text:span><text:span text:style-name="style10">,</text:span><text:span text:style-name="style6">"Times"</text:span><text:span text:style-name="style10">,</text:span><text:span text:style-name="style4">1</text:span><text:span text:style-name="style10">,</text:span><text:span text:style-name="style4">1 </text:span><text:span text:style-name="style10">).</text:span><text:span text:style-name="style11">Print</text:span></text:h>
      <text:h text:style-name="Default"><text:s text:c="1"/>80<text:s text:c="2"/><text:s text:c="17"/><text:span text:style-name="style10">( </text:span><text:span text:style-name="style6">"<text:s text:c="7"/>©1975-2023<text:s text:c="2"/>Калининград - Сахалин - יְרוּשָׁלַיִם\n\n" </text:span><text:span text:style-name="style10">);</text:span></text:h>
      <text:h text:style-name="Default"><text:s text:c="1"/>81<text:s text:c="2"/><text:s text:c="2"/><text:span text:style-name="style11">color</text:span><text:span text:style-name="style10">(</text:span><text:span text:style-name="style11">black </text:span><text:span text:style-name="style10">); </text:span><text:span text:style-name="style11">Alfabet</text:span><text:span text:style-name="style10">( </text:span><text:span text:style-name="style4">20</text:span><text:span text:style-name="style10">,</text:span><text:span text:style-name="style6">"Times"</text:span><text:span text:style-name="style10">,</text:span><text:span text:style-name="style4">1</text:span><text:span text:style-name="style10">,</text:span><text:span text:style-name="style4">1 </text:span><text:span text:style-name="style10">).</text:span><text:span text:style-name="style11">Print</text:span><text:span text:style-name="style10">( -</text:span><text:span text:style-name="style4">2</text:span><text:span text:style-name="style10">,-</text:span><text:span text:style-name="style4">2</text:span><text:span text:style-name="style10">,</text:span></text:h>
      <text:h text:style-name="Default"><text:s text:c="1"/>82<text:s text:c="2"/><text:s text:c="19"/><text:span text:style-name="style6">"Сообразованные архитектура и обводы корпуса\n"</text:span></text:h>
      <text:h text:style-name="Default"><text:s text:c="1"/>83<text:s text:c="2"/><text:s text:c="19"/><text:span text:style-name="style6">" - эффективность всепогодного мореплавания" </text:span><text:span text:style-name="style10">);</text:span></text:h>
      <text:h text:style-name="Default"><text:s text:c="1"/>84<text:s text:c="2"/><text:s text:c="2"/><text:span text:style-name="style11">color</text:span><text:span text:style-name="style10">(</text:span><text:span text:style-name="style11">yellow</text:span><text:span text:style-name="style10">); </text:span><text:span text:style-name="style11">Alfabet</text:span><text:span text:style-name="style10">( </text:span><text:span text:style-name="style4">12</text:span><text:span text:style-name="style10">,</text:span><text:span text:style-name="style6">"Times"</text:span><text:span text:style-name="style10">,</text:span><text:span text:style-name="style4">1</text:span><text:span text:style-name="style10">,</text:span><text:span text:style-name="style4">1 </text:span><text:span text:style-name="style10">)</text:span></text:h>
      <text:h text:style-name="Default"><text:s text:c="1"/>85<text:s text:c="2"/><text:s text:c="16"/><text:span text:style-name="style10">.</text:span><text:span text:style-name="style11">Print</text:span><text:span text:style-name="style10">( -</text:span><text:span text:style-name="style4">3</text:span><text:span text:style-name="style10">,</text:span><text:span text:style-name="style4">0</text:span><text:span text:style-name="style10">,</text:span><text:span text:style-name="style6">"© Василий Храмушин" </text:span><text:span text:style-name="style10">).</text:span><text:span text:style-name="style11">Save</text:span><text:span text:style-name="style10">().</text:span><text:span text:style-name="style11">Show</text:span><text:span text:style-name="style10">();</text:span></text:h>
      <text:h text:style-name="Default"><text:s text:c="1"/>86<text:s text:c="2"/><text:span text:style-name="style9">#else</text:span></text:h>
      <text:h text:style-name="Default"><text:s text:c="1"/>87<text:s text:c="2"/><text:s text:c="2"/><text:span text:style-name="style75">color</text:span><text:span text:style-name="style74">( </text:span><text:span text:style-name="style75">navy </text:span><text:span text:style-name="style74">); </text:span><text:span text:style-name="style75">AlfaBit</text:span><text:span text:style-name="style74">( </text:span><text:span text:style-name="style75">_8x16 </text:span><text:span text:style-name="style74">).</text:span><text:span text:style-name="style75">Print</text:span><text:span text:style-name="style74">( </text:span><text:span text:style-name="style68">2</text:span><text:span text:style-name="style74">,</text:span><text:span text:style-name="style68">1</text:span><text:span text:style-name="style74">,</text:span><text:span text:style-name="style70">"Aurora<text:s text:c="2"/>~<text:s text:c="2"/>" </text:span><text:span text:style-name="style74">);</text:span></text:h>
      <text:h text:style-name="Default"><text:s text:c="1"/>88<text:s text:c="2"/><text:s text:c="2"/><text:span text:style-name="style75">color</text:span><text:span text:style-name="style74">( </text:span><text:span text:style-name="style75">blue </text:span><text:span text:style-name="style74">); </text:span><text:span text:style-name="style75">Print</text:span><text:span text:style-name="style74">( </text:span><text:span text:style-name="style70">"штормовая гидромеханика°\n"</text:span><text:span text:style-name="style74">);</text:span></text:h>
      <text:h text:style-name="Default"><text:s text:c="1"/>89<text:s text:c="2"/><text:s text:c="2"/><text:span text:style-name="style75">color</text:span><text:span text:style-name="style74">( </text:span><text:span text:style-name="style75">cyan </text:span><text:span text:style-name="style74">); </text:span><text:span text:style-name="style75">Print</text:span><text:span text:style-name="style74">( </text:span><text:span text:style-name="style68">10</text:span><text:span text:style-name="style74">,</text:span><text:span text:style-name="style68">2</text:span><text:span text:style-name="style74">,</text:span><text:span text:style-name="style70">"Мореходные качества корабля -\n"</text:span></text:h>
      <text:h text:style-name="Default"><text:s text:c="1"/>90<text:s text:c="2"/><text:s text:c="29"/><text:span text:style-name="style70">"<text:s text:c="3"/>вычислительный эксперимент\n" </text:span><text:span text:style-name="style74">);</text:span></text:h>
      <text:h text:style-name="Default"><text:s text:c="1"/>91<text:s text:c="2"/><text:s text:c="2"/><text:span text:style-name="style75">color</text:span><text:span text:style-name="style74">( </text:span><text:span text:style-name="style75">green </text:span><text:span text:style-name="style74">); </text:span><text:span text:style-name="style75">AlfaBit</text:span><text:span text:style-name="style74">( </text:span><text:span text:style-name="style75">_8x08 </text:span><text:span text:style-name="style74">).</text:span><text:span text:style-name="style75">Print</text:span><text:span text:style-name="style74">( </text:span><text:span text:style-name="style68">2</text:span><text:span text:style-name="style74">,</text:span><text:span text:style-name="style68">8</text:span><text:span text:style-name="style74">,</text:span><text:span text:style-name="style70">"©1975-2023" </text:span><text:span text:style-name="style74">).</text:span><text:span text:style-name="style75">AlfaBit</text:span><text:span text:style-name="style74">( </text:span><text:span text:style-name="style75">_8x14 </text:span><text:span text:style-name="style74">)</text:span></text:h>
      <text:h text:style-name="Default"><text:s text:c="1"/>92<text:s text:c="2"/><text:s text:c="19"/><text:span text:style-name="style74">.</text:span><text:span text:style-name="style75">Print</text:span><text:span text:style-name="style74">( </text:span><text:span text:style-name="style70">" Калининград - Сахалин - יְרוּשָׁלַיִם\n\n" </text:span><text:span text:style-name="style74">);</text:span></text:h>
      <text:h text:style-name="Default"><text:s text:c="1"/>93<text:s text:c="2"/><text:s text:c="2"/><text:span text:style-name="style75">color</text:span><text:span text:style-name="style74">( </text:span><text:span text:style-name="style75">black </text:span><text:span text:style-name="style74">); </text:span><text:span text:style-name="style75">AlfaBit</text:span><text:span text:style-name="style74">( </text:span><text:span text:style-name="style75">_8x16 </text:span><text:span text:style-name="style74">).</text:span><text:span text:style-name="style75">Print</text:span><text:span text:style-name="style74">( </text:span><text:span text:style-name="style68">2</text:span><text:span text:style-name="style74">,</text:span><text:span text:style-name="style68">6</text:span><text:span text:style-name="style74">,</text:span></text:h>
      <text:h text:style-name="Default"><text:s text:c="1"/>94<text:s text:c="2"/><text:s text:c="19"/><text:span text:style-name="style70">"Сообразованные архитектура и обводы корпуса\n"</text:span></text:h>
      <text:h text:style-name="Default"><text:s text:c="1"/>95<text:s text:c="2"/><text:s text:c="19"/><text:span text:style-name="style70">"- эффективность всепогодного мореплавания" </text:span><text:span text:style-name="style74">);</text:span></text:h>
      <text:h text:style-name="Default"><text:s text:c="1"/>96<text:s text:c="2"/><text:s text:c="2"/><text:span text:style-name="style75">color</text:span><text:span text:style-name="style74">(</text:span><text:span text:style-name="style75">yellow</text:span><text:span text:style-name="style74">); </text:span><text:span text:style-name="style75">AlfaBit</text:span><text:span text:style-name="style74">(</text:span><text:span text:style-name="style75">_8x08</text:span><text:span text:style-name="style74">).</text:span><text:span text:style-name="style75">Print</text:span><text:span text:style-name="style74">(-</text:span><text:span text:style-name="style68">3</text:span><text:span text:style-name="style74">,</text:span><text:span text:style-name="style68">0</text:span><text:span text:style-name="style74">,</text:span><text:span text:style-name="style70">"(c)75, В.Храмушин" </text:span><text:span text:style-name="style74">).</text:span><text:span text:style-name="style75">Save</text:span><text:span text:style-name="style74">().</text:span><text:span text:style-name="style75">Show</text:span><text:span text:style-name="style74">();</text:span></text:h>
      <text:h text:style-name="Default"><text:s text:c="1"/>97<text:s text:c="2"/><text:span text:style-name="style9">#endif</text:span></text:h>
      <text:h text:style-name="Default"><text:s text:c="1"/>98<text:s text:c="2"/><text:s text:c="2"/><text:span text:style-name="style2">//glFinish();</text:span></text:h>
      <text:h text:style-name="Default"><text:s text:c="1"/>99<text:s text:c="2"/><text:s text:c="2"/><text:span text:style-name="style2">//WaitTime( 500 );</text:span></text:h>
      <text:h text:style-name="Default">100<text:s text:c="2"/><text:s text:c="1"/><text:span text:style-name="style5">int </text:span><text:span text:style-name="style11">Ac</text:span><text:span text:style-name="style10">; </text:span><text:span text:style-name="style11">WCHAR </text:span><text:span text:style-name="style10">**</text:span><text:span text:style-name="style11">Av</text:span><text:span text:style-name="style10">=</text:span><text:span text:style-name="style11">CommandLineToArgvW</text:span><text:span text:style-name="style10">( </text:span><text:span text:style-name="style11">GetCommandLineW</text:span><text:span text:style-name="style10">(),&amp;</text:span><text:span text:style-name="style11">Ac </text:span><text:span text:style-name="style10">);</text:span></text:h>
      <text:h text:style-name="Default">101<text:s text:c="2"/><text:s text:c="2"/><text:span text:style-name="style5">if</text:span><text:span text:style-name="style10">( !</text:span><text:span text:style-name="style11">Read</text:span><text:span text:style-name="style10">(<text:s text:c="2"/></text:span><text:span text:style-name="style11">Ac</text:span><text:span text:style-name="style10">&gt;</text:span><text:span text:style-name="style4">1 </text:span><text:span text:style-name="style10">? </text:span><text:span text:style-name="style11">W2U</text:span><text:span text:style-name="style10">( </text:span><text:span text:style-name="style11">Av</text:span><text:span text:style-name="style10">[</text:span><text:span text:style-name="style4">1</text:span><text:span text:style-name="style10">] ) : </text:span><text:span text:style-name="style6">"*.vsl" </text:span><text:span text:style-name="style10">) )</text:span></text:h>
      <text:h text:style-name="Default">102<text:s text:c="2"/><text:s text:c="7"/><text:span text:style-name="style11">Break</text:span><text:span text:style-name="style10">( </text:span><text:span text:style-name="style6">"Ошибка чтения корпуса %s -&gt; %s"</text:span><text:span text:style-name="style10">,</text:span><text:span text:style-name="style11">W2U</text:span><text:span text:style-name="style10">( </text:span><text:span text:style-name="style11">Av</text:span><text:span text:style-name="style10">[</text:span><text:span text:style-name="style4">1</text:span><text:span text:style-name="style10">] ),</text:span><text:span text:style-name="style11">FileName </text:span><text:span text:style-name="style10">);</text:span></text:h>
      <text:h text:style-name="Default">103<text:s text:c="2"/><text:s text:c="2"/><text:span text:style-name="style11">Window</text:span><text:span text:style-name="style10">::</text:span><text:span text:style-name="style11">Locate</text:span><text:span text:style-name="style10">( </text:span><text:span text:style-name="style11">Xpm</text:span><text:span text:style-name="style10">( </text:span><text:span text:style-name="style4">4 </text:span><text:span text:style-name="style10">),</text:span><text:span text:style-name="style11">Ypm</text:span><text:span text:style-name="style10">( </text:span><text:span text:style-name="style4">4 </text:span><text:span text:style-name="style10">),</text:span><text:span text:style-name="style11">Xpm</text:span><text:span text:style-name="style10">( </text:span><text:span text:style-name="style4">64 </text:span><text:span text:style-name="style10">),</text:span><text:span text:style-name="style11">Ypm</text:span><text:span text:style-name="style10">( </text:span><text:span text:style-name="style4">72 </text:span><text:span text:style-name="style10">) ).</text:span><text:span text:style-name="style11">Clear</text:span><text:span text:style-name="style10">();</text:span></text:h>
      <text:h text:style-name="Default">104<text:s text:c="2"/><text:span text:style-name="style10">}</text:span></text:h>
      <text:h text:style-name="Default">105<text:s text:c="2"/><text:span text:style-name="style2">//<text:s text:c="22"/>Shell<text:s text:c="2"/>n = 0 - ахтерштевень;<text:s text:c="6"/>n = 1 - корма;</text:span></text:h>
      <text:h text:style-name="Default">106<text:s text:c="2"/><text:span text:style-name="style2">//void Hull::FullFree()<text:s text:c="4"/>//<text:s text:c="2"/>n = Frames+2 - форштевень; n = Frames+1 - нос;</text:span></text:h>
      <text:h text:style-name="Default">107<text:s text:c="2"/><text:span text:style-name="style2">//{ if( Nframes&gt;0 )<text:s text:c="8"/>//<text:s text:c="2"/>n = [2..Frames] - корпус,<text:s text:c="2"/>всего Frames-1 шпаций</text:span></text:h>
      <text:h text:style-name="Default">108<text:s text:c="2"/><text:span text:style-name="style2">//<text:s text:c="2"/>{ for( int i=0; i&lt;Nframes+3; i++ )</text:span></text:h>
      <text:h text:style-name="Default">109<text:s text:c="2"/><text:span text:style-name="style2">//<text:s text:c="7"/>{ if( i&lt;Nframes )(Frame+i)-&gt;Flex::~Flex(); Allocate( 0,Shell[i] ); }</text:span></text:h>
      <text:h text:style-name="Default">110<text:s text:c="2"/><text:span text:style-name="style2">//<text:s text:c="4"/>Allocate( 0,Frame ),Allocate( 0,Shell ); free( FileName ),free(ShipName);</text:span></text:h>
      <text:h text:style-name="Default">111<text:s text:c="2"/><text:span text:style-name="style2">//<text:s text:c="4"/>FileName=ShipName=NULL; Shell=NULL,Frame=NULL,Nframes=0,Keel=0;</text:span></text:h>
      <text:h text:style-name="Default">112<text:s text:c="2"/><text:span text:style-name="style2">//<text:s text:c="2"/>}</text:span></text:h>
      <text:h text:style-name="Default">113<text:s text:c="2"/><text:span text:style-name="style2">//}</text:span></text:h>
      <text:h text:style-name="Default">114<text:s text:c="2"/><text:span text:style-name="style15">///<text:s text:c="2"/>Начальные процедуры и повторная конфигурация параметров волновых полей</text:span></text:h>
      <text:h text:style-name="Default">115<text:s text:c="2"/><text:span text:style-name="style2">//</text:span></text:h>
      <text:h text:style-name="Default">116<text:s text:c="2"/><text:span text:style-name="style11">Field</text:span><text:span text:style-name="style10">::<text:s text:c="28"/></text:span><text:span text:style-name="style2">// объединенная акватория морского волнения</text:span></text:h>
      <text:h text:style-name="Default">117<text:s text:c="2"/><text:span text:style-name="style11">Field</text:span><text:span text:style-name="style10">(</text:span><text:span text:style-name="style11">_Real L</text:span><text:span text:style-name="style10">,</text:span><text:span text:style-name="style11">_Real W</text:span><text:span text:style-name="style10">,</text:span><text:span text:style-name="style11">_Real T</text:span><text:span text:style-name="style10">,<text:s text:c="5"/></text:span><text:span text:style-name="style2">// длина, ширина бассейна, шаг времени [м,с]</text:span></text:h>
      <text:h text:style-name="Default">118<text:s text:c="2"/><text:s text:c="7"/><text:span text:style-name="style5">Real </text:span><text:span text:style-name="style11">Lw</text:span><text:span text:style-name="style10">,</text:span><text:span text:style-name="style5">Real </text:span><text:span text:style-name="style11">Hw</text:span><text:span text:style-name="style10">,</text:span><text:span text:style-name="style5">Real </text:span><text:span text:style-name="style11">Dw</text:span><text:span text:style-name="style10">,<text:s text:c="4"/></text:span><text:span text:style-name="style2">// волны с обрушающимися гребнями<text:s text:c="4"/>[м,%,°]</text:span></text:h>
      <text:h text:style-name="Default">119<text:s text:c="2"/><text:s text:c="7"/><text:span text:style-name="style5">Real </text:span><text:span text:style-name="style11">Ls</text:span><text:span text:style-name="style10">,</text:span><text:span text:style-name="style5">Real </text:span><text:span text:style-name="style11">Hs</text:span><text:span text:style-name="style10">,</text:span><text:span text:style-name="style5">Real </text:span><text:span text:style-name="style11">Ds</text:span><text:span text:style-name="style10">,<text:s text:c="4"/></text:span><text:span text:style-name="style2">// свежая морская зыбь прошумевших штормов</text:span></text:h>
      <text:h text:style-name="Default">120<text:s text:c="2"/><text:s text:c="7"/><text:span text:style-name="style5">Real </text:span><text:span text:style-name="style11">Lr</text:span><text:span text:style-name="style10">,</text:span><text:span text:style-name="style5">Real </text:span><text:span text:style-name="style11">Hr</text:span><text:span text:style-name="style10">,</text:span><text:span text:style-name="style5">Real </text:span><text:span text:style-name="style11">Dr </text:span><text:span text:style-name="style10">)<text:s text:c="3"/></text:span><text:span text:style-name="style2">// реликтовые волны от удаленных ураганов</text:span></text:h>
      <text:h text:style-name="Default">121<text:s text:c="2"/><text:span text:style-name="style10">: </text:span><text:span text:style-name="style11">View</text:span><text:span text:style-name="style10">( </text:span><text:span text:style-name="style6">" Корабль и трохоидальные штормовые структуры морских волн "</text:span><text:span text:style-name="style10">,</text:span></text:h>
      <text:h text:style-name="Default">122<text:s text:c="2"/><text:s text:c="2"/><text:span text:style-name="style11">Xpm</text:span><text:span text:style-name="style10">(</text:span><text:span text:style-name="style4">4</text:span><text:span text:style-name="style10">),</text:span><text:span text:style-name="style11">Ypm</text:span><text:span text:style-name="style10">(</text:span><text:span text:style-name="style4">1</text:span><text:span text:style-name="style10">),</text:span><text:span text:style-name="style11">Xpm</text:span><text:span text:style-name="style10">(</text:span><text:span text:style-name="style4">95</text:span><text:span text:style-name="style10">),</text:span><text:span text:style-name="style11">Ypm</text:span><text:span text:style-name="style10">(</text:span><text:span text:style-name="style4">91</text:span><text:span text:style-name="style10">) ),<text:s text:c="2"/></text:span><text:span text:style-name="style2">// размерения графического окна в процентах</text:span></text:h>
      <text:h text:style-name="Default">123<text:s text:c="2"/><text:s text:c="2"/><text:span text:style-name="style11">Tstep</text:span><text:span text:style-name="style10">( </text:span><text:span text:style-name="style11">T </text:span><text:span text:style-name="style10">),</text:span><text:span text:style-name="style11">tKrat</text:span><text:span text:style-name="style10">( </text:span><text:span text:style-name="style11">M_SQRT2</text:span><text:span text:style-name="style10">*</text:span><text:span text:style-name="style4">3.0 </text:span><text:span text:style-name="style10">),<text:s text:c="2"/></text:span><text:span text:style-name="style2">// интервал и кратность шага во времени [с]</text:span></text:h>
      <text:h text:style-name="Default">124<text:s text:c="2"/><text:s text:c="2"/><text:span text:style-name="style11">Kt</text:span><text:span text:style-name="style10">( </text:span><text:span text:style-name="style4">0 </text:span><text:span text:style-name="style10">),<text:s text:c="4"/></text:span><text:span text:style-name="style2">// нулевой счетчик инициирует начало вычислительного эксперимента</text:span></text:h>
      <text:h text:style-name="Default">125<text:s text:c="2"/><text:s text:c="2"/><text:span text:style-name="style11">Long</text:span><text:span text:style-name="style10">( </text:span><text:span text:style-name="style11">L </text:span><text:span text:style-name="style10">),</text:span><text:span text:style-name="style11">Wide</text:span><text:span text:style-name="style10">( </text:span><text:span text:style-name="style11">W </text:span><text:span text:style-name="style10">),</text:span><text:span text:style-name="style11">Ws</text:span><text:span text:style-name="style10">( </text:span><text:span text:style-name="style4">0 </text:span><text:span text:style-name="style10">),<text:s text:c="2"/></text:span><text:span text:style-name="style2">// длина, ширина и адрес опытового бассейна [м]</text:span></text:h>
      <text:h text:style-name="Default">126<text:s text:c="2"/><text:s text:c="2"/><text:span text:style-name="style11">Wind</text:span><text:span text:style-name="style10">( </text:span><text:span text:style-name="style6">"Волна" </text:span><text:span text:style-name="style10">),</text:span><text:span text:style-name="style11">Swell</text:span><text:span text:style-name="style10">( </text:span><text:span text:style-name="style6">"Зыбь" </text:span><text:span text:style-name="style10">),</text:span><text:span text:style-name="style11">Surge</text:span><text:span text:style-name="style10">( </text:span><text:span text:style-name="style6">"Вал" </text:span><text:span text:style-name="style10">), </text:span><text:span text:style-name="style2">// 3 групповые структуры волн</text:span></text:h>
      <text:h text:style-name="Default">127<text:s text:c="2"/><text:s text:c="2"/><text:span text:style-name="style11">Info</text:span><text:span text:style-name="style10">( </text:span><text:span text:style-name="style5">this</text:span><text:span text:style-name="style10">,</text:span><text:span text:style-name="style11">PlaceAbove </text:span><text:span text:style-name="style10">)<text:s text:c="9"/></text:span><text:span text:style-name="style2">// текущая информация исполнительного таймера</text:span></text:h>
      <text:h text:style-name="Default">128<text:s text:c="2"/><text:span text:style-name="style10">{ </text:span><text:span text:style-name="style5">const</text:span></text:h>
      <text:h text:style-name="Default">129<text:s text:c="2"/><text:s text:c="1"/><text:span text:style-name="style5">int </text:span><text:span text:style-name="style11">Split</text:span><text:span text:style-name="style10">=</text:span><text:span text:style-name="style4">2</text:span><text:span text:style-name="style10">; </text:span><text:span text:style-name="style2">// Дробление общей акватории относительно поля ветрового волнения</text:span></text:h>
      <text:h text:style-name="Default">130<text:s text:c="2"/><text:s text:c="1"/><text:span text:style-name="style11">Hull </text:span><text:span text:style-name="style10">&amp;</text:span><text:span text:style-name="style11">V</text:span><text:span text:style-name="style10">=*</text:span><text:span text:style-name="style11">Vessel</text:span><text:span text:style-name="style10">; </text:span><text:span text:style-name="style2">// копия ссылки доступа к определению цифровой модели корабля</text:span></text:h>
      <text:h text:style-name="Default">131<text:s text:c="2"/><text:s text:c="2"/><text:span text:style-name="style11">Storm</text:span><text:span text:style-name="style10">=</text:span><text:span text:style-name="style5">this</text:span><text:span text:style-name="style10">; </text:span><text:span text:style-name="style2">// Ссылка разрешения внешнего доступа к общей штормовой акватории</text:span></text:h>
      <text:h text:style-name="Default">132<text:s text:c="2"/><text:s text:c="2"/><text:span text:style-name="style11">Exp</text:span><text:span text:style-name="style10">.</text:span><text:span text:style-name="style11">wave</text:span><text:span text:style-name="style10">=</text:span><text:span text:style-name="style4">1</text:span><text:span text:style-name="style10">; </text:span><text:span text:style-name="style15">//! маска выбора варианта волнового поля и режима моделирования</text:span></text:h>
      <text:h text:style-name="Default">133<text:s text:c="2"/><text:s text:c="14"/><text:span text:style-name="style2">//<text:s text:c="2"/>0 чистое штилевое, застилевшее море без волнения и ветра</text:span></text:h>
      <text:h text:style-name="Default">134<text:s text:c="2"/><text:s text:c="14"/><text:span text:style-name="style2">//<text:s text:c="2"/>1 моделирование гидродинамики на чисто теоретическом волнении</text:span></text:h>
      <text:h text:style-name="Default">135<text:s text:c="2"/><text:s text:c="14"/><text:span text:style-name="style2">//<text:s text:c="2"/>2 вычислительный эксперимент с трохоидальными волнами на море</text:span></text:h>
      <text:h text:style-name="Default">136<text:s text:c="2"/><text:s text:c="14"/><text:span text:style-name="style2">// ++ континуально-корпускулярный, полный тензорный подход</text:span></text:h>
      <text:h text:style-name="Default">137<text:s text:c="2"/><text:s text:c="2"/><text:span text:style-name="style11">Exp</text:span><text:span text:style-name="style10">.</text:span><text:span text:style-name="style11">peak</text:span><text:span text:style-name="style10">=</text:span><text:span text:style-name="style4">1</text:span><text:span text:style-name="style10">; </text:span><text:span text:style-name="style2">//<text:s text:c="2"/>0 - простое решение в потоках 1 - трохоидальные волны {s,z}</text:span></text:h>
      <text:h text:style-name="Default">138<text:s text:c="2"/><text:s text:c="2"/><text:span text:style-name="style11">Exp</text:span><text:span text:style-name="style10">.</text:span><text:span text:style-name="style11">draw</text:span><text:span text:style-name="style10">=</text:span><text:span text:style-name="style4">0</text:span><text:span text:style-name="style10">; </text:span><text:span text:style-name="style2">//<text:s text:c="2"/>0 - 3 метода закраски и сеточной прорисовки морского волнения</text:span></text:h>
      <text:h text:style-name="Default">139<text:s text:c="2"/><text:s text:c="2"/><text:span text:style-name="style11">Exp</text:span><text:span text:style-name="style10">.</text:span><text:span text:style-name="style11">view</text:span><text:span text:style-name="style10">=</text:span><text:span text:style-name="style4">0</text:span><text:span text:style-name="style10">; </text:span><text:span text:style-name="style2">//<text:s text:c="2"/>0 - световая раскраска или 1 - фон с разделением границ волн</text:span></text:h>
      <text:h text:style-name="Default">140<text:s text:c="2"/><text:s text:c="2"/><text:span text:style-name="style11">Wind</text:span><text:span text:style-name="style10">.</text:span><text:span text:style-name="style11">Wind</text:span><text:span text:style-name="style10">=</text:span><text:span text:style-name="style11">M_SQRT1_2</text:span><text:span text:style-name="style10">;<text:s text:c="2"/></text:span><text:span text:style-name="style2">// ветровая асимметрия гребней волн под действием ветра</text:span></text:h>
      <text:h text:style-name="Default">141<text:s text:c="2"/><text:span text:style-name="style1">/*Exp.ship=1; // 1 - гидростатика<text:s text:c="2"/>+<text:s text:c="2"/>2 - учет скорости и давления по Бернулли</text:span></text:h>
      <text:h text:style-name="Default">142<text:s text:c="2"/><text:s text:c="2"/><text:span text:style-name="style1">Trun=(Tlaps=Instant.T)*3600; // отсчет реального времени для моделирования[s]</text:span></text:h>
      <text:h text:style-name="Default">143<text:s text:c="2"/><text:s text:c="2"/><text:span text:style-name="style1">Instant.T=0.0; //- отсчет времени от начала суток - или всегда условно разный</text:span></text:h>
      <text:h text:style-name="Default">144<text:s text:c="2"/><text:span text:style-name="style1">*/</text:span><text:span text:style-name="style11">Trun</text:span><text:span text:style-name="style10">=</text:span><text:span text:style-name="style11">Tlaps</text:span><text:span text:style-name="style10">=</text:span><text:span text:style-name="style4">0.0</text:span><text:span text:style-name="style10">;<text:s text:c="12"/></text:span><text:span text:style-name="style2">// отсчет реального времени моделирования[сек,час]</text:span></text:h>
      <text:h text:style-name="Default">145<text:s text:c="2"/><text:s text:c="2"/><text:span text:style-name="style11">Ts</text:span><text:span text:style-name="style10">=</text:span><text:span text:style-name="style11">Tstep</text:span><text:span text:style-name="style10">/</text:span><text:span text:style-name="style11">tKrat</text:span><text:span text:style-name="style10">;<text:s text:c="12"/></text:span><text:span text:style-name="style2">// оценочный интервал временного шага эксперимента</text:span></text:h>
      <text:h text:style-name="Default">146<text:s text:c="2"/><text:s text:c="2"/><text:span text:style-name="style2">//</text:span></text:h>
      <text:h text:style-name="Default">147<text:s text:c="2"/><text:s text:c="2"/><text:span text:style-name="style15">//!<text:s text:c="2"/>все начальные установки считаны, и теперь можно их заново корректировать</text:span></text:h>
      <text:h text:style-name="Default">148<text:s text:c="2"/><text:s text:c="2"/><text:span text:style-name="style2">//<text:s text:c="28"/>из файлов начальной инициализации эксперимента</text:span></text:h>
      <text:h text:style-name="Default">149<text:s text:c="2"/><text:s text:c="7"/><text:span text:style-name="style5">int </text:span><text:span text:style-name="style11">l</text:span><text:span text:style-name="style10">=</text:span><text:span text:style-name="style4">1</text:span><text:span text:style-name="style10">;</text:span></text:h>
      <text:h text:style-name="Default">150<text:s text:c="2"/><text:s text:c="2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</text:span><text:span text:style-name="style4">2</text:span><text:span text:style-name="style10">; </text:span><text:span text:style-name="style11">i</text:span><text:span text:style-name="style10">++ )<text:s text:c="3"/></text:span><text:span text:style-name="style2">// повторение выборки для Aurora.vil и &lt;Model&gt;.vil</text:span></text:h>
      <text:h text:style-name="Default">151<text:s text:c="2"/><text:s text:c="2"/><text:span text:style-name="style10">{ </text:span><text:span text:style-name="style11">strcpy</text:span><text:span text:style-name="style10">( </text:span><text:span text:style-name="style11">fname</text:span><text:span text:style-name="style10">( </text:span><text:span text:style-name="style11">strcpy</text:span><text:span text:style-name="style10">( </text:span><text:span text:style-name="style11">Lst</text:span><text:span text:style-name="style10">,</text:span><text:span text:style-name="style11">V</text:span><text:span text:style-name="style10">.</text:span><text:span text:style-name="style11">FileName </text:span><text:span text:style-name="style10">) ),</text:span><text:span text:style-name="style6">"Aurora.vil" </text:span><text:span text:style-name="style10">);</text:span></text:h>
      <text:h text:style-name="Default">152<text:s text:c="2"/><text:s text:c="4"/><text:span text:style-name="style5">if</text:span><text:span text:style-name="style10">( !</text:span><text:span text:style-name="style11">i </text:span><text:span text:style-name="style10">)</text:span><text:span text:style-name="style11">VIL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Lst </text:span><text:span text:style-name="style10">),</text:span><text:span text:style-name="style6">L"rt" </text:span><text:span text:style-name="style10">); </text:span><text:span text:style-name="style5">else<text:s text:c="4"/></text:span><text:span text:style-name="style2">// настройка по директории</text:span></text:h>
      <text:h text:style-name="Default">153<text:s text:c="2"/><text:s text:c="4"/><text:span text:style-name="style10">{ </text:span><text:span text:style-name="style5">if</text:span><text:span text:style-name="style10">( </text:span><text:span text:style-name="style11">VIL </text:span><text:span text:style-name="style10">){ </text:span><text:span text:style-name="style11">fclose</text:span><text:span text:style-name="style10">( </text:span><text:span text:style-name="style11">VIL </text:span><text:span text:style-name="style10">); </text:span><text:span text:style-name="style11">VIL</text:span><text:span text:style-name="style10">=</text:span><text:span text:style-name="style11">NULL</text:span><text:span text:style-name="style10">; ++</text:span><text:span text:style-name="style11">i</text:span><text:span text:style-name="style10">; }<text:s text:c="5"/></text:span><text:span text:style-name="style2">//++ с отметкой её наличия</text:span></text:h>
      <text:h text:style-name="Default">154<text:s text:c="2"/><text:s text:c="6"/><text:span text:style-name="style5">if</text:span><text:span text:style-name="style10">( </text:span><text:span text:style-name="style11">strcmp</text:span><text:span text:style-name="style10">( </text:span><text:span text:style-name="style11">fext</text:span><text:span text:style-name="style10">( </text:span><text:span text:style-name="style11">V</text:span><text:span text:style-name="style10">.</text:span><text:span text:style-name="style11">FileName</text:span><text:span text:style-name="style10">,</text:span><text:span text:style-name="style6">"vil" </text:span><text:span text:style-name="style10">),</text:span><text:span text:style-name="style11">Lst </text:span><text:span text:style-name="style10">) )<text:s text:c="3"/></text:span><text:span text:style-name="style2">//= без повторения и порчи</text:span></text:h>
      <text:h text:style-name="Default">155<text:s text:c="2"/><text:s text:c="6"/><text:span text:style-name="style10">{ </text:span><text:span text:style-name="style11">VIL</text:span><text:span text:style-name="style10">=</text:span><text:span text:style-name="style11">_wfopen</text:span><text:span text:style-name="style10">( </text:span><text:span text:style-name="style11">U2W</text:span><text:span text:style-name="style10">( </text:span><text:span text:style-name="style11">fext</text:span><text:span text:style-name="style10">(</text:span><text:span text:style-name="style11">V</text:span><text:span text:style-name="style10">.</text:span><text:span text:style-name="style11">FileName</text:span><text:span text:style-name="style10">,</text:span><text:span text:style-name="style6">"vil"</text:span><text:span text:style-name="style10">) ),</text:span><text:span text:style-name="style6">L"rb+" </text:span><text:span text:style-name="style10">); </text:span><text:span text:style-name="style2">// файл для модели</text:span></text:h>
      <text:h text:style-name="Default">156<text:s text:c="2"/><text:s text:c="8"/><text:span text:style-name="style5">if</text:span><text:span text:style-name="style10">( </text:span><text:span text:style-name="style11">VIL </text:span><text:span text:style-name="style10">&amp;&amp; </text:span><text:span text:style-name="style11">i</text:span><text:span text:style-name="style10">&lt;</text:span><text:span text:style-name="style4">2 </text:span><text:span text:style-name="style10">)<text:s text:c="5"/></text:span><text:span text:style-name="style2">// без общей настройки волны в долях длины корабля</text:span></text:h>
      <text:h text:style-name="Default">157<text:s text:c="2"/><text:s text:c="8"/><text:span text:style-name="style10">{ </text:span><text:span text:style-name="style11">Lw</text:span><text:span text:style-name="style10">*=</text:span><text:span text:style-name="style11">V</text:span><text:span text:style-name="style10">.</text:span><text:span text:style-name="style11">Length</text:span><text:span text:style-name="style10">/</text:span><text:span text:style-name="style4">36</text:span><text:span text:style-name="style10">; </text:span><text:span text:style-name="style11">Ls</text:span><text:span text:style-name="style10">*=</text:span><text:span text:style-name="style11">V</text:span><text:span text:style-name="style10">.</text:span><text:span text:style-name="style11">Length</text:span><text:span text:style-name="style10">/</text:span><text:span text:style-name="style4">36</text:span><text:span text:style-name="style10">; </text:span><text:span text:style-name="style11">Lr</text:span><text:span text:style-name="style10">*=</text:span><text:span text:style-name="style11">V</text:span><text:span text:style-name="style10">.</text:span><text:span text:style-name="style11">Length</text:span><text:span text:style-name="style10">/</text:span><text:span text:style-name="style4">36</text:span><text:span text:style-name="style10">; } </text:span><text:span text:style-name="style2">// то не мудрёно</text:span></text:h>
      <text:h text:style-name="Default">158<text:s text:c="2"/><text:s text:c="6"/><text:span text:style-name="style10">}</text:span></text:h>
      <text:h text:style-name="Default">159<text:s text:c="2"/><text:s text:c="4"/><text:span text:style-name="style10">}</text:span></text:h>
      <text:h text:style-name="Default">160<text:s text:c="2"/><text:s text:c="4"/><text:span text:style-name="style5">if</text:span><text:span text:style-name="style10">( </text:span><text:span text:style-name="style11">VIL </text:span><text:span text:style-name="style10">)</text:span><text:span text:style-name="style5">while</text:span><text:span text:style-name="style10">( !</text:span><text:span text:style-name="style11">feof</text:span><text:span text:style-name="style10">( </text:span><text:span text:style-name="style11">VIL </text:span><text:span text:style-name="style10">) )<text:s text:c="24"/></text:span><text:span text:style-name="style2">// к настройке модели</text:span></text:h>
      <text:h text:style-name="Default">161<text:s text:c="2"/><text:s text:c="4"/><text:span text:style-name="style10">{ </text:span><text:span text:style-name="style5">char </text:span><text:span text:style-name="style10">*</text:span><text:span text:style-name="style11">s</text:span><text:span text:style-name="style10">=</text:span><text:span text:style-name="style11">getString</text:span><text:span text:style-name="style10">( </text:span><text:span text:style-name="style11">VIL </text:span><text:span text:style-name="style10">);</text:span></text:h>
      <text:h text:style-name="Default">162<text:s text:c="2"/><text:s text:c="6"/><text:span text:style-name="style5">if</text:span><text:span text:style-name="style10">( !(</text:span><text:span text:style-name="style11">l</text:span><text:span text:style-name="style10">=</text:span><text:span text:style-name="style11">strcut</text:span><text:span text:style-name="style10">( </text:span><text:span text:style-name="style11">s </text:span><text:span text:style-name="style10">)) )</text:span><text:span text:style-name="style5">break</text:span><text:span text:style-name="style10">;</text:span></text:h>
      <text:h text:style-name="Default">163<text:s text:c="2"/><text:s text:c="6"/><text:span text:style-name="style5">if</text:span><text:span text:style-name="style10">( </text:span><text:span text:style-name="style11">s</text:span><text:span text:style-name="style10">[</text:span><text:span text:style-name="style4">0</text:span><text:span text:style-name="style10">]==</text:span><text:span text:style-name="style7">';' </text:span><text:span text:style-name="style10">|| !</text:span><text:span text:style-name="style11">memcmp</text:span><text:span text:style-name="style10">( </text:span><text:span text:style-name="style11">s</text:span><text:span text:style-name="style10">,</text:span><text:span text:style-name="style6">"//"</text:span><text:span text:style-name="style10">,</text:span><text:span text:style-name="style4">2 </text:span><text:span text:style-name="style10">) )</text:span><text:span text:style-name="style5">continue</text:span><text:span text:style-name="style10">;</text:span></text:h>
      <text:h text:style-name="Default">164<text:s text:c="2"/><text:s text:c="6"/><text:span text:style-name="style5">while</text:span><text:span text:style-name="style10">( *</text:span><text:span text:style-name="style11">s </text:span><text:span text:style-name="style10">&amp;&amp; *</text:span><text:span text:style-name="style11">s</text:span><text:span text:style-name="style10">&lt;=</text:span><text:span text:style-name="style7">' ' </text:span><text:span text:style-name="style10">)</text:span><text:span text:style-name="style11">s</text:span><text:span text:style-name="style10">++;</text:span></text:h>
      <text:h text:style-name="Default">165<text:s text:c="2"/><text:s text:c="6"/><text:span text:style-name="style2">//<text:s text:c="2"/>настройка вычислительной акватории и условий генерации штормовых волн</text:span></text:h>
      <text:h text:style-name="Default">166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Море:"</text:span><text:span text:style-name="style10">,</text:span><text:span text:style-name="style11">l</text:span><text:span text:style-name="style10">=</text:span><text:span text:style-name="style11">strlen</text:span><text:span text:style-name="style10">( </text:span><text:span text:style-name="style6">"Море:" </text:span><text:span text:style-name="style10">) ) )</text:span><text:span text:style-name="style11">Get</text:span><text:span text:style-name="style10">( </text:span><text:span text:style-name="style11">s</text:span><text:span text:style-name="style10">+</text:span><text:span text:style-name="style11">l </text:span><text:span text:style-name="style10">);</text:span></text:h>
      <text:h text:style-name="Default">167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Sea:"</text:span><text:span text:style-name="style10">,</text:span><text:span text:style-name="style4">4 </text:span><text:span text:style-name="style10">) )</text:span><text:span text:style-name="style11">Get</text:span><text:span text:style-name="style10">( </text:span><text:span text:style-name="style11">s</text:span><text:span text:style-name="style10">+</text:span><text:span text:style-name="style4">4 </text:span><text:span text:style-name="style10">);</text:span></text:h>
      <text:h text:style-name="Default">168<text:s text:c="2"/><text:s text:c="6"/><text:span text:style-name="style2">//<text:s text:c="2"/>подстройка трёх групповых структур штормового морского волнения</text:span></text:h>
      <text:h text:style-name="Default">169<text:s text:c="2"/><text:s text:c="6"/><text:span text:style-name="style5">if</text:span><text:span text:style-name="style10">( !</text:span><text:span text:style-name="style11">memcmp</text:span><text:span text:style-name="style10">(</text:span><text:span text:style-name="style11">s</text:span><text:span text:style-name="style10">,</text:span><text:span text:style-name="style11">Wind</text:span><text:span text:style-name="style10">.</text:span><text:span text:style-name="style11">Title</text:span><text:span text:style-name="style10">,</text:span><text:span text:style-name="style11">l</text:span><text:span text:style-name="style10">=</text:span><text:span text:style-name="style11">strlen</text:span><text:span text:style-name="style10">(</text:span><text:span text:style-name="style11">Wind</text:span><text:span text:style-name="style10">.</text:span><text:span text:style-name="style11">Title</text:span><text:span text:style-name="style10">) ))</text:span><text:span text:style-name="style11">Wind</text:span><text:span text:style-name="style10">.</text:span><text:span text:style-name="style11">Get</text:span><text:span text:style-name="style10">( </text:span><text:span text:style-name="style11">s</text:span><text:span text:style-name="style10">+</text:span><text:span text:style-name="style11">l</text:span><text:span text:style-name="style10">,</text:span><text:span text:style-name="style11">Lw</text:span><text:span text:style-name="style10">,</text:span><text:span text:style-name="style11">Hw</text:span><text:span text:style-name="style10">,</text:span><text:span text:style-name="style11">Dw </text:span><text:span text:style-name="style10">);</text:span></text:h>
      <text:h text:style-name="Default">170<text:s text:c="2"/><text:s text:c="6"/><text:span text:style-name="style5">if</text:span><text:span text:style-name="style10">( !</text:span><text:span text:style-name="style11">memcmp</text:span><text:span text:style-name="style10">(</text:span><text:span text:style-name="style11">s</text:span><text:span text:style-name="style10">,</text:span><text:span text:style-name="style11">Swell</text:span><text:span text:style-name="style10">.</text:span><text:span text:style-name="style11">Title</text:span><text:span text:style-name="style10">,</text:span><text:span text:style-name="style11">l</text:span><text:span text:style-name="style10">=</text:span><text:span text:style-name="style11">strlen</text:span><text:span text:style-name="style10">(</text:span><text:span text:style-name="style11">Swell</text:span><text:span text:style-name="style10">.</text:span><text:span text:style-name="style11">Title</text:span><text:span text:style-name="style10">)))</text:span><text:span text:style-name="style11">Swell</text:span><text:span text:style-name="style10">.</text:span><text:span text:style-name="style11">Get</text:span><text:span text:style-name="style10">(</text:span><text:span text:style-name="style11">s</text:span><text:span text:style-name="style10">+</text:span><text:span text:style-name="style11">l</text:span><text:span text:style-name="style10">,</text:span><text:span text:style-name="style11">Ls</text:span><text:span text:style-name="style10">,</text:span><text:span text:style-name="style11">Hs</text:span><text:span text:style-name="style10">,</text:span><text:span text:style-name="style11">Ds</text:span><text:span text:style-name="style10">);</text:span></text:h>
      <text:h text:style-name="Default">171<text:s text:c="2"/><text:s text:c="6"/><text:span text:style-name="style5">if</text:span><text:span text:style-name="style10">( !</text:span><text:span text:style-name="style11">memcmp</text:span><text:span text:style-name="style10">(</text:span><text:span text:style-name="style11">s</text:span><text:span text:style-name="style10">,</text:span><text:span text:style-name="style11">Surge</text:span><text:span text:style-name="style10">.</text:span><text:span text:style-name="style11">Title</text:span><text:span text:style-name="style10">,</text:span><text:span text:style-name="style11">l</text:span><text:span text:style-name="style10">=</text:span><text:span text:style-name="style11">strlen</text:span><text:span text:style-name="style10">(</text:span><text:span text:style-name="style11">Surge</text:span><text:span text:style-name="style10">.</text:span><text:span text:style-name="style11">Title</text:span><text:span text:style-name="style10">)))</text:span><text:span text:style-name="style11">Surge</text:span><text:span text:style-name="style10">.</text:span><text:span text:style-name="style11">Get</text:span><text:span text:style-name="style10">(</text:span><text:span text:style-name="style11">s</text:span><text:span text:style-name="style10">+</text:span><text:span text:style-name="style11">l</text:span><text:span text:style-name="style10">,</text:span><text:span text:style-name="style11">Lr</text:span><text:span text:style-name="style10">,</text:span><text:span text:style-name="style11">Hr</text:span><text:span text:style-name="style10">,</text:span><text:span text:style-name="style11">Dr</text:span><text:span text:style-name="style10">);</text:span></text:h>
      <text:h text:style-name="Default">172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Wave:"</text:span><text:span text:style-name="style10">,</text:span><text:span text:style-name="style4">5 </text:span><text:span text:style-name="style10">)<text:s text:c="2"/>)</text:span><text:span text:style-name="style11">Wind</text:span><text:span text:style-name="style10">.</text:span><text:span text:style-name="style11">Get</text:span><text:span text:style-name="style10">(<text:s text:c="2"/></text:span><text:span text:style-name="style11">s</text:span><text:span text:style-name="style10">+</text:span><text:span text:style-name="style4">5</text:span><text:span text:style-name="style10">,</text:span><text:span text:style-name="style11">Lw</text:span><text:span text:style-name="style10">,</text:span><text:span text:style-name="style11">Hw</text:span><text:span text:style-name="style10">,</text:span><text:span text:style-name="style11">Dw </text:span><text:span text:style-name="style10">);</text:span></text:h>
      <text:h text:style-name="Default">173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Swell:"</text:span><text:span text:style-name="style10">,</text:span><text:span text:style-name="style4">6 </text:span><text:span text:style-name="style10">) )</text:span><text:span text:style-name="style11">Swell</text:span><text:span text:style-name="style10">.</text:span><text:span text:style-name="style11">Get</text:span><text:span text:style-name="style10">( </text:span><text:span text:style-name="style11">s</text:span><text:span text:style-name="style10">+</text:span><text:span text:style-name="style4">6</text:span><text:span text:style-name="style10">,</text:span><text:span text:style-name="style11">Ls</text:span><text:span text:style-name="style10">,</text:span><text:span text:style-name="style11">Hs</text:span><text:span text:style-name="style10">,</text:span><text:span text:style-name="style11">Ds </text:span><text:span text:style-name="style10">);</text:span></text:h>
      <text:h text:style-name="Default">174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Surge:"</text:span><text:span text:style-name="style10">,</text:span><text:span text:style-name="style4">6 </text:span><text:span text:style-name="style10">) )</text:span><text:span text:style-name="style11">Surge</text:span><text:span text:style-name="style10">.</text:span><text:span text:style-name="style11">Get</text:span><text:span text:style-name="style10">( </text:span><text:span text:style-name="style11">s</text:span><text:span text:style-name="style10">+</text:span><text:span text:style-name="style4">6</text:span><text:span text:style-name="style10">,</text:span><text:span text:style-name="style11">Lr</text:span><text:span text:style-name="style10">,</text:span><text:span text:style-name="style11">Hr</text:span><text:span text:style-name="style10">,</text:span><text:span text:style-name="style11">Dr </text:span><text:span text:style-name="style10">);</text:span></text:h>
      <text:h text:style-name="Default">175<text:s text:c="2"/><text:s text:c="6"/><text:span text:style-name="style2">// изменение посадки с назначением курса и заданной скорости хода корабля</text:span></text:h>
      <text:h text:style-name="Default">176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Корабль:"</text:span><text:span text:style-name="style10">,</text:span><text:span text:style-name="style11">l</text:span><text:span text:style-name="style10">=</text:span><text:span text:style-name="style11">strlen</text:span><text:span text:style-name="style10">( </text:span><text:span text:style-name="style6">"Корабль:" </text:span><text:span text:style-name="style10">) ) )</text:span><text:span text:style-name="style11">V</text:span><text:span text:style-name="style10">.</text:span><text:span text:style-name="style11">Get</text:span><text:span text:style-name="style10">( </text:span><text:span text:style-name="style11">s</text:span><text:span text:style-name="style10">+</text:span><text:span text:style-name="style11">l </text:span><text:span text:style-name="style10">);</text:span></text:h>
      <text:h text:style-name="Default">177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Ship:"</text:span><text:span text:style-name="style10">,</text:span><text:span text:style-name="style4">5 </text:span><text:span text:style-name="style10">) )</text:span><text:span text:style-name="style11">V</text:span><text:span text:style-name="style10">.</text:span><text:span text:style-name="style11">Get</text:span><text:span text:style-name="style10">( </text:span><text:span text:style-name="style11">s</text:span><text:span text:style-name="style10">+</text:span><text:span text:style-name="style4">5 </text:span><text:span text:style-name="style10">);</text:span></text:h>
      <text:h text:style-name="Default">178<text:s text:c="2"/><text:s text:c="6"/><text:span text:style-name="style2">// факторы демпфирования поступательных и угловых колебаний корпуса</text:span></text:h>
      <text:h text:style-name="Default">179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Демпфирование:"</text:span><text:span text:style-name="style10">,</text:span></text:h>
      <text:h text:style-name="Default">180<text:s text:c="2"/><text:s text:c="19"/><text:span text:style-name="style11">l</text:span><text:span text:style-name="style10">=</text:span><text:span text:style-name="style11">strlen</text:span><text:span text:style-name="style10">( </text:span><text:span text:style-name="style6">"Демпфирование:" </text:span><text:span text:style-name="style10">) ) )</text:span><text:span text:style-name="style11">V</text:span><text:span text:style-name="style10">.</text:span><text:span text:style-name="style11">GetDam</text:span><text:span text:style-name="style10">( </text:span><text:span text:style-name="style11">s</text:span><text:span text:style-name="style10">+</text:span><text:span text:style-name="style11">l </text:span><text:span text:style-name="style10">);</text:span></text:h>
      <text:h text:style-name="Default">181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Damp:"</text:span><text:span text:style-name="style10">,</text:span><text:span text:style-name="style4">5 </text:span><text:span text:style-name="style10">) )</text:span><text:span text:style-name="style11">V</text:span><text:span text:style-name="style10">.</text:span><text:span text:style-name="style11">GetDam</text:span><text:span text:style-name="style10">( </text:span><text:span text:style-name="style11">s</text:span><text:span text:style-name="style10">+</text:span><text:span text:style-name="style4">5 </text:span><text:span text:style-name="style10">);</text:span></text:h>
      <text:h text:style-name="Default">182<text:s text:c="2"/><text:s text:c="6"/><text:span text:style-name="style2">// настройки параметров управления вычислительным экспериментом</text:span></text:h>
      <text:h text:style-name="Default">183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Эксперимент:"</text:span><text:span text:style-name="style10">,</text:span></text:h>
      <text:h text:style-name="Default">184<text:s text:c="2"/><text:s text:c="19"/><text:span text:style-name="style11">l</text:span><text:span text:style-name="style10">=</text:span><text:span text:style-name="style11">strlen</text:span><text:span text:style-name="style10">( </text:span><text:span text:style-name="style6">"Эксперимент:" </text:span><text:span text:style-name="style10">) ) )</text:span><text:span text:style-name="style11">V</text:span><text:span text:style-name="style10">.</text:span><text:span text:style-name="style11">GetExp</text:span><text:span text:style-name="style10">( </text:span><text:span text:style-name="style11">s</text:span><text:span text:style-name="style10">+</text:span><text:span text:style-name="style11">l </text:span><text:span text:style-name="style10">);</text:span></text:h>
      <text:h text:style-name="Default">185<text:s text:c="2"/><text:s text:c="6"/><text:span text:style-name="style5">if</text:span><text:span text:style-name="style10">( !</text:span><text:span text:style-name="style11">memcmp</text:span><text:span text:style-name="style10">( </text:span><text:span text:style-name="style11">s</text:span><text:span text:style-name="style10">,</text:span><text:span text:style-name="style6">"Test:"</text:span><text:span text:style-name="style10">,</text:span><text:span text:style-name="style4">5 </text:span><text:span text:style-name="style10">) )</text:span><text:span text:style-name="style11">V</text:span><text:span text:style-name="style10">.</text:span><text:span text:style-name="style11">GetExp</text:span><text:span text:style-name="style10">( </text:span><text:span text:style-name="style11">s</text:span><text:span text:style-name="style10">+</text:span><text:span text:style-name="style4">5 </text:span><text:span text:style-name="style10">);</text:span></text:h>
      <text:h text:style-name="Default">186<text:s text:c="2"/></text:h>
      <text:h text:style-name="Default">187<text:s text:c="2"/><text:s text:c="2"/><text:span text:style-name="style10">} }</text:span></text:h>
      <text:h text:style-name="Default">188<text:s text:c="2"/><text:s text:c="2"/><text:span text:style-name="style11">Wind</text:span><text:span text:style-name="style10">.</text:span><text:span text:style-name="style11">Initial</text:span><text:span text:style-name="style10">( </text:span><text:span text:style-name="style11">Lw</text:span><text:span text:style-name="style10">,</text:span><text:span text:style-name="style11">Hw</text:span><text:span text:style-name="style10">,</text:span><text:span text:style-name="style11">Dw </text:span><text:span text:style-name="style10">);<text:s text:c="2"/></text:span><text:span text:style-name="style2">// ветровые волны с обрушающимися гребнями [м,%,°]</text:span></text:h>
      <text:h text:style-name="Default">189<text:s text:c="2"/><text:s text:c="2"/><text:span text:style-name="style11">Swell</text:span><text:span text:style-name="style10">.</text:span><text:span text:style-name="style11">Initial</text:span><text:span text:style-name="style10">( </text:span><text:span text:style-name="style11">Ls</text:span><text:span text:style-name="style10">,</text:span><text:span text:style-name="style11">Hs</text:span><text:span text:style-name="style10">,</text:span><text:span text:style-name="style11">Ds </text:span><text:span text:style-name="style10">); </text:span><text:span text:style-name="style2">// свежая морская зыбь недавно прошумевших штормов</text:span></text:h>
      <text:h text:style-name="Default">190<text:s text:c="2"/><text:s text:c="2"/><text:span text:style-name="style11">Surge</text:span><text:span text:style-name="style10">.</text:span><text:span text:style-name="style11">Initial</text:span><text:span text:style-name="style10">( </text:span><text:span text:style-name="style11">Lr</text:span><text:span text:style-name="style10">,</text:span><text:span text:style-name="style11">Hr</text:span><text:span text:style-name="style10">,</text:span><text:span text:style-name="style11">Dr </text:span><text:span text:style-name="style10">); </text:span><text:span text:style-name="style2">// реликтовые пологие волны от удаленных ураганов</text:span></text:h>
      <text:h text:style-name="Default">191<text:s text:c="2"/><text:s text:c="2"/><text:span text:style-name="style2">//</text:span></text:h>
      <text:h text:style-name="Default">192<text:s text:c="2"/><text:s text:c="2"/><text:span text:style-name="style2">//<text:s text:c="4"/>по самой мелкой сетке настраивается общая акватория со Split дроблением</text:span></text:h>
      <text:h text:style-name="Default">193<text:s text:c="2"/><text:s text:c="2"/><text:span text:style-name="style2">//</text:span></text:h>
      <text:h text:style-name="Default">194<text:s text:c="2"/><text:s text:c="2"/><text:span text:style-name="style11">mX</text:span><text:span text:style-name="style10">=</text:span><text:span text:style-name="style16">max</text:span><text:span text:style-name="style10">( </text:span><text:span text:style-name="style16">max</text:span><text:span text:style-name="style10">( </text:span><text:span text:style-name="style11">Wind</text:span><text:span text:style-name="style10">.</text:span><text:span text:style-name="style11">Mx</text:span><text:span text:style-name="style10">,</text:span><text:span text:style-name="style11">Swell</text:span><text:span text:style-name="style10">.</text:span><text:span text:style-name="style11">Mx </text:span><text:span text:style-name="style10">),</text:span><text:span text:style-name="style11">Surge</text:span><text:span text:style-name="style10">.</text:span><text:span text:style-name="style11">Mx </text:span><text:span text:style-name="style10">)*</text:span><text:span text:style-name="style11">Split</text:span><text:span text:style-name="style10">; </text:span><text:span text:style-name="style2">// сетка по максимуму ячеек</text:span></text:h>
      <text:h text:style-name="Default">195<text:s text:c="2"/><text:s text:c="2"/><text:span text:style-name="style11">dS</text:span><text:span text:style-name="style10">=</text:span><text:span text:style-name="style11">Long</text:span><text:span text:style-name="style10">/( </text:span><text:span text:style-name="style11">mX</text:span><text:span text:style-name="style10">-</text:span><text:span text:style-name="style4">1 </text:span><text:span text:style-name="style10">);<text:s text:c="17"/></text:span><text:span text:style-name="style2">// создание результирующей матрицы аппликат</text:span></text:h>
      <text:h text:style-name="Default">196<text:s text:c="2"/><text:s text:c="2"/><text:span text:style-name="style11">mY</text:span><text:span text:style-name="style10">=</text:span><text:span text:style-name="style11">Wide</text:span><text:span text:style-name="style10">/</text:span><text:span text:style-name="style11">dS</text:span><text:span text:style-name="style10">+</text:span><text:span text:style-name="style4">1</text:span><text:span text:style-name="style10">;<text:s text:c="21"/></text:span><text:span text:style-name="style2">// уровней моря (и поверхностных скоростей)</text:span></text:h>
      <text:h text:style-name="Default">197<text:s text:c="2"/><text:s text:c="2"/><text:span text:style-name="style11">Ws</text:span><text:span text:style-name="style10">=(</text:span><text:span text:style-name="style5">Vector</text:span><text:span text:style-name="style10">**)</text:span><text:span text:style-name="style11">Allocate</text:span><text:span text:style-name="style10">( </text:span><text:span text:style-name="style11">mY</text:span><text:span text:style-name="style10">,</text:span><text:span text:style-name="style11">mX</text:span><text:span text:style-name="style10">*</text:span><text:span text:style-name="style5">sizeof</text:span><text:span text:style-name="style10">(</text:span><text:span text:style-name="style5">Vector</text:span><text:span text:style-name="style10">) );<text:s text:c="2"/></text:span><text:span text:style-name="style2">// на общей равномерной сетке</text:span></text:h>
      <text:h text:style-name="Default">198<text:s text:c="2"/><text:s text:c="2"/><text:span text:style-name="style2">//</text:span></text:h>
      <text:h text:style-name="Default">199<text:s text:c="2"/><text:s text:c="2"/><text:span text:style-name="style15">//!<text:s text:c="2"/>переключение входного файла инициализации в режим протокола эксперимента</text:span></text:h>
      <text:h text:style-name="Default">200<text:s text:c="2"/><text:s text:c="2"/><text:span text:style-name="style2">//</text:span></text:h>
      <text:h text:style-name="Default">201<text:s text:c="2"/><text:s text:c="2"/><text:span text:style-name="style5">if</text:span><text:span text:style-name="style10">( </text:span><text:span text:style-name="style11">VIL </text:span><text:span text:style-name="style10">)</text:span></text:h>
      <text:h text:style-name="Default">202<text:s text:c="2"/><text:s text:c="2"/><text:span text:style-name="style10">{ </text:span><text:span text:style-name="style5">int </text:span><text:span text:style-name="style11">M</text:span><text:span text:style-name="style10">,</text:span><text:span text:style-name="style11">D</text:span><text:span text:style-name="style10">,</text:span><text:span text:style-name="style11">Y</text:span><text:span text:style-name="style10">; </text:span><text:span text:style-name="style11">Instant</text:span><text:span text:style-name="style10">.</text:span><text:span text:style-name="style11">UnPack</text:span><text:span text:style-name="style10">( </text:span><text:span text:style-name="style11">M</text:span><text:span text:style-name="style10">,</text:span><text:span text:style-name="style11">D</text:span><text:span text:style-name="style10">,</text:span><text:span text:style-name="style11">Y </text:span><text:span text:style-name="style10">);</text:span></text:h>
      <text:h text:style-name="Default">203<text:s text:c="2"/><text:s text:c="4"/><text:span text:style-name="style11">fseek</text:span><text:span text:style-name="style10">( </text:span><text:span text:style-name="style11">VIL</text:span><text:span text:style-name="style10">,</text:span><text:span text:style-name="style11">ftell</text:span><text:span text:style-name="style10">( </text:span><text:span text:style-name="style11">VIL </text:span><text:span text:style-name="style10">),</text:span><text:span text:style-name="style11">SEEK_SET </text:span><text:span text:style-name="style10">);</text:span></text:h>
      <text:h text:style-name="Default">204<text:s text:c="2"/><text:s text:c="4"/><text:span text:style-name="style11">fprintf</text:span><text:span text:style-name="style10">( </text:span><text:span text:style-name="style11">VIL</text:span><text:span text:style-name="style10">,</text:span><text:span text:style-name="style6">"\n\n %s\n %s\n"</text:span><text:span text:style-name="style10">+(</text:span><text:span text:style-name="style11">l</text:span><text:span text:style-name="style10">?</text:span><text:span text:style-name="style4">0</text:span><text:span text:style-name="style10">:</text:span><text:span text:style-name="style4">2</text:span><text:span text:style-name="style10">),::</text:span><text:span text:style-name="style11">Title</text:span><text:span text:style-name="style10">,</text:span></text:h>
      <text:h text:style-name="Default">205<text:s text:c="2"/><text:s text:c="13"/><text:span text:style-name="style6">"≈≈≈≈≈≈≈≈≈≈≈≈≈≈≈≈≈≈≈≈≈≈≈≈≈≈≈≈≈≈≈≈≈≈≈≈≈≈≈≈≈≈≈≈≈≈≈≈≈≈≈≈≈≈≈≈≈≈≈" </text:span><text:span text:style-name="style10">);</text:span></text:h>
      <text:h text:style-name="Default">206<text:s text:c="2"/><text:s text:c="4"/><text:span text:style-name="style11">fprintf</text:span><text:span text:style-name="style10">( </text:span><text:span text:style-name="style11">VIL</text:span><text:span text:style-name="style10">,</text:span><text:span text:style-name="style6">" %04d %s %02d %s %s\n %s\n"</text:span><text:span text:style-name="style10">,</text:span></text:h>
      <text:h text:style-name="Default">207<text:s text:c="2"/><text:s text:c="5"/><text:span text:style-name="style11">Y</text:span><text:span text:style-name="style10">,</text:span><text:span text:style-name="style11">_Mnt</text:span><text:span text:style-name="style10">[</text:span><text:span text:style-name="style11">M</text:span><text:span text:style-name="style10">-</text:span><text:span text:style-name="style4">1</text:span><text:span text:style-name="style10">],</text:span><text:span text:style-name="style11">D</text:span><text:span text:style-name="style10">,</text:span><text:span text:style-name="style11">_Day</text:span><text:span text:style-name="style10">[</text:span><text:span text:style-name="style5">int</text:span><text:span text:style-name="style10">(</text:span><text:span text:style-name="style11">Instant</text:span><text:span text:style-name="style10">.</text:span><text:span text:style-name="style11">D</text:span><text:span text:style-name="style10">%</text:span><text:span text:style-name="style4">7</text:span><text:span text:style-name="style10">)],</text:span><text:span text:style-name="style11">DtoA</text:span><text:span text:style-name="style10">( </text:span><text:span text:style-name="style11">Instant</text:span><text:span text:style-name="style10">.</text:span><text:span text:style-name="style11">T</text:span><text:span text:style-name="style10">,</text:span><text:span text:style-name="style4">3</text:span><text:span text:style-name="style10">,</text:span><text:span text:style-name="style6">"ⁿ" </text:span><text:span text:style-name="style10">),</text:span><text:span text:style-name="style11">V</text:span><text:span text:style-name="style10">.</text:span><text:span text:style-name="style11">ShipName </text:span><text:span text:style-name="style10">);</text:span></text:h>
      <text:h text:style-name="Default">208<text:s text:c="2"/><text:s text:c="4"/><text:span text:style-name="style5">if</text:span><text:span text:style-name="style10">( </text:span><text:span text:style-name="style11">V</text:span><text:span text:style-name="style10">.</text:span><text:span text:style-name="style11">Educt</text:span><text:span text:style-name="style10">&amp;</text:span><text:span text:style-name="style4">0xFF </text:span><text:span text:style-name="style10">)<text:s text:c="13"/></text:span><text:span text:style-name="style2">// если есть что писать в протокол испытаний</text:span></text:h>
      <text:h text:style-name="Default">209<text:s text:c="2"/><text:s text:c="4"/><text:span text:style-name="style10">{ </text:span><text:span text:style-name="style11">fprintf</text:span><text:span text:style-name="style10">( </text:span><text:span text:style-name="style11">VIL</text:span><text:span text:style-name="style10">,</text:span><text:span text:style-name="style6">" эксперимент, в записях %s:"</text:span><text:span text:style-name="style10">,</text:span></text:h>
      <text:h text:style-name="Default">210<text:s text:c="2"/><text:s text:c="17"/><text:span text:style-name="style11">V</text:span><text:span text:style-name="style10">.</text:span><text:span text:style-name="style11">Educt</text:span><text:span text:style-name="style10">&amp;</text:span><text:span text:style-name="style4">0x200</text:span><text:span text:style-name="style10">?</text:span><text:span text:style-name="style6">"только превышение экстремальных событий"</text:span></text:h>
      <text:h text:style-name="Default">211<text:s text:c="2"/><text:s text:c="30"/><text:span text:style-name="style10">:</text:span><text:span text:style-name="style6">"регистрация всех экстремальных событий" </text:span><text:span text:style-name="style10">);</text:span></text:h>
      <text:h text:style-name="Default">212<text:s text:c="2"/><text:s text:c="6"/><text:span text:style-name="style11">fprintf</text:span><text:span text:style-name="style10">( </text:span><text:span text:style-name="style11">VIL</text:span><text:span text:style-name="style10">,</text:span><text:span text:style-name="style6">"\n %s, %s; %s, %s и %s качка; ускорения %s, %s и %s\n"</text:span><text:span text:style-name="style10">,</text:span></text:h>
      <text:h text:style-name="Default">213<text:s text:c="2"/><text:s text:c="15"/><text:span text:style-name="style11">V</text:span><text:span text:style-name="style10">.</text:span><text:span text:style-name="style11">Educt</text:span><text:span text:style-name="style10">&amp; </text:span><text:span text:style-name="style4">1</text:span><text:span text:style-name="style10">? </text:span><text:span text:style-name="style6">"ходкость"<text:s text:c="4"/></text:span><text:span text:style-name="style10">: </text:span><text:span text:style-name="style6">"—ход"</text:span><text:span text:style-name="style10">,</text:span></text:h>
      <text:h text:style-name="Default">214<text:s text:c="2"/><text:s text:c="15"/><text:span text:style-name="style11">V</text:span><text:span text:style-name="style10">.</text:span><text:span text:style-name="style11">Educt</text:span><text:span text:style-name="style10">&amp; </text:span><text:span text:style-name="style4">2</text:span><text:span text:style-name="style10">? </text:span><text:span text:style-name="style6">"рыскание"<text:s text:c="4"/></text:span><text:span text:style-name="style10">: </text:span><text:span text:style-name="style6">"—рыск"</text:span><text:span text:style-name="style10">,</text:span></text:h>
      <text:h text:style-name="Default">215<text:s text:c="2"/><text:s text:c="15"/><text:span text:style-name="style11">V</text:span><text:span text:style-name="style10">.</text:span><text:span text:style-name="style11">Educt</text:span><text:span text:style-name="style10">&amp; </text:span><text:span text:style-name="style4">4</text:span><text:span text:style-name="style10">? </text:span><text:span text:style-name="style6">"вертикальная"</text:span><text:span text:style-name="style10">: </text:span><text:span text:style-name="style6">"—верт"</text:span><text:span text:style-name="style10">,</text:span></text:h>
      <text:h text:style-name="Default">216<text:s text:c="2"/><text:s text:c="15"/><text:span text:style-name="style11">V</text:span><text:span text:style-name="style10">.</text:span><text:span text:style-name="style11">Educt</text:span><text:span text:style-name="style10">&amp; </text:span><text:span text:style-name="style4">8</text:span><text:span text:style-name="style10">? </text:span><text:span text:style-name="style6">"бортовая"<text:s text:c="4"/></text:span><text:span text:style-name="style10">: </text:span><text:span text:style-name="style6">"—борт"</text:span><text:span text:style-name="style10">,</text:span></text:h>
      <text:h text:style-name="Default">217<text:s text:c="2"/><text:s text:c="15"/><text:span text:style-name="style11">V</text:span><text:span text:style-name="style10">.</text:span><text:span text:style-name="style11">Educt</text:span><text:span text:style-name="style10">&amp; </text:span><text:span text:style-name="style4">16</text:span><text:span text:style-name="style10">?</text:span><text:span text:style-name="style6">"килевая"<text:s text:c="5"/></text:span><text:span text:style-name="style10">: </text:span><text:span text:style-name="style6">"—кил"</text:span><text:span text:style-name="style10">,</text:span></text:h>
      <text:h text:style-name="Default">218<text:s text:c="2"/><text:s text:c="15"/><text:span text:style-name="style11">V</text:span><text:span text:style-name="style10">.</text:span><text:span text:style-name="style11">Educt</text:span><text:span text:style-name="style10">&amp; </text:span><text:span text:style-name="style4">32</text:span><text:span text:style-name="style10">?</text:span><text:span text:style-name="style6">"в корме"<text:s text:c="5"/></text:span><text:span text:style-name="style10">: </text:span><text:span text:style-name="style6">"—корм"</text:span><text:span text:style-name="style10">,</text:span></text:h>
      <text:h text:style-name="Default">219<text:s text:c="2"/><text:s text:c="15"/><text:span text:style-name="style11">V</text:span><text:span text:style-name="style10">.</text:span><text:span text:style-name="style11">Educt</text:span><text:span text:style-name="style10">&amp; </text:span><text:span text:style-name="style4">64</text:span><text:span text:style-name="style10">?</text:span><text:span text:style-name="style6">"на миделе"<text:s text:c="3"/></text:span><text:span text:style-name="style10">: </text:span><text:span text:style-name="style6">"—мид"</text:span><text:span text:style-name="style10">,</text:span></text:h>
      <text:h text:style-name="Default">220<text:s text:c="2"/><text:s text:c="15"/><text:span text:style-name="style11">V</text:span><text:span text:style-name="style10">.</text:span><text:span text:style-name="style11">Educt</text:span><text:span text:style-name="style10">&amp;</text:span><text:span text:style-name="style4">128</text:span><text:span text:style-name="style10">?</text:span><text:span text:style-name="style6">"по носу"<text:s text:c="5"/></text:span><text:span text:style-name="style10">: </text:span><text:span text:style-name="style6">"—нос" </text:span><text:span text:style-name="style10">);</text:span></text:h>
      <text:h text:style-name="Default">221<text:s text:c="2"/><text:s text:c="4"/><text:span text:style-name="style10">} </text:span><text:span text:style-name="style11">fprintf</text:span><text:span text:style-name="style10">( </text:span><text:span text:style-name="style11">VIL</text:span><text:span text:style-name="style10">,</text:span></text:h>
      <text:h text:style-name="Default">222<text:s text:c="2"/><text:s text:c="12"/><text:span text:style-name="style6">" акватория: { %.0f×%.0f м }[%d·%d]~δS=%.2f м, { δt=%.1g\"/%.1f }"</text:span><text:span text:style-name="style10">,</text:span></text:h>
      <text:h text:style-name="Default">223<text:s text:c="2"/><text:s text:c="46"/><text:span text:style-name="style11">Long</text:span><text:span text:style-name="style10">,</text:span><text:span text:style-name="style11">Wide</text:span><text:span text:style-name="style10">,</text:span><text:span text:style-name="style11">mX</text:span><text:span text:style-name="style10">,</text:span><text:span text:style-name="style11">mY</text:span><text:span text:style-name="style10">,</text:span><text:span text:style-name="style11">dS</text:span><text:span text:style-name="style10">,</text:span><text:span text:style-name="style11">Tstep</text:span><text:span text:style-name="style10">,</text:span><text:span text:style-name="style11">tKrat </text:span><text:span text:style-name="style10">);</text:span></text:h>
      <text:h text:style-name="Default">224<text:s text:c="2"/><text:s text:c="2"/><text:span text:style-name="style10">}</text:span></text:h>
      <text:h text:style-name="Default">225<text:s text:c="2"/><text:s text:c="2"/><text:span text:style-name="style11">eye</text:span><text:span text:style-name="style10">=(</text:span><text:span text:style-name="style5">Vector</text:span><text:span text:style-name="style10">){ </text:span><text:span text:style-name="style4">150.0</text:span><text:span text:style-name="style10">,-</text:span><text:span text:style-name="style4">16.4</text:span><text:span text:style-name="style10">,</text:span><text:span text:style-name="style4">0.0 </text:span><text:span text:style-name="style10">},</text:span><text:span text:style-name="style11">look</text:span><text:span text:style-name="style10">=(</text:span><text:span text:style-name="style5">Vector</text:span><text:span text:style-name="style10">){ </text:span><text:span text:style-name="style4">0.0</text:span><text:span text:style-name="style10">,-</text:span><text:span text:style-name="style4">10.0</text:span><text:span text:style-name="style10">,</text:span><text:span text:style-name="style4">0.0 </text:span><text:span text:style-name="style10">};<text:s text:c="2"/></text:span><text:span text:style-name="style2">// под обзор</text:span></text:h>
      <text:h text:style-name="Default">226<text:s text:c="2"/><text:s text:c="2"/><text:span text:style-name="style11">Distance</text:span><text:span text:style-name="style10">=-</text:span><text:span text:style-name="style4">0.8</text:span><text:span text:style-name="style10">*</text:span><text:span text:style-name="style11">Long</text:span><text:span text:style-name="style10">;<text:s text:c="3"/></text:span><text:span text:style-name="style2">// расстояние от точки взгляда до места в центре обзора</text:span></text:h>
      <text:h text:style-name="Default">227<text:s text:c="2"/><text:s text:c="2"/><text:span text:style-name="style11">mx</text:span><text:span text:style-name="style10">=</text:span><text:span text:style-name="style11">my</text:span><text:span text:style-name="style10">=</text:span><text:span text:style-name="style4">0</text:span><text:span text:style-name="style10">;<text:s text:c="14"/></text:span><text:span text:style-name="style2">// указатель мыши ставится в исходное/нулевое положение</text:span></text:h>
      <text:h text:style-name="Default">228<text:s text:c="2"/><text:span text:style-name="style10">}</text:span></text:h>
      <text:h text:style-name="Default">229<text:s text:c="2"/><text:span text:style-name="style11">Waves</text:span><text:span text:style-name="style10">::</text:span><text:span text:style-name="style11">Waves</text:span><text:span text:style-name="style10">( </text:span><text:span text:style-name="style5">const char </text:span><text:span text:style-name="style11">Name</text:span><text:span text:style-name="style10">[] )<text:s text:c="4"/></text:span><text:span text:style-name="style2">// конструктор с возможностью перестроения</text:span></text:h>
      <text:h text:style-name="Default">230<text:s text:c="2"/><text:s text:c="5"/><text:span text:style-name="style10">: </text:span><text:span text:style-name="style11">Title</text:span><text:span text:style-name="style10">( </text:span><text:span text:style-name="style11">Name </text:span><text:span text:style-name="style10">),</text:span><text:span text:style-name="style11">Mx</text:span><text:span text:style-name="style10">( </text:span><text:span text:style-name="style4">0 </text:span><text:span text:style-name="style10">),</text:span><text:span text:style-name="style11">My</text:span><text:span text:style-name="style10">( </text:span><text:span text:style-name="style4">0 </text:span><text:span text:style-name="style10">),<text:s text:c="16"/></text:span><text:span text:style-name="style2">// внешнего ×3× управления</text:span></text:h>
      <text:h text:style-name="Default">231<text:s text:c="2"/><text:s text:c="4"/><text:span text:style-name="style11">Cw</text:span><text:span text:style-name="style10">(</text:span><text:span text:style-name="style4">0</text:span><text:span text:style-name="style10">),</text:span><text:span text:style-name="style11">Ow</text:span><text:span text:style-name="style10">(</text:span><text:span text:style-name="style4">0</text:span><text:span text:style-name="style10">), </text:span><text:span text:style-name="style2">// Фазовая скорость и круговая частота бегущей волны [м/с,сˉ¹]</text:span></text:h>
      <text:h text:style-name="Default">232<text:s text:c="2"/><text:s text:c="4"/><text:span text:style-name="style11">Ds</text:span><text:span text:style-name="style10">(</text:span><text:span text:style-name="style4">1</text:span><text:span text:style-name="style10">),<text:s text:c="7"/></text:span><text:span text:style-name="style2">// шаг сетки подбирается под размер волнового бассейна<text:s text:c="2"/>[метр]</text:span></text:h>
      <text:h text:style-name="Default">233<text:s text:c="2"/><text:s text:c="4"/><text:span text:style-name="style11">Wind</text:span><text:span text:style-name="style10">(</text:span><text:span text:style-name="style4">0</text:span><text:span text:style-name="style10">),<text:s text:c="5"/></text:span><text:span text:style-name="style2">// коэффициент ветрового напряжения на волновых склонах</text:span></text:h>
      <text:h text:style-name="Default">234<text:s text:c="2"/><text:s text:c="4"/><text:span text:style-name="style11">Diagonal</text:span><text:span text:style-name="style10">(</text:span><text:span text:style-name="style4">1</text:span><text:span text:style-name="style10">), </text:span><text:span text:style-name="style2">// Смещение времени для первого вступления фронта волны<text:s text:c="2"/>[сек]</text:span></text:h>
      <text:h text:style-name="Default">235<text:s text:c="2"/><text:s text:c="4"/><text:span text:style-name="style11">Phase</text:span><text:span text:style-name="style10">(</text:span><text:span text:style-name="style4">0</text:span><text:span text:style-name="style10">),<text:s text:c="4"/></text:span><text:span text:style-name="style2">// пространственный сдвиг гребней волн в количественной мере</text:span></text:h>
      <text:h text:style-name="Default">236<text:s text:c="2"/><text:s text:c="4"/><text:span text:style-name="style11">Length</text:span><text:span text:style-name="style10">(</text:span><text:span text:style-name="style4">1</text:span><text:span text:style-name="style10">),<text:s text:c="3"/></text:span><text:span text:style-name="style2">// длина собственно трохоидальной волны внутри пакета<text:s text:c="3"/>[метр]</text:span></text:h>
      <text:h text:style-name="Default">237<text:s text:c="2"/><text:s text:c="4"/><text:span text:style-name="style11">Height</text:span><text:span text:style-name="style10">(</text:span><text:span text:style-name="style4">.1</text:span><text:span text:style-name="style10">),<text:s text:c="2"/></text:span><text:span text:style-name="style2">// высота по двум радиусам циклоиды у вершины волны [коэф.0:1]</text:span></text:h>
      <text:h text:style-name="Default">238<text:s text:c="2"/><text:s text:c="4"/><text:span text:style-name="style11">Extend</text:span><text:span text:style-name="style10">(</text:span><text:span text:style-name="style4">6</text:span><text:span text:style-name="style10">),<text:s text:c="3"/></text:span><text:span text:style-name="style2">// протяженность фронта волны меньше для крутого гребня [метр]</text:span></text:h>
      <text:h text:style-name="Default">239<text:s text:c="2"/><text:s text:c="4"/><text:span text:style-name="style11">H</text:span><text:span text:style-name="style10">( </text:span><text:span text:style-name="style11">NULL </text:span><text:span text:style-name="style10">),<text:s text:c="3"/></text:span><text:span text:style-name="style2">// аппликата и смещение крупных частиц на поверхности жидкости</text:span></text:h>
      <text:h text:style-name="Default">240<text:s text:c="2"/><text:s text:c="4"/><text:span text:style-name="style11">V</text:span><text:span text:style-name="style10">( </text:span><text:span text:style-name="style11">NULL </text:span><text:span text:style-name="style10">){}<text:s text:c="2"/></text:span><text:span text:style-name="style2">// трехмерное представление векторов поверхностных скоростей</text:span></text:h>
      <text:h text:style-name="Default">241<text:s text:c="2"/><text:span text:style-name="style2">//</text:span></text:h>
      <text:h text:style-name="Default">242<text:s text:c="2"/><text:span text:style-name="style2">//<text:s text:c="5"/>Поле скорости появляется только в случае трохоидальных волн peak=true</text:span></text:h>
      <text:h text:style-name="Default">243<text:s text:c="2"/><text:span text:style-name="style2">//<text:s text:c="7"/>? в случае проведения реального вычислительного эксперимента wave&gt;1</text:span></text:h>
      <text:h text:style-name="Default">244<text:s text:c="2"/><text:span text:style-name="style11">Waves</text:span><text:span text:style-name="style10">&amp;<text:s text:c="39"/></text:span><text:span text:style-name="style15">//! Cw,Ow строго связаны Length=Lw</text:span></text:h>
      <text:h text:style-name="Default">245<text:s text:c="2"/><text:span text:style-name="style11">Waves</text:span><text:span text:style-name="style10">::</text:span><text:span text:style-name="style11">Initial</text:span><text:span text:style-name="style10">(</text:span><text:span text:style-name="style11">_Real Lw</text:span><text:span text:style-name="style10">,</text:span><text:span text:style-name="style11">_Real Hw</text:span><text:span text:style-name="style10">,</text:span><text:span text:style-name="style11">_Real Dir </text:span><text:span text:style-name="style10">) </text:span><text:span text:style-name="style2">// характер и направление волнения</text:span></text:h>
      <text:h text:style-name="Default">246<text:s text:c="2"/><text:span text:style-name="style10">{ </text:span><text:span text:style-name="style11">Cw </text:span><text:span text:style-name="style10">= </text:span><text:span text:style-name="style11">sqrt</text:span><text:span text:style-name="style10">( </text:span><text:span text:style-name="style11">_g</text:span><text:span text:style-name="style10">*</text:span><text:span text:style-name="style11">Lw</text:span><text:span text:style-name="style10">/</text:span><text:span text:style-name="style11">_Pd </text:span><text:span text:style-name="style10">);<text:s text:c="9"/></text:span><text:span text:style-name="style2">// фазовая скорость трохоидальной волны [м/с]</text:span></text:h>
      <text:h text:style-name="Default">247<text:s text:c="2"/><text:s text:c="2"/><text:span text:style-name="style11">Ow </text:span><text:span text:style-name="style10">= </text:span><text:span text:style-name="style11">_Pd</text:span><text:span text:style-name="style10">*</text:span><text:span text:style-name="style11">Cw</text:span><text:span text:style-name="style10">/</text:span><text:span text:style-name="style11">Lw</text:span><text:span text:style-name="style10">,<text:s text:c="17"/></text:span><text:span text:style-name="style2">// круговая частота чисто прогрессивной волны</text:span></text:h>
      <text:h text:style-name="Default">248<text:s text:c="2"/><text:s text:c="2"/><text:span text:style-name="style11">Ds </text:span><text:span text:style-name="style10">= </text:span><text:span text:style-name="style11">Storm</text:span><text:span text:style-name="style10">-&gt;</text:span><text:span text:style-name="style11">Tstep</text:span><text:span text:style-name="style10">*</text:span><text:span text:style-name="style11">Cw</text:span><text:span text:style-name="style10">;<text:s text:c="11"/></text:span><text:span text:style-name="style2">//<text:s text:c="4"/>контролируемый шаг квадратной сетки [м]</text:span></text:h>
      <text:h text:style-name="Default">249<text:s text:c="2"/><text:s text:c="2"/><text:span text:style-name="style11">Mx</text:span><text:span text:style-name="style10">=</text:span><text:span text:style-name="style5">int</text:span><text:span text:style-name="style10">(</text:span><text:span text:style-name="style11">Storm</text:span><text:span text:style-name="style10">-&gt;</text:span><text:span text:style-name="style11">Long</text:span><text:span text:style-name="style10">/</text:span><text:span text:style-name="style11">Ds</text:span><text:span text:style-name="style10">/</text:span><text:span text:style-name="style4">2</text:span><text:span text:style-name="style10">+</text:span><text:span text:style-name="style4">1</text:span><text:span text:style-name="style10">)*</text:span><text:span text:style-name="style4">2</text:span><text:span text:style-name="style10">+</text:span><text:span text:style-name="style4">1</text:span><text:span text:style-name="style10">, </text:span><text:span text:style-name="style2">//<text:s text:c="2"/>волновой бассейн строится только в чётной</text:span></text:h>
      <text:h text:style-name="Default">250<text:s text:c="2"/><text:s text:c="2"/><text:span text:style-name="style11">My</text:span><text:span text:style-name="style10">=</text:span><text:span text:style-name="style5">int</text:span><text:span text:style-name="style10">(</text:span><text:span text:style-name="style11">Storm</text:span><text:span text:style-name="style10">-&gt;</text:span><text:span text:style-name="style11">Wide</text:span><text:span text:style-name="style10">/</text:span><text:span text:style-name="style11">Ds</text:span><text:span text:style-name="style10">/</text:span><text:span text:style-name="style4">2</text:span><text:span text:style-name="style10">+</text:span><text:span text:style-name="style4">1</text:span><text:span text:style-name="style10">)*</text:span><text:span text:style-name="style4">2</text:span><text:span text:style-name="style10">+</text:span><text:span text:style-name="style4">1</text:span><text:span text:style-name="style10">; </text:span><text:span text:style-name="style2">// размерности с малым перекрытием результата</text:span></text:h>
      <text:h text:style-name="Default">251<text:s text:c="2"/><text:s text:c="2"/><text:span text:style-name="style11">H </text:span><text:span text:style-name="style10">=(</text:span><text:span text:style-name="style5">Vector</text:span><text:span text:style-name="style10">**)</text:span><text:span text:style-name="style11">Allocate</text:span><text:span text:style-name="style10">( </text:span><text:span text:style-name="style11">My</text:span><text:span text:style-name="style10">,</text:span><text:span text:style-name="style11">Mx</text:span><text:span text:style-name="style10">*</text:span><text:span text:style-name="style5">sizeof</text:span><text:span text:style-name="style10">(</text:span><text:span text:style-name="style5">Vector</text:span><text:span text:style-name="style10">),</text:span><text:span text:style-name="style11">H </text:span><text:span text:style-name="style10">); </text:span><text:span text:style-name="style2">//+ осреднённый поток [м²/с]</text:span></text:h>
      <text:h text:style-name="Default">252<text:s text:c="2"/><text:s text:c="2"/><text:span text:style-name="style10">--</text:span><text:span text:style-name="style11">Mx</text:span><text:span text:style-name="style10">,--</text:span><text:span text:style-name="style11">My</text:span><text:span text:style-name="style10">;<text:s text:c="19"/></text:span><text:span text:style-name="style2">// чётная размерность индексов в матрицах [0..N]</text:span></text:h>
      <text:h text:style-name="Default">253<text:s text:c="2"/><text:s text:c="2"/><text:span text:style-name="style11">Length </text:span><text:span text:style-name="style10">= </text:span><text:span text:style-name="style11">Lw</text:span><text:span text:style-name="style10">,<text:s text:c="17"/></text:span><text:span text:style-name="style2">// заданная длина свободной для пакета волны [м]</text:span></text:h>
      <text:h text:style-name="Default">254<text:s text:c="2"/><text:s text:c="2"/><text:span text:style-name="style11">Extend </text:span><text:span text:style-name="style10">= </text:span><text:span text:style-name="style11">Lw</text:span><text:span text:style-name="style10">*</text:span><text:span text:style-name="style11">_Pd</text:span><text:span text:style-name="style10">/</text:span><text:span text:style-name="style11">Hw</text:span><text:span text:style-name="style10">,<text:s text:c="10"/></text:span><text:span text:style-name="style2">// протяженность центрального девятого вала<text:s text:c="2"/>[м]</text:span></text:h>
      <text:h text:style-name="Default">255<text:s text:c="2"/><text:s text:c="2"/><text:span text:style-name="style11">Height </text:span><text:span text:style-name="style10">= </text:span><text:span text:style-name="style11">Lw</text:span><text:span text:style-name="style10">*</text:span><text:span text:style-name="style11">Hw</text:span><text:span text:style-name="style10">/</text:span><text:span text:style-name="style11">hW</text:span><text:span text:style-name="style10">;<text:s text:c="11"/></text:span><text:span text:style-name="style15">//! высота, радиус×2·трохоиды на поверхности [м]</text:span></text:h>
      <text:h text:style-name="Default">256<text:s text:c="2"/><text:s text:c="2"/><text:span text:style-name="style11">axiZ</text:span><text:span text:style-name="style10">( </text:span><text:span text:style-name="style11">_Pi</text:span><text:span text:style-name="style10">-</text:span><text:span text:style-name="style11">_dR</text:span><text:span text:style-name="style10">*</text:span><text:span text:style-name="style11">Dir </text:span><text:span text:style-name="style10">);<text:s text:c="9"/></text:span><text:span text:style-name="style2">// тензор направления движения волны из картушки</text:span></text:h>
      <text:h text:style-name="Default">257<text:s text:c="2"/><text:s text:c="2"/><text:span text:style-name="style5">return </text:span><text:span text:style-name="style10">*</text:span><text:span text:style-name="style5">this</text:span><text:span text:style-name="style10">;</text:span></text:h>
      <text:h text:style-name="Default">258<text:s text:c="2"/><text:span text:style-name="style10">}</text:span></text:h>
      <text:h text:style-name="Default">259<text:s text:c="2"/><text:span text:style-name="style11">Waves</text:span><text:span text:style-name="style10">&amp; </text:span><text:span text:style-name="style11">Waves</text:span><text:span text:style-name="style10">::</text:span><text:span text:style-name="style11">Clear</text:span><text:span text:style-name="style10">()<text:s text:c="2"/></text:span><text:span text:style-name="style2">// очистка для перезапусков вычислительных экспериментов</text:span></text:h>
      <text:h text:style-name="Default">260<text:s text:c="2"/><text:span text:style-name="style10">{ </text:span><text:span text:style-name="style11">Diagonal </text:span><text:span text:style-name="style10">= </text:span><text:span text:style-name="style11">Storm</text:span><text:span text:style-name="style10">-&gt;</text:span><text:span text:style-name="style11">Trun</text:span><text:span text:style-name="style10">*</text:span><text:span text:style-name="style11">Cw </text:span><text:span text:style-name="style10">+ </text:span><text:span text:style-name="style11">Phase</text:span><text:span text:style-name="style10">*</text:span><text:span text:style-name="style11">Length</text:span><text:span text:style-name="style10">;<text:s text:c="2"/></text:span><text:span text:style-name="style2">// дистанция свободной границы [м]</text:span></text:h>
      <text:h text:style-name="Default">261<text:s text:c="2"/><text:s text:c="2"/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wave</text:span><text:span text:style-name="style10">&gt;=</text:span><text:span text:style-name="style4">2 </text:span><text:span text:style-name="style10">)</text:span><text:span text:style-name="style11">Diagonal </text:span><text:span text:style-name="style10">+= </text:span><text:span text:style-name="style11">hypot</text:span><text:span text:style-name="style10">( </text:span><text:span text:style-name="style11">Mx</text:span><text:span text:style-name="style10">,</text:span><text:span text:style-name="style11">My </text:span><text:span text:style-name="style10">)*</text:span><text:span text:style-name="style11">Ds</text:span><text:span text:style-name="style10">/</text:span><text:span text:style-name="style4">2.0</text:span><text:span text:style-name="style10">;</text:span></text:h>
      <text:h text:style-name="Default">262<text:s text:c="2"/><text:s text:c="2"/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wave</text:span><text:span text:style-name="style10">&gt;</text:span><text:span text:style-name="style4">1 </text:span><text:span text:style-name="style10">&amp;&amp;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</text:span></text:h>
      <text:h text:style-name="Default">263<text:s text:c="2"/><text:s text:c="2"/><text:span text:style-name="style10">{ </text:span><text:span text:style-name="style11">V</text:span><text:span text:style-name="style10">=(</text:span><text:span text:style-name="style5">Vector</text:span><text:span text:style-name="style10">**)</text:span><text:span text:style-name="style11">Allocate</text:span><text:span text:style-name="style10">( </text:span><text:span text:style-name="style11">My</text:span><text:span text:style-name="style10">+</text:span><text:span text:style-name="style4">1</text:span><text:span text:style-name="style10">,(</text:span><text:span text:style-name="style11">Mx</text:span><text:span text:style-name="style10">+</text:span><text:span text:style-name="style4">1</text:span><text:span text:style-name="style10">)*</text:span><text:span text:style-name="style5">sizeof</text:span><text:span text:style-name="style10">( </text:span><text:span text:style-name="style5">Vector </text:span><text:span text:style-name="style10">),</text:span><text:span text:style-name="style11">V </text:span><text:span text:style-name="style10">);<text:s text:c="3"/></text:span><text:span text:style-name="style2">// скорость [м/с]</text:span></text:h>
      <text:h text:style-name="Default">264<text:s text:c="2"/><text:s text:c="4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; </text:span><text:span text:style-name="style11">j</text:span><text:span text:style-name="style10">++ )</text:span><text:span text:style-name="style11">memset</text:span><text:span text:style-name="style10">( </text:span><text:span text:style-name="style11">V</text:span><text:span text:style-name="style10">[</text:span><text:span text:style-name="style11">j</text:span><text:span text:style-name="style10">],</text:span><text:span text:style-name="style4">0</text:span><text:span text:style-name="style10">,(</text:span><text:span text:style-name="style11">Mx</text:span><text:span text:style-name="style10">+</text:span><text:span text:style-name="style4">1</text:span><text:span text:style-name="style10">)*</text:span><text:span text:style-name="style5">sizeof</text:span><text:span text:style-name="style10">( </text:span><text:span text:style-name="style5">Vector </text:span><text:span text:style-name="style10">) );</text:span></text:h>
      <text:h text:style-name="Default">265<text:s text:c="2"/><text:s text:c="2"/><text:span text:style-name="style10">} </text:span><text:span text:style-name="style5">else</text:span><text:span text:style-name="style2">// иначе остаётся только простой массив уровней моря с полными потоками</text:span></text:h>
      <text:h text:style-name="Default">266<text:s text:c="2"/><text:s text:c="2"/><text:span text:style-name="style10">{ </text:span><text:span text:style-name="style5">if</text:span><text:span text:style-name="style10">( </text:span><text:span text:style-name="style11">V </text:span><text:span text:style-name="style10">)</text:span><text:span text:style-name="style11">Allocate</text:span><text:span text:style-name="style10">( </text:span><text:span text:style-name="style4">0</text:span><text:span text:style-name="style10">,</text:span><text:span text:style-name="style4">0</text:span><text:span text:style-name="style10">,</text:span><text:span text:style-name="style11">V </text:span><text:span text:style-name="style10">); </text:span><text:span text:style-name="style11">V</text:span><text:span text:style-name="style10">=</text:span><text:span text:style-name="style11">NULL</text:span><text:span text:style-name="style10">;</text:span></text:h>
      <text:h text:style-name="Default">267<text:s text:c="2"/><text:s text:c="2"/><text:span text:style-name="style10">} </text:span><text:span text:style-name="style2">//Tw=0.0;<text:s text:c="13"/>// фазовый отсчет для первого вступления фронта волны</text:span></text:h>
      <text:h text:style-name="Default">268<text:s text:c="2"/><text:s text:c="2"/><text:span text:style-name="style5">for</text:span><text:span text:style-name="style10">( </text:span><text:span text:style-name="style5">int </text:span><text:span text:style-name="style11">j</text:span><text:span text:style-name="style10">=</text:span><text:span text:style-name="style4">0</text:span><text:span text:style-name="style10">; </text:span><text:span text:style-name="style11">j</text:span><text:span text:style-name="style10">&lt;=</text:span><text:span text:style-name="style11">My</text:span><text:span text:style-name="style10">; </text:span><text:span text:style-name="style11">j</text:span><text:span text:style-name="style10">++ )</text:span></text:h>
      <text:h text:style-name="Default">269<text:s text:c="2"/><text:s text:c="3"/><text:span text:style-name="style5">if</text:span><text:span text:style-name="style10">( </text:span><text:span text:style-name="style11">Storm</text:span><text:span text:style-name="style10">-&gt;</text:span><text:span text:style-name="style11">Exp</text:span><text:span text:style-name="style10">.</text:span><text:span text:style-name="style11">peak </text:span><text:span text:style-name="style10">)<text:s text:c="4"/></text:span><text:span text:style-name="style2">// штилевая координатная поверхность в пространстве</text:span></text:h>
      <text:h text:style-name="Default">270<text:s text:c="2"/><text:s text:c="4"/><text:span text:style-name="style5">for</text:span><text:span text:style-name="style10">( </text:span><text:span text:style-name="style5">int </text:span><text:span text:style-name="style11">i</text:span><text:span text:style-name="style10">=</text:span><text:span text:style-name="style4">0</text:span><text:span text:style-name="style10">; </text:span><text:span text:style-name="style11">i</text:span><text:span text:style-name="style10">&lt;=</text:span><text:span text:style-name="style11">Mx</text:span><text:span text:style-name="style10">; </text:span><text:span text:style-name="style11">i</text:span><text:span text:style-name="style10">++ ) </text:span><text:span text:style-name="style2">// координаты точек в массиве если там не потоки</text:span></text:h>
      <text:h text:style-name="Default">271<text:s text:c="2"/><text:s text:c="6"/><text:span text:style-name="style11">H</text:span><text:span text:style-name="style10">[</text:span><text:span text:style-name="style11">j</text:span><text:span text:style-name="style10">][</text:span><text:span text:style-name="style11">i</text:span><text:span text:style-name="style10">]=(</text:span><text:span text:style-name="style5">Vector</text:span><text:span text:style-name="style10">){ </text:span><text:span text:style-name="style11">Ds</text:span><text:span text:style-name="style10">*(</text:span><text:span text:style-name="style11">i</text:span><text:span text:style-name="style10">-</text:span><text:span text:style-name="style11">Mx</text:span><text:span text:style-name="style10">/</text:span><text:span text:style-name="style4">2</text:span><text:span text:style-name="style10">),</text:span><text:span text:style-name="style11">Ds</text:span><text:span text:style-name="style10">*(</text:span><text:span text:style-name="style11">j</text:span><text:span text:style-name="style10">-</text:span><text:span text:style-name="style11">My</text:span><text:span text:style-name="style10">/</text:span><text:span text:style-name="style4">2</text:span><text:span text:style-name="style10">),</text:span><text:span text:style-name="style4">0 </text:span><text:span text:style-name="style10">};</text:span></text:h>
      <text:h text:style-name="Default">272<text:s text:c="2"/><text:s text:c="3"/><text:span text:style-name="style5">else </text:span><text:span text:style-name="style11">memset</text:span><text:span text:style-name="style10">( </text:span><text:span text:style-name="style11">H</text:span><text:span text:style-name="style10">[</text:span><text:span text:style-name="style11">j</text:span><text:span text:style-name="style10">],</text:span><text:span text:style-name="style4">0</text:span><text:span text:style-name="style10">,(</text:span><text:span text:style-name="style11">Mx</text:span><text:span text:style-name="style10">+</text:span><text:span text:style-name="style4">1</text:span><text:span text:style-name="style10">)*</text:span><text:span text:style-name="style5">sizeof</text:span><text:span text:style-name="style10">( </text:span><text:span text:style-name="style5">Vector </text:span><text:span text:style-name="style10">) );<text:s text:c="19"/></text:span><text:span text:style-name="style2">// [м]</text:span></text:h>
      <text:h text:style-name="Default">273<text:s text:c="2"/><text:s text:c="4"/><text:span text:style-name="style2">// H[22][20].z=22,H[22][21].z=23,H[22][22].z=23,H[22][23].z=22; // и всякий</text:span></text:h>
      <text:h text:style-name="Default">274<text:s text:c="2"/><text:s text:c="4"/><text:span text:style-name="style2">// H[23][20].z=20,H[23][21].z=22,H[23][22].z=22,H[23][23].z=20; // пожарный</text:span></text:h>
      <text:h text:style-name="Default">275<text:s text:c="2"/><text:s text:c="2"/><text:span text:style-name="style5">return </text:span><text:span text:style-name="style10">*</text:span><text:span text:style-name="style5">this</text:span><text:span text:style-name="style10">;</text:span></text:h>
      <text:h text:style-name="Default">276<text:s text:c="2"/><text:span text:style-name="style10">}</text:span></text:h>
      <text:h text:style-name="Default">277<text:s text:c="2"/><text:span text:style-name="style15">///<text:s text:c="4"/>Динамическая или интерактивная перестройка всех волновых полей разом</text:span></text:h>
      <text:h text:style-name="Default">278<text:s text:c="2"/><text:span text:style-name="style2">//<text:s text:c="18"/>или исходная предустановка вычислительного эксперимента</text:span></text:h>
      <text:h text:style-name="Default">279<text:s text:c="2"/><text:span text:style-name="style2">//</text:span></text:h>
      <text:h text:style-name="Default">280<text:s text:c="2"/><text:span text:style-name="style11">Field</text:span><text:span text:style-name="style10">&amp; </text:span><text:span text:style-name="style11">Field</text:span><text:span text:style-name="style10">::</text:span><text:span text:style-name="style11">Original</text:span><text:span text:style-name="style10">( </text:span><text:span text:style-name="style5">bool </text:span><text:span text:style-name="style11">init </text:span><text:span text:style-name="style10">) </text:span><text:span text:style-name="style2">// очистка или переустановка волнового поля</text:span></text:h>
      <text:h text:style-name="Default">281<text:s text:c="2"/><text:span text:style-name="style10">{ </text:span><text:span text:style-name="style5">for</text:span><text:span text:style-name="style10">( </text:span><text:span text:style-name="style5">int </text:span><text:span text:style-name="style11">y</text:span><text:span text:style-name="style10">=</text:span><text:span text:style-name="style4">0</text:span><text:span text:style-name="style10">; </text:span><text:span text:style-name="style11">y</text:span><text:span text:style-name="style10">&lt;</text:span><text:span text:style-name="style11">mY</text:span><text:span text:style-name="style10">; </text:span><text:span text:style-name="style11">y</text:span><text:span text:style-name="style10">++ )<text:s text:c="6"/></text:span><text:span text:style-name="style2">// предварительная разметка сеточных координат</text:span></text:h>
      <text:h text:style-name="Default">282<text:s text:c="2"/><text:s text:c="2"/><text:span text:style-name="style5">for</text:span><text:span text:style-name="style10">( </text:span><text:span text:style-name="style5">int </text:span><text:span text:style-name="style11">x</text:span><text:span text:style-name="style10">=</text:span><text:span text:style-name="style4">0</text:span><text:span text:style-name="style10">; </text:span><text:span text:style-name="style11">x</text:span><text:span text:style-name="style10">&lt;</text:span><text:span text:style-name="style11">mX</text:span><text:span text:style-name="style10">; </text:span><text:span text:style-name="style11">x</text:span><text:span text:style-name="style10">++ )<text:s text:c="6"/></text:span><text:span text:style-name="style2">// визуализации для обобщенного волнового поля</text:span></text:h>
      <text:h text:style-name="Default">283<text:s text:c="2"/><text:s text:c="4"/><text:span text:style-name="style10">{ </text:span><text:span text:style-name="style5">Vector </text:span><text:span text:style-name="style10">&amp;</text:span><text:span text:style-name="style11">W</text:span><text:span text:style-name="style10">=</text:span><text:span text:style-name="style11">Ws</text:span><text:span text:style-name="style10">[</text:span><text:span text:style-name="style11">y</text:span><text:span text:style-name="style10">][</text:span><text:span text:style-name="style11">x</text:span><text:span text:style-name="style10">]; </text:span><text:span text:style-name="style11">W</text:span><text:span text:style-name="style10">.</text:span><text:span text:style-name="style11">x</text:span><text:span text:style-name="style10">=</text:span><text:span text:style-name="style11">x</text:span><text:span text:style-name="style10">*</text:span><text:span text:style-name="style11">dS</text:span><text:span text:style-name="style10">-</text:span><text:span text:style-name="style11">Long</text:span><text:span text:style-name="style10">/</text:span><text:span text:style-name="style4">2</text:span><text:span text:style-name="style10">; </text:span><text:span text:style-name="style11">W</text:span><text:span text:style-name="style10">.</text:span><text:span text:style-name="style11">y</text:span><text:span text:style-name="style10">=</text:span><text:span text:style-name="style11">dS</text:span><text:span text:style-name="style10">*(</text:span><text:span text:style-name="style11">y</text:span><text:span text:style-name="style10">-</text:span><text:span text:style-name="style5">Real</text:span><text:span text:style-name="style10">(</text:span><text:span text:style-name="style11">mY</text:span><text:span text:style-name="style10">-</text:span><text:span text:style-name="style4">1</text:span><text:span text:style-name="style10">)/</text:span><text:span text:style-name="style4">2</text:span><text:span text:style-name="style10">); </text:span><text:span text:style-name="style11">W</text:span><text:span text:style-name="style10">.</text:span><text:span text:style-name="style11">z</text:span><text:span text:style-name="style10">=</text:span><text:span text:style-name="style4">0.0</text:span><text:span text:style-name="style10">; }</text:span></text:h>
      <text:h text:style-name="Default">284<text:s text:c="2"/><text:s text:c="2"/><text:span text:style-name="style5">if</text:span><text:span text:style-name="style10">( </text:span><text:span text:style-name="style11">init </text:span><text:span text:style-name="style10">|| </text:span><text:span text:style-name="style11">Exp</text:span><text:span text:style-name="style10">.</text:span><text:span text:style-name="style11">wave</text:span><text:span text:style-name="style10">&gt;=</text:span><text:span text:style-name="style4">2 </text:span><text:span text:style-name="style10">)</text:span></text:h>
      <text:h text:style-name="Default">285<text:s text:c="2"/><text:s text:c="4"/><text:span text:style-name="style10">{ </text:span><text:span text:style-name="style5">if</text:span><text:span text:style-name="style10">( </text:span><text:span text:style-name="style11">logTime</text:span><text:span text:style-name="style10">() )</text:span><text:span text:style-name="style11">fprintf</text:span><text:span text:style-name="style10">( </text:span><text:span text:style-name="style11">VIL</text:span><text:span text:style-name="style10">,</text:span><text:span text:style-name="style6">" ⇒ возобновление ⇒ 0\"[0]\n" </text:span><text:span text:style-name="style10">);</text:span></text:h>
      <text:h text:style-name="Default">286<text:s text:c="2"/><text:s text:c="6"/><text:span text:style-name="style11">Trun</text:span><text:span text:style-name="style10">=</text:span><text:span text:style-name="style11">Tlaps</text:span><text:span text:style-name="style10">=</text:span><text:span text:style-name="style4">0.0</text:span><text:span text:style-name="style10">; </text:span><text:span text:style-name="style11">Kt</text:span><text:span text:style-name="style10">=</text:span><text:span text:style-name="style4">0</text:span><text:span text:style-name="style10">;<text:s text:c="6"/></text:span><text:span text:style-name="style2">// реальное время для моделирования [сек, час]</text:span></text:h>
      <text:h text:style-name="Default">287<text:s text:c="2"/><text:s text:c="6"/><text:span text:style-name="style11">Instant</text:span><text:span text:style-name="style10">.</text:span><text:span text:style-name="style11">Now</text:span><text:span text:style-name="style10">();<text:s text:c="13"/></text:span><text:span text:style-name="style2">// текущее время к фазе волн на данный момент</text:span></text:h>
      <text:h text:style-name="Default">288<text:s text:c="2"/><text:s text:c="6"/><text:span text:style-name="style11">Vessel</text:span><text:span text:style-name="style10">-&gt;</text:span><text:span text:style-name="style11">Original</text:span><text:span text:style-name="style10">();</text:span></text:h>
      <text:h text:style-name="Default">289<text:s text:c="2"/><text:s text:c="4"/><text:span text:style-name="style10">} </text:span><text:span text:style-name="style11">Wind</text:span><text:span text:style-name="style10">.</text:span><text:span text:style-name="style11">Clear</text:span><text:span text:style-name="style10">();<text:s text:c="29"/></text:span><text:span text:style-name="style2">// ветер</text:span></text:h>
      <text:h text:style-name="Default">290<text:s text:c="2"/><text:s text:c="6"/><text:span text:style-name="style11">Swell</text:span><text:span text:style-name="style10">.</text:span><text:span text:style-name="style11">Clear</text:span><text:span text:style-name="style10">();<text:s text:c="28"/></text:span><text:span text:style-name="style2">// зыбь</text:span></text:h>
      <text:h text:style-name="Default">291<text:s text:c="2"/><text:s text:c="6"/><text:span text:style-name="style11">Surge</text:span><text:span text:style-name="style10">.</text:span><text:span text:style-name="style11">Clear</text:span><text:span text:style-name="style10">(); </text:span><text:span text:style-name="style11">wavePrint</text:span><text:span text:style-name="style10">(); </text:span><text:span text:style-name="style5">return </text:span><text:span text:style-name="style10">*</text:span><text:span text:style-name="style5">this</text:span><text:span text:style-name="style10">; </text:span><text:span text:style-name="style2">// вал</text:span></text:h>
      <text:h text:style-name="Default">292<text:s text:c="2"/><text:span text:style-name="style10">}</text:span></text:h>
      <text:h text:style-name="Default">293<text:s text:c="2"/><text:span text:style-name="style11">Hull</text:span><text:span text:style-name="style10">&amp; </text:span><text:span text:style-name="style11">Hull</text:span><text:span text:style-name="style10">::</text:span><text:span text:style-name="style11">Initial</text:span><text:span text:style-name="style10">()<text:s text:c="7"/></text:span><text:span text:style-name="style2">// возврат в исходную позицию по курсу и дифференту</text:span></text:h>
      <text:h text:style-name="Default">294<text:s text:c="2"/><text:span text:style-name="style10">{ </text:span><text:span text:style-name="style11">Base</text:span><text:span text:style-name="style10">::</text:span><text:span text:style-name="style11">Identity</text:span><text:span text:style-name="style10">(); </text:span><text:span text:style-name="style11">axiY</text:span><text:span text:style-name="style10">( </text:span><text:span text:style-name="style11">Trim </text:span><text:span text:style-name="style10">); </text:span><text:span text:style-name="style11">rotZ</text:span><text:span text:style-name="style10">( -</text:span><text:span text:style-name="style11">Course </text:span><text:span text:style-name="style10">); </text:span><text:span text:style-name="style5">return </text:span><text:span text:style-name="style10">*</text:span><text:span text:style-name="style5">this</text:span><text:span text:style-name="style10">;</text:span></text:h>
      <text:h text:style-name="Default">295<text:s text:c="2"/><text:span text:style-name="style10">}</text:span></text:h>
      <text:h text:style-name="Default">296<text:s text:c="2"/><text:span text:style-name="style11">Hull</text:span><text:span text:style-name="style10">&amp; </text:span><text:span text:style-name="style11">Hull</text:span><text:span text:style-name="style10">::</text:span><text:span text:style-name="style11">Original</text:span><text:span text:style-name="style10">()</text:span></text:h>
      <text:h text:style-name="Default">297<text:s text:c="2"/><text:span text:style-name="style10">{ </text:span><text:span text:style-name="style5">if</text:span><text:span text:style-name="style10">( !</text:span><text:span text:style-name="style11">Storm </text:span><text:span text:style-name="style10">)</text:span><text:span text:style-name="style5">return </text:span><text:span text:style-name="style10">*</text:span><text:span text:style-name="style5">this</text:span><text:span text:style-name="style10">;<text:s text:c="10"/></text:span><text:span text:style-name="style2">// здесь пролог может быть ещё не завершён</text:span></text:h>
      <text:h text:style-name="Default">298<text:s text:c="2"/><text:s text:c="2"/><text:span text:style-name="style11">Volume</text:span><text:span text:style-name="style10">=</text:span><text:span text:style-name="style11">Surface</text:span><text:span text:style-name="style10">=</text:span><text:span text:style-name="style11">Floatage</text:span><text:span text:style-name="style10">=</text:span><text:span text:style-name="style4">0.0</text:span><text:span text:style-name="style10">;<text:s text:c="7"/></text:span><text:span text:style-name="style2">// согласовать с Vs-math</text:span></text:h>
      <text:h text:style-name="Default">299<text:s text:c="2"/><text:s text:c="2"/><text:span text:style-name="style11">inWater</text:span><text:span text:style-name="style10">=</text:span><text:span text:style-name="style4">0.0</text:span><text:span text:style-name="style10">; </text:span><text:span text:style-name="style11">inMass</text:span><text:span text:style-name="style10">=</text:span><text:span text:style-name="style4">0.0</text:span><text:span text:style-name="style10">; </text:span><text:span text:style-name="style11">vR</text:span><text:span text:style-name="style10">=</text:span><text:span text:style-name="style4">0.0</text:span><text:span text:style-name="style10">;<text:s text:c="3"/></text:span><text:span text:style-name="style2">// mM=0.0; - на Three-Initial</text:span></text:h>
      <text:h text:style-name="Default">300<text:s text:c="2"/><text:s text:c="2"/><text:span text:style-name="style11">Gravity</text:span><text:span text:style-name="style10">=</text:span><text:span text:style-name="style11">Buoyancy</text:span><text:span text:style-name="style10">=</text:span><text:span text:style-name="style11">Floatable</text:span><text:span text:style-name="style10">=</text:span><text:span text:style-name="style11">Metacenter</text:span><text:span text:style-name="style10">=</text:span><text:span text:style-name="style11">Zero</text:span><text:span text:style-name="style10">; </text:span><text:span text:style-name="style11">Locate</text:span><text:span text:style-name="style10">=</text:span><text:span text:style-name="style11">Zero</text:span><text:span text:style-name="style10">;</text:span></text:h>
      <text:h text:style-name="Default">301<text:s text:c="2"/><text:s text:c="2"/><text:span text:style-name="style15">//!<text:s text:c="2"/>контролируемый начальный отсчет для запуска всего процесса моделирования</text:span></text:h>
      <text:h text:style-name="Default">302<text:s text:c="2"/><text:s text:c="2"/><text:span text:style-name="style11">Route</text:span><text:span text:style-name="style10">.</text:span><text:span text:style-name="style11">len</text:span><text:span text:style-name="style10">=</text:span><text:span text:style-name="style11">Rate</text:span><text:span text:style-name="style10">.</text:span><text:span text:style-name="style11">len</text:span><text:span text:style-name="style10">=</text:span><text:span text:style-name="style11">Swing</text:span><text:span text:style-name="style10">.</text:span><text:span text:style-name="style11">len</text:span><text:span text:style-name="style10">=</text:span><text:span text:style-name="style11">Whirl</text:span><text:span text:style-name="style10">.</text:span><text:span text:style-name="style11">len</text:span><text:span text:style-name="style10">=</text:span><text:span text:style-name="style4">0</text:span><text:span text:style-name="style10">;<text:s text:c="2"/></text:span><text:span text:style-name="style2">// нулевая начальная инициализация</text:span></text:h>
      <text:h text:style-name="Default">303<text:s text:c="2"/><text:s text:c="2"/><text:span text:style-name="style11">Route </text:span><text:span text:style-name="style10">+= </text:span><text:span text:style-name="style11">Zero</text:span><text:span text:style-name="style10">;<text:s text:c="13"/></text:span><text:span text:style-name="style2">// первый координатный отсчет на маршруте парохода</text:span></text:h>
      <text:h text:style-name="Default">304<text:s text:c="2"/><text:s text:c="2"/><text:span text:style-name="style11">Rate<text:s text:c="2"/></text:span><text:span text:style-name="style10">+= </text:span><text:span text:style-name="style11">Zero</text:span><text:span text:style-name="style10">;<text:s text:c="13"/></text:span><text:span text:style-name="style2">// начальная скорость хода == 0<text:s text:c="14"/>[м/с]</text:span></text:h>
      <text:h text:style-name="Default">305<text:s text:c="2"/><text:s text:c="2"/><text:span text:style-name="style11">Swing </text:span><text:span text:style-name="style10">+= </text:span><text:span text:style-name="style11">Zero</text:span><text:span text:style-name="style10">;<text:s text:c="13"/></text:span><text:span text:style-name="style2">// ориентация в пространстве в трёх углах Крылова</text:span></text:h>
      <text:h text:style-name="Default">306<text:s text:c="2"/><text:s text:c="2"/><text:span text:style-name="style11">Whirl </text:span><text:span text:style-name="style10">+= </text:span><text:span text:style-name="style11">Zero</text:span><text:span text:style-name="style10">;<text:s text:c="13"/></text:span><text:span text:style-name="style2">// скорости изменения крена, дифферента и курса</text:span></text:h>
      <text:h text:style-name="Default">307<text:s text:c="2"/><text:s text:c="1"/><text:span text:style-name="style5">return </text:span><text:span text:style-name="style11">Initial</text:span><text:span text:style-name="style10">().</text:span><text:span text:style-name="style11">Floating</text:span><text:span text:style-name="style10">();</text:span><text:span text:style-name="style2">// установка главных осей и геометрические расчеты</text:span></text:h>
      <text:h text:style-name="Default">308<text:s text:c="2"/><text:span text:style-name="style10">}</text:span></text:h>
      <text:h text:style-name="Default">309<text:s text:c="2"/><text:span text:style-name="style15">//!<text:s text:c="4"/>Интерактивное управление выполняющимся вычислительным экспериментом</text:span></text:h>
      <text:h text:style-name="Default">310<text:s text:c="2"/><text:span text:style-name="style15">///</text:span></text:h>
      <text:h text:style-name="Default">311<text:s text:c="2"/><text:span text:style-name="style5">static bool </text:span><text:span text:style-name="style11">AllKeyb</text:span><text:span text:style-name="style10">( </text:span><text:span text:style-name="style5">byte </text:span><text:span text:style-name="style11">Keyb </text:span><text:span text:style-name="style10">)</text:span></text:h>
      <text:h text:style-name="Default">312<text:s text:c="2"/><text:span text:style-name="style10">{ </text:span><text:span text:style-name="style11">Hull </text:span><text:span text:style-name="style10">&amp;</text:span><text:span text:style-name="style11">Ship</text:span><text:span text:style-name="style10">=*</text:span><text:span text:style-name="style11">Vessel</text:span><text:span text:style-name="style10">;<text:s text:c="20"/></text:span><text:span text:style-name="style2">// Field &amp;Sea=*Storm;</text:span></text:h>
      <text:h text:style-name="Default">313<text:s text:c="2"/><text:s text:c="2"/><text:span text:style-name="style5">switch</text:span><text:span text:style-name="style10">( </text:span><text:span text:style-name="style11">Keyb </text:span><text:span text:style-name="style10">)</text:span></text:h>
      <text:h text:style-name="Default">314<text:s text:c="2"/><text:s text:c="2"/><text:span text:style-name="style10">{ </text:span><text:span text:style-name="style5">case </text:span><text:span text:style-name="style11">_BkSp</text:span><text:span text:style-name="style10">:<text:s text:c="26"/></text:span><text:span text:style-name="style2">// временное прекращение\возобновление</text:span></text:h>
      <text:h text:style-name="Default">315<text:s text:c="2"/><text:s text:c="7"/><text:span text:style-name="style10">{ </text:span><text:span text:style-name="style5">static byte </text:span><text:span text:style-name="style11">wave</text:span><text:span text:style-name="style10">=</text:span><text:span text:style-name="style4">0</text:span><text:span text:style-name="style10">;<text:s text:c="13"/></text:span><text:span text:style-name="style2">//<text:s text:c="3"/>морского волнения (если оно было)</text:span></text:h>
      <text:h text:style-name="Default">316<text:s text:c="2"/><text:s text:c="9"/><text:span text:style-name="style11">Field </text:span><text:span text:style-name="style10">&amp;</text:span><text:span text:style-name="style11">S</text:span><text:span text:style-name="style10">=*</text:span><text:span text:style-name="style11">Storm</text:span><text:span text:style-name="style10">; </text:span><text:span text:style-name="style11">wave</text:span><text:span text:style-name="style10">|=</text:span><text:span text:style-name="style11">S</text:span><text:span text:style-name="style10">.</text:span><text:span text:style-name="style11">Exp</text:span><text:span text:style-name="style10">.</text:span><text:span text:style-name="style11">wave</text:span><text:span text:style-name="style10">&lt;&lt;</text:span><text:span text:style-name="style4">2</text:span><text:span text:style-name="style10">; </text:span><text:span text:style-name="style11">S</text:span><text:span text:style-name="style10">.</text:span><text:span text:style-name="style11">Exp</text:span><text:span text:style-name="style10">.</text:span><text:span text:style-name="style11">wave</text:span><text:span text:style-name="style10">=</text:span><text:span text:style-name="style11">wave</text:span><text:span text:style-name="style10">&amp;</text:span><text:span text:style-name="style4">3</text:span><text:span text:style-name="style10">; </text:span><text:span text:style-name="style11">wave</text:span><text:span text:style-name="style10">&gt;&gt;=</text:span><text:span text:style-name="style4">2</text:span><text:span text:style-name="style10">;</text:span></text:h>
      <text:h text:style-name="Default">317<text:s text:c="2"/><text:s text:c="9"/><text:span text:style-name="style5">if</text:span><text:span text:style-name="style10">( </text:span><text:span text:style-name="style11">logTime</text:span><text:span text:style-name="style10">() )</text:span></text:h>
      <text:h text:style-name="Default">318<text:s text:c="2"/><text:s text:c="9"/><text:span text:style-name="style10">{ </text:span><text:span text:style-name="style5">if</text:span><text:span text:style-name="style10">( </text:span><text:span text:style-name="style11">wave </text:span><text:span text:style-name="style10">)</text:span><text:span text:style-name="style11">fprintf</text:span><text:span text:style-name="style10">(</text:span><text:span text:style-name="style11">VIL</text:span><text:span text:style-name="style10">,</text:span><text:span text:style-name="style6">"<text:s text:c="2"/>⇒ исключение морского волнения [%d]"</text:span><text:span text:style-name="style10">,</text:span><text:span text:style-name="style11">wave</text:span><text:span text:style-name="style10">);</text:span></text:h>
      <text:h text:style-name="Default">319<text:s text:c="2"/><text:s text:c="11"/><text:span text:style-name="style5">else if</text:span><text:span text:style-name="style10">( </text:span><text:span text:style-name="style11">S</text:span><text:span text:style-name="style10">.</text:span><text:span text:style-name="style11">Exp</text:span><text:span text:style-name="style10">.</text:span><text:span text:style-name="style11">wave </text:span><text:span text:style-name="style10">)</text:span></text:h>
      <text:h text:style-name="Default">320<text:s text:c="2"/><text:s text:c="16"/><text:span text:style-name="style11">fprintf</text:span><text:span text:style-name="style10">( </text:span><text:span text:style-name="style11">VIL</text:span><text:span text:style-name="style10">,</text:span><text:span text:style-name="style6">"<text:s text:c="2"/>⇒ возобновление: «%s»"</text:span><text:span text:style-name="style10">,</text:span><text:span text:style-name="style11">ModelWave</text:span><text:span text:style-name="style10">[</text:span><text:span text:style-name="style11">S</text:span><text:span text:style-name="style10">.</text:span><text:span text:style-name="style11">Exp</text:span><text:span text:style-name="style10">.</text:span><text:span text:style-name="style11">wave</text:span><text:span text:style-name="style10">] );</text:span></text:h>
      <text:h text:style-name="Default">321<text:s text:c="2"/><text:s text:c="9"/><text:span text:style-name="style10">} </text:span><text:span text:style-name="style11">Storm</text:span><text:span text:style-name="style10">-&gt;</text:span><text:span text:style-name="style11">Original</text:span><text:span text:style-name="style10">( </text:span><text:span text:style-name="style5">false </text:span><text:span text:style-name="style10">);<text:s text:c="3"/></text:span><text:span text:style-name="style2">// возврат вычислений в начальный момент</text:span></text:h>
      <text:h text:style-name="Default">322<text:s text:c="2"/><text:s text:c="7"/><text:span text:style-name="style10">} </text:span><text:span text:style-name="style5">break</text:span><text:span text:style-name="style10">;</text:span></text:h>
      <text:h text:style-name="Default">323<text:s text:c="2"/><text:s text:c="4"/><text:span text:style-name="style5">case </text:span><text:span text:style-name="style7">'1'</text:span><text:span text:style-name="style10">: </text:span><text:span text:style-name="style5">case </text:span><text:span text:style-name="style7">'!'</text:span><text:span text:style-name="style10">: { </text:span><text:span text:style-name="style5">Vector </text:span><text:span text:style-name="style11">W</text:span><text:span text:style-name="style10">={ </text:span><text:span text:style-name="style11">_Ph</text:span><text:span text:style-name="style10">/</text:span><text:span text:style-name="style4">3.0 </text:span><text:span text:style-name="style10">}; </text:span><text:span text:style-name="style11">W</text:span><text:span text:style-name="style10">=</text:span><text:span text:style-name="style11">Ship</text:span><text:span text:style-name="style10">*</text:span><text:span text:style-name="style11">W</text:span><text:span text:style-name="style10">; </text:span><text:span text:style-name="style2">// вызов Крылова в МБ</text:span></text:h>
      <text:h text:style-name="Default">324<text:s text:c="2"/><text:s text:c="26"/><text:span text:style-name="style11">Ship </text:span><text:span text:style-name="style10">*= </text:span><text:span text:style-name="style11">Krylov</text:span><text:span text:style-name="style10">( </text:span><text:span text:style-name="style11">W</text:span><text:span text:style-name="style10">.</text:span><text:span text:style-name="style11">x</text:span><text:span text:style-name="style10">,</text:span><text:span text:style-name="style11">W</text:span><text:span text:style-name="style10">.</text:span><text:span text:style-name="style11">y</text:span><text:span text:style-name="style10">,</text:span><text:span text:style-name="style11">W</text:span><text:span text:style-name="style10">.</text:span><text:span text:style-name="style11">z </text:span><text:span text:style-name="style10">); } </text:span><text:span text:style-name="style5">break</text:span><text:span text:style-name="style10">;<text:s text:c="3"/></text:span><text:span text:style-name="style2">// задаётся</text:span></text:h>
      <text:h text:style-name="Default">325<text:s text:c="2"/><text:s text:c="4"/><text:span text:style-name="style5">case </text:span><text:span text:style-name="style7">'3'</text:span><text:span text:style-name="style10">: </text:span><text:span text:style-name="style5">case </text:span><text:span text:style-name="style7">'#'</text:span><text:span text:style-name="style10">: { </text:span><text:span text:style-name="style5">Vector </text:span><text:span text:style-name="style11">W</text:span><text:span text:style-name="style10">={-</text:span><text:span text:style-name="style11">_Ph</text:span><text:span text:style-name="style10">/</text:span><text:span text:style-name="style4">3.0 </text:span><text:span text:style-name="style10">}; </text:span><text:span text:style-name="style11">W</text:span><text:span text:style-name="style10">=</text:span><text:span text:style-name="style11">Ship</text:span><text:span text:style-name="style10">*</text:span><text:span text:style-name="style11">W</text:span><text:span text:style-name="style10">; </text:span><text:span text:style-name="style2">// импульс крена ±30°</text:span></text:h>
      <text:h text:style-name="Default">326<text:s text:c="2"/><text:s text:c="26"/><text:span text:style-name="style11">Ship </text:span><text:span text:style-name="style10">*= </text:span><text:span text:style-name="style11">Krylov</text:span><text:span text:style-name="style10">( </text:span><text:span text:style-name="style11">W</text:span><text:span text:style-name="style10">.</text:span><text:span text:style-name="style11">x</text:span><text:span text:style-name="style10">,</text:span><text:span text:style-name="style11">W</text:span><text:span text:style-name="style10">.</text:span><text:span text:style-name="style11">y</text:span><text:span text:style-name="style10">,</text:span><text:span text:style-name="style11">W</text:span><text:span text:style-name="style10">.</text:span><text:span text:style-name="style11">z </text:span><text:span text:style-name="style10">); } </text:span><text:span text:style-name="style5">break</text:span><text:span text:style-name="style10">;</text:span></text:h>
      <text:h text:style-name="Default">327<text:s text:c="2"/><text:s text:c="4"/><text:span text:style-name="style5">case </text:span><text:span text:style-name="style7">'8'</text:span><text:span text:style-name="style10">: </text:span><text:span text:style-name="style5">case </text:span><text:span text:style-name="style7">'*'</text:span><text:span text:style-name="style10">: </text:span><text:span text:style-name="style11">Ship</text:span><text:span text:style-name="style10">.</text:span><text:span text:style-name="style11">cSp </text:span><text:span text:style-name="style10">+= </text:span><text:span text:style-name="style11">_Mile</text:span><text:span text:style-name="style10">/</text:span><text:span text:style-name="style4">1800.0</text:span><text:span text:style-name="style10">; </text:span><text:span text:style-name="style5">break</text:span><text:span text:style-name="style10">;<text:s text:c="6"/></text:span><text:span text:style-name="style2">// +2 узла-&gt;м/сек</text:span></text:h>
      <text:h text:style-name="Default">328<text:s text:c="2"/><text:s text:c="4"/><text:span text:style-name="style5">case </text:span><text:span text:style-name="style7">'2'</text:span><text:span text:style-name="style10">: </text:span><text:span text:style-name="style5">case </text:span><text:span text:style-name="style7">'@'</text:span><text:span text:style-name="style10">: </text:span><text:span text:style-name="style11">Ship</text:span><text:span text:style-name="style10">.</text:span><text:span text:style-name="style11">cSp </text:span><text:span text:style-name="style10">-= </text:span><text:span text:style-name="style11">_Mile</text:span><text:span text:style-name="style10">/</text:span><text:span text:style-name="style4">1800.0</text:span><text:span text:style-name="style10">; </text:span><text:span text:style-name="style5">break</text:span><text:span text:style-name="style10">;<text:s text:c="6"/></text:span><text:span text:style-name="style2">// реверс -2 узла</text:span></text:h>
      <text:h text:style-name="Default">329<text:s text:c="2"/><text:s text:c="4"/><text:span text:style-name="style5">case </text:span><text:span text:style-name="style7">'0'</text:span><text:span text:style-name="style10">: </text:span><text:span text:style-name="style5">case </text:span><text:span text:style-name="style7">')'</text:span><text:span text:style-name="style10">: </text:span><text:span text:style-name="style11">Ship</text:span><text:span text:style-name="style10">.</text:span><text:span text:style-name="style11">cSp </text:span><text:span text:style-name="style10">= </text:span><text:span text:style-name="style4">0.0</text:span><text:span text:style-name="style10">;<text:s text:c="11"/></text:span><text:span text:style-name="style5">break</text:span><text:span text:style-name="style10">;<text:s text:c="6"/></text:span><text:span text:style-name="style2">// стоп машина</text:span></text:h>
      <text:h text:style-name="Default">330<text:s text:c="2"/><text:s text:c="4"/><text:span text:style-name="style5">case </text:span><text:span text:style-name="style7">'7'</text:span><text:span text:style-name="style10">: </text:span><text:span text:style-name="style5">case </text:span><text:span text:style-name="style7">'&amp;'</text:span><text:span text:style-name="style10">:<text:s text:c="11"/></text:span><text:span text:style-name="style11">Ship</text:span><text:span text:style-name="style10">.</text:span><text:span text:style-name="style11">dCs</text:span><text:span text:style-name="style10">=</text:span><text:span text:style-name="style11">_Pi</text:span><text:span text:style-name="style10">/</text:span><text:span text:style-name="style4">60.0</text:span><text:span text:style-name="style10">; </text:span><text:span text:style-name="style11">Keyb</text:span><text:span text:style-name="style10">=</text:span><text:span text:style-name="style4">0</text:span><text:span text:style-name="style10">;</text:span></text:h>
      <text:h text:style-name="Default">331<text:s text:c="2"/><text:s text:c="4"/><text:span text:style-name="style5">case </text:span><text:span text:style-name="style7">'4'</text:span><text:span text:style-name="style10">: </text:span><text:span text:style-name="style5">case </text:span><text:span text:style-name="style7">'$'</text:span><text:span text:style-name="style10">: </text:span><text:span text:style-name="style5">if</text:span><text:span text:style-name="style10">( </text:span><text:span text:style-name="style11">Keyb </text:span><text:span text:style-name="style10">)</text:span><text:span text:style-name="style11">Ship</text:span><text:span text:style-name="style10">.</text:span><text:span text:style-name="style11">dCs</text:span><text:span text:style-name="style10">=</text:span><text:span text:style-name="style11">_Pd</text:span><text:span text:style-name="style10">/</text:span><text:span text:style-name="style4">60.0</text:span><text:span text:style-name="style10">;</text:span></text:h>
      <text:h text:style-name="Default">332<text:s text:c="2"/><text:s text:c="24"/><text:span text:style-name="style11">angle</text:span><text:span text:style-name="style10">(</text:span><text:span text:style-name="style11">Ship</text:span><text:span text:style-name="style10">.</text:span><text:span text:style-name="style11">Course</text:span><text:span text:style-name="style10">-=</text:span><text:span text:style-name="style11">_Ph</text:span><text:span text:style-name="style10">*</text:span><text:span text:style-name="style4">0.125</text:span><text:span text:style-name="style10">); </text:span><text:span text:style-name="style5">break</text:span><text:span text:style-name="style10">; </text:span><text:span text:style-name="style2">// курс ±1 румб</text:span></text:h>
      <text:h text:style-name="Default">333<text:s text:c="2"/><text:s text:c="4"/><text:span text:style-name="style5">case </text:span><text:span text:style-name="style7">'9'</text:span><text:span text:style-name="style10">: </text:span><text:span text:style-name="style5">case </text:span><text:span text:style-name="style7">'('</text:span><text:span text:style-name="style10">:<text:s text:c="11"/></text:span><text:span text:style-name="style11">Ship</text:span><text:span text:style-name="style10">.</text:span><text:span text:style-name="style11">dCs</text:span><text:span text:style-name="style10">=</text:span><text:span text:style-name="style11">_Pi</text:span><text:span text:style-name="style10">/</text:span><text:span text:style-name="style4">60.0</text:span><text:span text:style-name="style10">; </text:span><text:span text:style-name="style11">Keyb</text:span><text:span text:style-name="style10">=</text:span><text:span text:style-name="style4">0</text:span><text:span text:style-name="style10">;</text:span></text:h>
      <text:h text:style-name="Default">334<text:s text:c="2"/><text:s text:c="4"/><text:span text:style-name="style5">case </text:span><text:span text:style-name="style7">'6'</text:span><text:span text:style-name="style10">: </text:span><text:span text:style-name="style5">case </text:span><text:span text:style-name="style7">'^'</text:span><text:span text:style-name="style10">: </text:span><text:span text:style-name="style5">if</text:span><text:span text:style-name="style10">( </text:span><text:span text:style-name="style11">Keyb </text:span><text:span text:style-name="style10">)</text:span><text:span text:style-name="style11">Ship</text:span><text:span text:style-name="style10">.</text:span><text:span text:style-name="style11">dCs</text:span><text:span text:style-name="style10">=</text:span><text:span text:style-name="style11">_Pd</text:span><text:span text:style-name="style10">/</text:span><text:span text:style-name="style4">60.0</text:span><text:span text:style-name="style10">;</text:span></text:h>
      <text:h text:style-name="Default">335<text:s text:c="2"/><text:s text:c="24"/><text:span text:style-name="style11">angle</text:span><text:span text:style-name="style10">(</text:span><text:span text:style-name="style11">Ship</text:span><text:span text:style-name="style10">.</text:span><text:span text:style-name="style11">Course</text:span><text:span text:style-name="style10">+=</text:span><text:span text:style-name="style11">_Ph</text:span><text:span text:style-name="style10">*</text:span><text:span text:style-name="style4">0.125</text:span><text:span text:style-name="style10">); </text:span><text:span text:style-name="style5">break</text:span><text:span text:style-name="style10">; </text:span><text:span text:style-name="style2">// курс ±1 румб</text:span></text:h>
      <text:h text:style-name="Default">336<text:s text:c="2"/><text:s text:c="4"/><text:span text:style-name="style5">case </text:span><text:span text:style-name="style7">'5'</text:span><text:span text:style-name="style10">: </text:span><text:span text:style-name="style5">case </text:span><text:span text:style-name="style7">'%'</text:span><text:span text:style-name="style10">: </text:span><text:span text:style-name="style11">angle</text:span><text:span text:style-name="style10">(</text:span><text:span text:style-name="style11">Ship</text:span><text:span text:style-name="style10">.</text:span><text:span text:style-name="style11">Course</text:span><text:span text:style-name="style10">=-</text:span><text:span text:style-name="style11">Ship</text:span><text:span text:style-name="style10">.</text:span><text:span text:style-name="style11">Swing</text:span><text:span text:style-name="style10">[-</text:span><text:span text:style-name="style4">1</text:span><text:span text:style-name="style10">].</text:span><text:span text:style-name="style11">z</text:span><text:span text:style-name="style10">); </text:span><text:span text:style-name="style2">// так держать</text:span></text:h>
      <text:h text:style-name="Default">337<text:s text:c="2"/><text:span text:style-name="style2">//<text:s text:c="2"/>case _Esc: return false;</text:span></text:h>
      <text:h text:style-name="Default">338<text:s text:c="2"/><text:s text:c="2"/><text:span text:style-name="style10">} </text:span><text:span text:style-name="style5">return true</text:span><text:span text:style-name="style10">;<text:s text:c="18"/></text:span><text:span text:style-name="style2">// и все иные запросы клавиатуры сбрасываются</text:span></text:h>
      <text:h text:style-name="Default">339<text:s text:c="2"/><text:span text:style-name="style10">}</text:span></text:h>
      <text:h text:style-name="Default">340<text:s text:c="2"/><text:span text:style-name="style5">static int </text:span><text:span text:style-name="style11">Write_choice</text:span><text:span text:style-name="style10">( </text:span><text:span text:style-name="style11">Window</text:span><text:span text:style-name="style10">* </text:span><text:span text:style-name="style11">Win </text:span><text:span text:style-name="style10">)</text:span></text:h>
      <text:h text:style-name="Default">341<text:s text:c="2"/><text:span text:style-name="style10">{ </text:span><text:span text:style-name="style5">byte </text:span><text:span text:style-name="style11">ans</text:span><text:span text:style-name="style10">=</text:span><text:span text:style-name="style4">1</text:span><text:span text:style-name="style10">;</text:span></text:h>
      <text:h text:style-name="Default">342<text:s text:c="2"/><text:s text:c="2"/><text:span text:style-name="style11">Mlist Menu</text:span><text:span text:style-name="style10">[]={ { </text:span><text:span text:style-name="style4">1</text:span><text:span text:style-name="style10">,</text:span><text:span text:style-name="style4">0</text:span><text:span text:style-name="style10">,</text:span><text:span text:style-name="style6">" Выходной формат модели корпуса корабля" </text:span><text:span text:style-name="style10">},</text:span></text:h>
      <text:h text:style-name="Default">343<text:s text:c="2"/><text:s text:c="17"/><text:span text:style-name="style10">{ </text:span><text:span text:style-name="style4">2</text:span><text:span text:style-name="style10">,</text:span><text:span text:style-name="style4">47</text:span><text:span text:style-name="style10">,</text:span><text:span text:style-name="style6">"Wavefront Technologies Advanced Visualizer .obj" </text:span><text:span text:style-name="style10">},</text:span></text:h>
      <text:h text:style-name="Default">344<text:s text:c="2"/><text:s text:c="17"/><text:span text:style-name="style10">{ </text:span><text:span text:style-name="style4">1</text:span><text:span text:style-name="style10">,</text:span><text:span text:style-name="style4">47</text:span><text:span text:style-name="style10">,</text:span><text:span text:style-name="style6">"Шпангоуты и контуры диаметральной плоскости.dc2" </text:span><text:span text:style-name="style10">},</text:span></text:h>
      <text:h text:style-name="Default">345<text:s text:c="2"/><text:s text:c="17"/><text:span text:style-name="style10">{ </text:span><text:span text:style-name="style4">1</text:span><text:span text:style-name="style10">,</text:span><text:span text:style-name="style4">47</text:span><text:span text:style-name="style10">,</text:span><text:span text:style-name="style6">"Контурная модель в трёхмерной проекции<text:s text:c="5"/>.dc3" </text:span><text:span text:style-name="style10">},</text:span></text:h>
      <text:h text:style-name="Default">346<text:s text:c="2"/><text:s text:c="17"/><text:span text:style-name="style10">{ </text:span><text:span text:style-name="style4">1</text:span><text:span text:style-name="style10">,</text:span><text:span text:style-name="style4">47</text:span><text:span text:style-name="style10">,</text:span><text:span text:style-name="style6">"Корабль с контурами и обшивкой корпуса<text:s text:c="5"/>.dc3" </text:span><text:span text:style-name="style10">} };</text:span></text:h>
      <text:h text:style-name="Default">347<text:s text:c="2"/><text:s text:c="2"/><text:span text:style-name="style11">TextMenu T</text:span><text:span text:style-name="style10">( </text:span><text:span text:style-name="style11">Mlist</text:span><text:span text:style-name="style10">( </text:span><text:span text:style-name="style11">Menu </text:span><text:span text:style-name="style10">),</text:span><text:span text:style-name="style11">Win</text:span><text:span text:style-name="style10">,</text:span><text:span text:style-name="style4">6</text:span><text:span text:style-name="style10">,</text:span><text:span text:style-name="style4">5 </text:span><text:span text:style-name="style10">); </text:span><text:span text:style-name="style5">return </text:span><text:span text:style-name="style11">ans</text:span><text:span text:style-name="style10">=</text:span><text:span text:style-name="style11">T</text:span><text:span text:style-name="style10">.</text:span><text:span text:style-name="style11">Answer</text:span><text:span text:style-name="style10">( </text:span><text:span text:style-name="style11">ans </text:span><text:span text:style-name="style10">);</text:span></text:h>
      <text:h text:style-name="Default">348<text:s text:c="2"/><text:span text:style-name="style10">}</text:span></text:h>
      <text:h text:style-name="Default">349<text:s text:c="2"/><text:span text:style-name="style2">//<text:s text:c="5"/>... и далее раздельно для каждого окна</text:span></text:h>
      <text:h text:style-name="Default">350<text:s text:c="2"/><text:span text:style-name="style2">//</text:span></text:h>
      <text:h text:style-name="Default">351<text:s text:c="2"/><text:span text:style-name="style5">static const char</text:span></text:h>
      <text:h text:style-name="Default">352<text:s text:c="2"/><text:s text:c="1"/><text:span text:style-name="style10">*</text:span><text:span text:style-name="style11">Plus</text:span><text:span text:style-name="style10">[]={ </text:span><text:span text:style-name="style6">"§ "</text:span><text:span text:style-name="style10">,<text:s text:c="2"/></text:span><text:span text:style-name="style6">"« Управление ходом корабля »"</text:span><text:span text:style-name="style10">,</text:span></text:h>
      <text:h text:style-name="Default">353<text:s text:c="2"/><text:s text:c="11"/><text:span text:style-name="style6">"&lt;8/2&gt;"</text:span><text:span text:style-name="style10">,</text:span><text:span text:style-name="style6">" ± два узла вперёд/обратно"</text:span><text:span text:style-name="style10">,</text:span></text:h>
      <text:h text:style-name="Default">354<text:s text:c="2"/><text:s text:c="11"/><text:span text:style-name="style6">"&lt;7/9&gt;"</text:span><text:span text:style-name="style10">,</text:span><text:span text:style-name="style6">" ± румб влево/право полборта"</text:span><text:span text:style-name="style10">,</text:span></text:h>
      <text:h text:style-name="Default">355<text:s text:c="2"/><text:s text:c="11"/><text:span text:style-name="style6">"&lt;4/6&gt;"</text:span><text:span text:style-name="style10">,</text:span><text:span text:style-name="style6">" ± румб влево/вправо на борт"</text:span><text:span text:style-name="style10">,</text:span></text:h>
      <text:h text:style-name="Default">356<text:s text:c="2"/><text:s text:c="11"/><text:span text:style-name="style6">"&lt;1/3&gt;"</text:span><text:span text:style-name="style10">,</text:span><text:span text:style-name="style6">" ± крен 30° на левый/правый"</text:span><text:span text:style-name="style10">,</text:span></text:h>
      <text:h text:style-name="Default">357<text:s text:c="2"/><text:s text:c="11"/><text:span text:style-name="style6">"&lt;5/Alt&gt;"</text:span><text:span text:style-name="style10">,</text:span><text:span text:style-name="style6">" руль прямо/так держать"</text:span><text:span text:style-name="style10">,</text:span></text:h>
      <text:h text:style-name="Default">358<text:s text:c="2"/><text:s text:c="11"/><text:span text:style-name="style6">"&lt;0&gt;<text:s text:c="4"/>"</text:span><text:span text:style-name="style10">,</text:span><text:span text:style-name="style6">"<text:s text:c="3"/>стоп машина"</text:span><text:span text:style-name="style10">,</text:span></text:h>
      <text:h text:style-name="Default">359<text:s text:c="2"/><text:s text:c="11"/><text:span text:style-name="style6">"§ "</text:span><text:span text:style-name="style10">,<text:s text:c="2"/></text:span><text:span text:style-name="style6">"« Настройки моделирования »"</text:span><text:span text:style-name="style10">,</text:span></text:h>
      <text:h text:style-name="Default">360<text:s text:c="2"/><text:s text:c="11"/><text:span text:style-name="style6">"&lt;Tab/Space&gt;"</text:span><text:span text:style-name="style10">, </text:span><text:span text:style-name="style6">"<text:s text:c="3"/>закраски/контуры"</text:span><text:span text:style-name="style10">,</text:span></text:h>
      <text:h text:style-name="Default">361<text:s text:c="2"/><text:s text:c="11"/><text:span text:style-name="style6">"&lt;Ctrl/+Shift&gt; "</text:span><text:span text:style-name="style10">,</text:span><text:span text:style-name="style6">"задержка или стоп"</text:span><text:span text:style-name="style10">,</text:span></text:h>
      <text:h text:style-name="Default">362<text:s text:c="2"/><text:s text:c="11"/><text:span text:style-name="style6">"&lt;стрелки•leftMouse&gt;"</text:span><text:span text:style-name="style10">,<text:s text:c="2"/></text:span><text:span text:style-name="style6">"ориентация"</text:span><text:span text:style-name="style10">,</text:span></text:h>
      <text:h text:style-name="Default">363<text:s text:c="2"/><text:s text:c="11"/><text:span text:style-name="style6">"&lt;+Shift•rightMouse&gt;"</text:span><text:span text:style-name="style10">,<text:s text:c="2"/></text:span><text:span text:style-name="style6">"<text:s text:c="2"/>смещение"</text:span><text:span text:style-name="style10">,</text:span></text:h>
      <text:h text:style-name="Default">364<text:s text:c="2"/><text:s text:c="11"/><text:span text:style-name="style6">"&lt;+Ctrl•(roll)&gt;"</text:span><text:span text:style-name="style10">,</text:span><text:span text:style-name="style6">" дальность, наклон"</text:span><text:span text:style-name="style10">,</text:span></text:h>
      <text:h text:style-name="Default">365<text:s text:c="2"/><text:s text:c="11"/><text:span text:style-name="style6">"&lt;Del&gt;+&lt;Shift&gt; "</text:span><text:span text:style-name="style10">,</text:span><text:span text:style-name="style6">" исходный обзор"</text:span><text:span text:style-name="style10">,</text:span></text:h>
      <text:h text:style-name="Default">366<text:s text:c="2"/><text:s text:c="11"/><text:span text:style-name="style6">"&lt;BkSp&gt; "</text:span><text:span text:style-name="style10">,</text:span><text:span text:style-name="style6">" остановка волнения"</text:span><text:span text:style-name="style10">,</text:span><text:span text:style-name="style4">0</text:span></text:h>
      <text:h text:style-name="Default">367<text:s text:c="2"/><text:s text:c="9"/><text:span text:style-name="style10">};</text:span></text:h>
      <text:h text:style-name="Default">368<text:s text:c="2"/><text:span text:style-name="style5">bool </text:span><text:span text:style-name="style11">Hull</text:span><text:span text:style-name="style10">::</text:span><text:span text:style-name="style11">KeyBoard</text:span><text:span text:style-name="style10">( </text:span><text:span text:style-name="style5">byte </text:span><text:span text:style-name="style11">Keyb </text:span><text:span text:style-name="style10">)<text:s text:c="21"/></text:span><text:span text:style-name="style2">// С краткой подсказкой по</text:span></text:h>
      <text:h text:style-name="Default">369<text:s text:c="2"/><text:span text:style-name="style10">{ </text:span><text:span text:style-name="style5">const static char<text:s text:c="34"/></text:span><text:span text:style-name="style2">// настройкам и методам</text:span></text:h>
      <text:h text:style-name="Default">370<text:s text:c="2"/><text:s text:c="5"/><text:span text:style-name="style10">*</text:span><text:span text:style-name="style11">Id</text:span><text:span text:style-name="style10">[]={ </text:span><text:span text:style-name="style6">"Ship"</text:span><text:span text:style-name="style10">,</text:span><text:span text:style-name="style6">"<text:s text:c="2"/>Целевое проектирование,<text:s text:c="2"/>"</text:span><text:span text:style-name="style10">,<text:s text:c="3"/></text:span><text:span text:style-name="style2">// визуализации корпуса и</text:span></text:h>
      <text:h text:style-name="Default">371<text:s text:c="2"/><text:s text:c="19"/><text:span text:style-name="style6">"<text:s text:c="3"/>теория и штормовая"</text:span><text:span text:style-name="style10">,<text:s text:c="10"/></text:span><text:span text:style-name="style2">// всего вычислительного</text:span></text:h>
      <text:h text:style-name="Default">372<text:s text:c="2"/><text:s text:c="19"/><text:span text:style-name="style6">"<text:s text:c="4"/>мореходность корабля"</text:span><text:span text:style-name="style10">,</text:span><text:span text:style-name="style4">0 </text:span><text:span text:style-name="style10">},<text:s text:c="3"/></text:span><text:span text:style-name="style2">// эксперимента</text:span></text:h>
      <text:h text:style-name="Default">373<text:s text:c="2"/><text:s text:c="5"/><text:span text:style-name="style10">*</text:span><text:span text:style-name="style11">Cmds</text:span><text:span text:style-name="style10">[]={ </text:span><text:span text:style-name="style6">"F1 "</text:span><text:span text:style-name="style10">,</text:span><text:span text:style-name="style6">"- краткая справка"</text:span><text:span text:style-name="style10">,</text:span></text:h>
      <text:h text:style-name="Default">374<text:s text:c="2"/><text:s text:c="15"/><text:span text:style-name="style6">"F2 "</text:span><text:span text:style-name="style10">,</text:span><text:span text:style-name="style6">"запись модели в CAD-формате"</text:span><text:span text:style-name="style10">,</text:span></text:h>
      <text:h text:style-name="Default">375<text:s text:c="2"/><text:s text:c="15"/><text:span text:style-name="style6">"F3 "</text:span><text:span text:style-name="style10">,</text:span><text:span text:style-name="style6">"выбор и чтение иного корпуса"</text:span><text:span text:style-name="style10">,</text:span></text:h>
      <text:h text:style-name="Default">376<text:s text:c="2"/><text:s text:c="15"/><text:span text:style-name="style6">"F4 "</text:span><text:span text:style-name="style10">,</text:span><text:span text:style-name="style6">"параметры корпуса/картинки"</text:span><text:span text:style-name="style10">,</text:span></text:h>
      <text:h text:style-name="Default">377<text:s text:c="2"/><text:s text:c="15"/><text:span text:style-name="style6">"F8 "</text:span><text:span text:style-name="style10">,</text:span><text:span text:style-name="style6">"гидромеханика штормования"</text:span><text:span text:style-name="style10">,</text:span><text:span text:style-name="style4">0 </text:span><text:span text:style-name="style10">};<text:s text:c="5"/></text:span><text:span text:style-name="style2">// Activate();</text:span></text:h>
      <text:h text:style-name="Default">378<text:s text:c="2"/><text:s text:c="2"/><text:span text:style-name="style5">switch</text:span><text:span text:style-name="style10">( </text:span><text:span text:style-name="style11">Keyb </text:span><text:span text:style-name="style10">)</text:span></text:h>
      <text:h text:style-name="Default">379<text:s text:c="2"/><text:s text:c="2"/><text:span text:style-name="style10">{ </text:span><text:span text:style-name="style5">case </text:span><text:span text:style-name="style11">_F1</text:span><text:span text:style-name="style10">: </text:span><text:span text:style-name="style11">Help</text:span><text:span text:style-name="style10">( </text:span><text:span text:style-name="style11">Id</text:span><text:span text:style-name="style10">,</text:span><text:span text:style-name="style11">Cmds</text:span><text:span text:style-name="style10">,</text:span><text:span text:style-name="style11">Plus</text:span><text:span text:style-name="style10">,</text:span><text:span text:style-name="style4">1</text:span><text:span text:style-name="style10">,</text:span><text:span text:style-name="style4">1 </text:span><text:span text:style-name="style10">); </text:span><text:span text:style-name="style5">break</text:span><text:span text:style-name="style10">;<text:s text:c="12"/></text:span><text:span text:style-name="style2">// справка с корпусом</text:span></text:h>
      <text:h text:style-name="Default">380<text:s text:c="2"/><text:s text:c="4"/><text:span text:style-name="style5">case </text:span><text:span text:style-name="style11">_F2</text:span><text:span text:style-name="style10">: </text:span><text:span text:style-name="style11">Write</text:span><text:span text:style-name="style10">( </text:span><text:span text:style-name="style11">Write_choice</text:span><text:span text:style-name="style10">( </text:span><text:span text:style-name="style5">this </text:span><text:span text:style-name="style10">) ); </text:span><text:span text:style-name="style5">break</text:span><text:span text:style-name="style10">;<text:s text:c="7"/></text:span><text:span text:style-name="style2">// запись 3D-модели</text:span></text:h>
      <text:h text:style-name="Default">381<text:s text:c="2"/><text:s text:c="4"/><text:span text:style-name="style5">case </text:span><text:span text:style-name="style11">_F3</text:span><text:span text:style-name="style10">: </text:span><text:span text:style-name="style5">if</text:span><text:span text:style-name="style10">( !</text:span><text:span text:style-name="style11">Read</text:span><text:span text:style-name="style10">( </text:span><text:span text:style-name="style6">"*.vsl" </text:span><text:span text:style-name="style10">) )</text:span></text:h>
      <text:h text:style-name="Default">382<text:s text:c="2"/><text:s text:c="14"/><text:span text:style-name="style11">Break</text:span><text:span text:style-name="style10">( </text:span><text:span text:style-name="style6">"Ошибка повторного чтения корпуса %s"</text:span><text:span text:style-name="style10">,</text:span><text:span text:style-name="style11">FileName </text:span><text:span text:style-name="style10">);</text:span></text:h>
      <text:h text:style-name="Default">383<text:s text:c="2"/><text:s text:c="10"/><text:span text:style-name="style11">Storm</text:span><text:span text:style-name="style10">-&gt;</text:span><text:span text:style-name="style11">Original</text:span><text:span text:style-name="style10">( </text:span><text:span text:style-name="style5">false </text:span><text:span text:style-name="style10">); </text:span><text:span text:style-name="style5">break</text:span><text:span text:style-name="style10">;<text:s text:c="4"/></text:span><text:span text:style-name="style2">// очистка волнового поля</text:span></text:h>
      <text:h text:style-name="Default">384<text:s text:c="2"/><text:s text:c="4"/><text:span text:style-name="style5">case </text:span><text:span text:style-name="style11">_F4</text:span><text:span text:style-name="style10">: </text:span><text:span text:style-name="style11">Config</text:span><text:span text:style-name="style10">(); </text:span><text:span text:style-name="style5">break</text:span><text:span text:style-name="style10">;<text:s text:c="16"/></text:span><text:span text:style-name="style2">// конфигурация формы отображения</text:span></text:h>
      <text:h text:style-name="Default">385<text:s text:c="2"/><text:s text:c="4"/><text:span text:style-name="style5">case </text:span><text:span text:style-name="style11">_F8</text:span><text:span text:style-name="style10">: </text:span><text:span text:style-name="style11">Model_Config</text:span><text:span text:style-name="style10">( </text:span><text:span text:style-name="style5">this </text:span><text:span text:style-name="style10">); </text:span><text:span text:style-name="style5">break</text:span><text:span text:style-name="style10">;</text:span></text:h>
      <text:h text:style-name="Default">386<text:s text:c="2"/><text:s text:c="4"/><text:span text:style-name="style5">case </text:span><text:span text:style-name="style11">_Tab</text:span><text:span text:style-name="style10">: </text:span><text:span text:style-name="style11">DrawMode</text:span><text:span text:style-name="style10">=(</text:span><text:span text:style-name="style11">DrawMode</text:span><text:span text:style-name="style10">&amp;~</text:span><text:span text:style-name="style4">3</text:span><text:span text:style-name="style10">)|((</text:span><text:span text:style-name="style11">DrawMode</text:span><text:span text:style-name="style10">-</text:span><text:span text:style-name="style4">1</text:span><text:span text:style-name="style10">)&amp;</text:span><text:span text:style-name="style4">3</text:span><text:span text:style-name="style10">); </text:span><text:span text:style-name="style5">break</text:span><text:span text:style-name="style10">;</text:span></text:h>
      <text:h text:style-name="Default">387<text:s text:c="2"/><text:s text:c="4"/><text:span text:style-name="style5">case </text:span><text:span text:style-name="style11">_Enter</text:span><text:span text:style-name="style10">:</text:span></text:h>
      <text:h text:style-name="Default">388<text:s text:c="2"/><text:s text:c="4"/><text:span text:style-name="style5">case </text:span><text:span text:style-name="style11">_Blank</text:span><text:span text:style-name="style10">: </text:span><text:span text:style-name="style11">DrawMode</text:span><text:span text:style-name="style10">^=</text:span><text:span text:style-name="style4">4</text:span><text:span text:style-name="style10">; </text:span><text:span text:style-name="style5">break</text:span><text:span text:style-name="style10">;<text:s text:c="4"/></text:span><text:span text:style-name="style2">// прорисовка корпуса или треугольников</text:span></text:h>
      <text:h text:style-name="Default">389<text:s text:c="2"/><text:s text:c="4"/><text:span text:style-name="style5">case </text:span><text:span text:style-name="style11">_Del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 </text:span><text:span text:style-name="style2">// восстановление исходного отображения</text:span></text:h>
      <text:h text:style-name="Default">390<text:s text:c="2"/><text:s text:c="4"/><text:span text:style-name="style10">{ </text:span><text:span text:style-name="style11">DrawMode</text:span><text:span text:style-name="style10">=</text:span><text:span text:style-name="style4">0x3</text:span><text:span text:style-name="style10">; </text:span><text:span text:style-name="style11">Initial</text:span><text:span text:style-name="style10">();<text:s text:c="10"/></text:span><text:span text:style-name="style2">// исходный вариант цветовой раскраски</text:span></text:h>
      <text:h text:style-name="Default">391<text:s text:c="2"/><text:s text:c="4"/><text:span text:style-name="style10">} </text:span><text:span text:style-name="style11">Distance</text:span><text:span text:style-name="style10">=-</text:span><text:span text:style-name="style4">2.4</text:span><text:span text:style-name="style10">*</text:span><text:span text:style-name="style11">sqrt</text:span><text:span text:style-name="style10">(</text:span><text:span text:style-name="style11">sqr</text:span><text:span text:style-name="style10">(</text:span><text:span text:style-name="style11">Length</text:span><text:span text:style-name="style10">)+</text:span><text:span text:style-name="style11">sqr</text:span><text:span text:style-name="style10">(</text:span><text:span text:style-name="style11">Breadth</text:span><text:span text:style-name="style10">*</text:span><text:span text:style-name="style4">2</text:span><text:span text:style-name="style10">)+</text:span><text:span text:style-name="style11">sqr</text:span><text:span text:style-name="style10">(</text:span><text:span text:style-name="style11">Draught</text:span><text:span text:style-name="style10">*</text:span><text:span text:style-name="style4">4</text:span><text:span text:style-name="style10">));</text:span><text:span text:style-name="style2">//дальность</text:span></text:h>
      <text:h text:style-name="Default">392<text:s text:c="2"/><text:s text:c="6"/><text:span text:style-name="style11">eye</text:span><text:span text:style-name="style10">=(</text:span><text:span text:style-name="style5">Vector</text:span><text:span text:style-name="style10">){</text:span><text:span text:style-name="style4">45</text:span><text:span text:style-name="style10">,-</text:span><text:span text:style-name="style4">15</text:span><text:span text:style-name="style10">,</text:span><text:span text:style-name="style4">0</text:span><text:span text:style-name="style10">},</text:span><text:span text:style-name="style11">look</text:span><text:span text:style-name="style10">=(</text:span><text:span text:style-name="style5">Vector</text:span><text:span text:style-name="style10">){-</text:span><text:span text:style-name="style4">5</text:span><text:span text:style-name="style10">,</text:span><text:span text:style-name="style4">0</text:span><text:span text:style-name="style10">,</text:span><text:span text:style-name="style4">0</text:span><text:span text:style-name="style10">}; </text:span><text:span text:style-name="style5">break</text:span><text:span text:style-name="style10">;</text:span><text:span text:style-name="style2">// векторы ориентации</text:span></text:h>
      <text:h text:style-name="Default">393<text:s text:c="2"/><text:s text:c="4"/><text:span text:style-name="style5">case </text:span><text:span text:style-name="style11">_Esc</text:span><text:span text:style-name="style10">:</text:span></text:h>
      <text:h text:style-name="Default">394<text:s text:c="2"/><text:s text:c="5"/><text:span text:style-name="style5">if</text:span><text:span text:style-name="style10">( </text:span><text:span text:style-name="style11">MessageBox</text:span><text:span text:style-name="style10">( </text:span><text:span text:style-name="style11">hWnd</text:span><text:span text:style-name="style10">,</text:span><text:span text:style-name="style11">UtA</text:span><text:span text:style-name="style10">(</text:span><text:span text:style-name="style6">"Завершение вычислений"</text:span><text:span text:style-name="style10">),</text:span><text:span text:style-name="style6">" Aurora :: Ship"</text:span><text:span text:style-name="style10">,</text:span></text:h>
      <text:h text:style-name="Default">395<text:s text:c="2"/><text:s text:c="7"/><text:span text:style-name="style11">MB_APPLMODAL</text:span><text:span text:style-name="style10">|</text:span><text:span text:style-name="style11">MB_ICONQUESTION</text:span><text:span text:style-name="style10">|</text:span><text:span text:style-name="style11">MB_OKCANCEL</text:span><text:span text:style-name="style10">|</text:span><text:span text:style-name="style11">MB_DEFBUTTON1 </text:span><text:span text:style-name="style10">)==</text:span><text:span text:style-name="style11">IDOK </text:span><text:span text:style-name="style10">)</text:span><text:span text:style-name="style11">Close</text:span><text:span text:style-name="style10">();</text:span></text:h>
      <text:h text:style-name="Default">396<text:s text:c="2"/><text:s text:c="12"/><text:span text:style-name="style5">return true</text:span><text:span text:style-name="style10">;<text:s text:c="31"/></text:span><text:span text:style-name="style2">// ~Window(); ~Hull()</text:span></text:h>
      <text:h text:style-name="Default">397<text:s text:c="2"/><text:s text:c="3"/><text:span text:style-name="style5">default</text:span><text:span text:style-name="style10">: </text:span><text:span text:style-name="style5">return </text:span><text:span text:style-name="style11">View</text:span><text:span text:style-name="style10">::</text:span><text:span text:style-name="style11">KeyBoard</text:span><text:span text:style-name="style10">( </text:span><text:span text:style-name="style11">Keyb </text:span><text:span text:style-name="style10">);<text:s text:c="13"/></text:span><text:span text:style-name="style2">// и направления взгляда</text:span></text:h>
      <text:h text:style-name="Default">398<text:s text:c="2"/><text:s text:c="2"/><text:span text:style-name="style10">} </text:span><text:span text:style-name="style11">Draw</text:span><text:span text:style-name="style10">(); </text:span><text:span text:style-name="style5">return true</text:span><text:span text:style-name="style10">;<text:s text:c="31"/></text:span><text:span text:style-name="style2">// иначе команда принята</text:span></text:h>
      <text:h text:style-name="Default">399<text:s text:c="2"/><text:span text:style-name="style10">}</text:span></text:h>
      <text:h text:style-name="Default">400<text:s text:c="2"/><text:span text:style-name="style5">bool </text:span><text:span text:style-name="style11">Field</text:span><text:span text:style-name="style10">::</text:span><text:span text:style-name="style11">KeyBoard</text:span><text:span text:style-name="style10">( </text:span><text:span text:style-name="style5">byte </text:span><text:span text:style-name="style11">Keyb </text:span><text:span text:style-name="style10">)</text:span></text:h>
      <text:h text:style-name="Default">401<text:s text:c="2"/><text:span text:style-name="style10">{ </text:span><text:span text:style-name="style5">const static char<text:s text:c="37"/></text:span><text:span text:style-name="style2">// Краткая подсказка по</text:span></text:h>
      <text:h text:style-name="Default">402<text:s text:c="2"/><text:s text:c="5"/><text:span text:style-name="style10">*</text:span><text:span text:style-name="style11">Id</text:span><text:span text:style-name="style10">[]={ </text:span><text:span text:style-name="style6">"Sea"</text:span><text:span text:style-name="style10">,</text:span><text:span text:style-name="style6">":"</text:span><text:span text:style-name="style10">,</text:span><text:span text:style-name="style6">"Вычислительный эксперимент"</text:span><text:span text:style-name="style10">,<text:s text:c="4"/></text:span><text:span text:style-name="style2">// настройкам всего</text:span></text:h>
      <text:h text:style-name="Default">403<text:s text:c="2"/><text:s text:c="23"/><text:span text:style-name="style6">"штормового маневрирования"</text:span><text:span text:style-name="style10">,<text:s text:c="5"/></text:span><text:span text:style-name="style2">// вычислительного</text:span></text:h>
      <text:h text:style-name="Default">404<text:s text:c="2"/><text:s text:c="23"/><text:span text:style-name="style6">"корабля в открытом море"</text:span><text:span text:style-name="style10">,</text:span><text:span text:style-name="style4">0 </text:span><text:span text:style-name="style10">},<text:s text:c="3"/></text:span><text:span text:style-name="style2">// эксперимента</text:span></text:h>
      <text:h text:style-name="Default">405<text:s text:c="2"/><text:s text:c="5"/><text:span text:style-name="style10">*</text:span><text:span text:style-name="style11">Cmds</text:span><text:span text:style-name="style10">[]={ </text:span><text:span text:style-name="style6">"F1 -"</text:span><text:span text:style-name="style10">,</text:span><text:span text:style-name="style6">" краткая справка"</text:span><text:span text:style-name="style10">,</text:span></text:h>
      <text:h text:style-name="Default">406<text:s text:c="2"/><text:s text:c="15"/><text:span text:style-name="style6">"F4<text:s text:c="2"/>"</text:span><text:span text:style-name="style10">,</text:span><text:span text:style-name="style6">"настройка волнового режима"</text:span><text:span text:style-name="style10">,</text:span></text:h>
      <text:h text:style-name="Default">407<text:s text:c="2"/><text:s text:c="15"/><text:span text:style-name="style6">"F8<text:s text:c="2"/>"</text:span><text:span text:style-name="style10">,</text:span><text:span text:style-name="style6">"штормовая гидромеханика"</text:span><text:span text:style-name="style10">,</text:span><text:span text:style-name="style4">0 </text:span><text:span text:style-name="style10">};<text:s text:c="4"/></text:span><text:span text:style-name="style2">// Activate();</text:span></text:h>
      <text:h text:style-name="Default">408<text:s text:c="2"/><text:s text:c="2"/><text:span text:style-name="style5">switch</text:span><text:span text:style-name="style10">( </text:span><text:span text:style-name="style11">Keyb </text:span><text:span text:style-name="style10">)<text:s text:c="40"/></text:span><text:span text:style-name="style2">// .. справка, что выше</text:span></text:h>
      <text:h text:style-name="Default">409<text:s text:c="2"/><text:s text:c="2"/><text:span text:style-name="style10">{ </text:span><text:span text:style-name="style5">case </text:span><text:span text:style-name="style11">_F1</text:span><text:span text:style-name="style10">: </text:span><text:span text:style-name="style11">Help</text:span><text:span text:style-name="style10">( </text:span><text:span text:style-name="style11">Id</text:span><text:span text:style-name="style10">,</text:span><text:span text:style-name="style11">Cmds</text:span><text:span text:style-name="style10">,</text:span><text:span text:style-name="style11">Plus</text:span><text:span text:style-name="style10">,-</text:span><text:span text:style-name="style4">1</text:span><text:span text:style-name="style10">,-</text:span><text:span text:style-name="style4">1 </text:span><text:span text:style-name="style10">); </text:span><text:span text:style-name="style5">break</text:span><text:span text:style-name="style10">;</text:span></text:h>
      <text:h text:style-name="Default">410<text:s text:c="2"/><text:s text:c="4"/><text:span text:style-name="style5">case </text:span><text:span text:style-name="style11">_F4</text:span><text:span text:style-name="style10">: </text:span><text:span text:style-name="style11">Config</text:span><text:span text:style-name="style10">(); </text:span><text:span text:style-name="style5">break</text:span><text:span text:style-name="style10">;<text:s text:c="11"/></text:span><text:span text:style-name="style2">// режимы вычислительного эксперимента</text:span></text:h>
      <text:h text:style-name="Default">411<text:s text:c="2"/><text:s text:c="4"/><text:span text:style-name="style5">case </text:span><text:span text:style-name="style11">_F8</text:span><text:span text:style-name="style10">: </text:span><text:span text:style-name="style11">Model_Config</text:span><text:span text:style-name="style10">( </text:span><text:span text:style-name="style5">this </text:span><text:span text:style-name="style10">); </text:span><text:span text:style-name="style5">break</text:span><text:span text:style-name="style10">;</text:span></text:h>
      <text:h text:style-name="Default">412<text:s text:c="2"/><text:s text:c="4"/><text:span text:style-name="style5">case </text:span><text:span text:style-name="style11">_Tab</text:span><text:span text:style-name="style10">: </text:span><text:span text:style-name="style11">Exp</text:span><text:span text:style-name="style10">.</text:span><text:span text:style-name="style11">draw</text:span><text:span text:style-name="style10">+=</text:span><text:span text:style-name="style11">ScanStatus</text:span><text:span text:style-name="style10">()&amp;</text:span><text:span text:style-name="style11">SHIFT </text:span><text:span text:style-name="style10">? -</text:span><text:span text:style-name="style4">1</text:span><text:span text:style-name="style10">:</text:span><text:span text:style-name="style4">1</text:span><text:span text:style-name="style10">; </text:span><text:span text:style-name="style5">break</text:span><text:span text:style-name="style10">;<text:s text:c="2"/></text:span><text:span text:style-name="style2">// триангуляционная</text:span></text:h>
      <text:h text:style-name="Default">413<text:s text:c="2"/><text:s text:c="4"/><text:span text:style-name="style5">case </text:span><text:span text:style-name="style11">_Blank</text:span><text:span text:style-name="style10">: </text:span><text:span text:style-name="style11">Exp</text:span><text:span text:style-name="style10">.</text:span><text:span text:style-name="style11">view</text:span><text:span text:style-name="style10">+=</text:span><text:span text:style-name="style11">ScanStatus</text:span><text:span text:style-name="style10">()&amp;</text:span><text:span text:style-name="style11">SHIFT </text:span><text:span text:style-name="style10">? -</text:span><text:span text:style-name="style4">1</text:span><text:span text:style-name="style10">:</text:span><text:span text:style-name="style4">1</text:span><text:span text:style-name="style10">; </text:span><text:span text:style-name="style5">break</text:span><text:span text:style-name="style10">; </text:span><text:span text:style-name="style2">// сетка-раскраска</text:span></text:h>
      <text:h text:style-name="Default">414<text:s text:c="2"/><text:s text:c="4"/><text:span text:style-name="style5">case </text:span><text:span text:style-name="style11">_Del</text:span><text:span text:style-name="style10">: </text:span><text:span text:style-name="style5">if</text:span><text:span text:style-name="style10">( </text:span><text:span text:style-name="style11">ScanStatus</text:span><text:span text:style-name="style10">()&amp;</text:span><text:span text:style-name="style11">SHIFT </text:span><text:span text:style-name="style10">)</text:span></text:h>
      <text:h text:style-name="Default">415<text:s text:c="2"/><text:s text:c="15"/><text:span text:style-name="style10">{ </text:span><text:span text:style-name="style11">Exp</text:span><text:span text:style-name="style10">.</text:span><text:span text:style-name="style11">draw</text:span><text:span text:style-name="style10">=</text:span><text:span text:style-name="style11">Exp</text:span><text:span text:style-name="style10">.</text:span><text:span text:style-name="style11">view</text:span><text:span text:style-name="style10">=</text:span><text:span text:style-name="style4">0</text:span><text:span text:style-name="style10">;<text:s text:c="2"/></text:span><text:span text:style-name="style2">// восстановление волновых закрасок</text:span></text:h>
      <text:h text:style-name="Default">416<text:s text:c="2"/><text:s text:c="17"/><text:span text:style-name="style11">Original</text:span><text:span text:style-name="style10">( </text:span><text:span text:style-name="style5">false </text:span><text:span text:style-name="style10">);<text:s text:c="4"/></text:span><text:span text:style-name="style2">// возврат вычислений в начальный момент</text:span></text:h>
      <text:h text:style-name="Default">417<text:s text:c="2"/><text:s text:c="15"/><text:span text:style-name="style10">} </text:span><text:span text:style-name="style11">Distance</text:span><text:span text:style-name="style10">=-</text:span><text:span text:style-name="style4">0.8</text:span><text:span text:style-name="style10">*</text:span><text:span text:style-name="style11">Long</text:span><text:span text:style-name="style10">;<text:s text:c="3"/></text:span><text:span text:style-name="style2">// ... от точки взгляда до места обзора</text:span></text:h>
      <text:h text:style-name="Default">418<text:s text:c="2"/><text:s text:c="15"/><text:span text:style-name="style11">eye</text:span><text:span text:style-name="style10">=(</text:span><text:span text:style-name="style5">Vector</text:span><text:span text:style-name="style10">){ </text:span><text:span text:style-name="style4">150</text:span><text:span text:style-name="style10">,-</text:span><text:span text:style-name="style4">16.4</text:span><text:span text:style-name="style10">,</text:span><text:span text:style-name="style4">0 </text:span><text:span text:style-name="style10">},</text:span><text:span text:style-name="style11">look</text:span><text:span text:style-name="style10">=(</text:span><text:span text:style-name="style5">Vector</text:span><text:span text:style-name="style10">){ </text:span><text:span text:style-name="style4">0</text:span><text:span text:style-name="style10">,-</text:span><text:span text:style-name="style4">10</text:span><text:span text:style-name="style10">,</text:span><text:span text:style-name="style4">0 </text:span><text:span text:style-name="style10">}; </text:span><text:span text:style-name="style5">break</text:span><text:span text:style-name="style10">;</text:span></text:h>
      <text:h text:style-name="Default">419<text:s text:c="2"/><text:s text:c="4"/><text:span text:style-name="style5">case </text:span><text:span text:style-name="style11">_Esc</text:span><text:span text:style-name="style10">:</text:span></text:h>
      <text:h text:style-name="Default">420<text:s text:c="2"/><text:s text:c="5"/><text:span text:style-name="style5">if</text:span><text:span text:style-name="style10">( </text:span><text:span text:style-name="style11">MessageBox</text:span><text:span text:style-name="style10">( </text:span><text:span text:style-name="style4">0</text:span><text:span text:style-name="style10">,</text:span><text:span text:style-name="style11">UtA</text:span><text:span text:style-name="style10">( </text:span><text:span text:style-name="style6">"Завершение эксперимента" </text:span><text:span text:style-name="style10">),</text:span><text:span text:style-name="style6">" Storm :: Sea"</text:span><text:span text:style-name="style10">,</text:span></text:h>
      <text:h text:style-name="Default">421<text:s text:c="2"/><text:s text:c="7"/><text:span text:style-name="style11">MB_APPLMODAL</text:span><text:span text:style-name="style10">|</text:span><text:span text:style-name="style11">MB_ICONQUESTION</text:span><text:span text:style-name="style10">|</text:span><text:span text:style-name="style11">MB_OKCANCEL</text:span><text:span text:style-name="style10">|</text:span><text:span text:style-name="style11">MB_DEFBUTTON1 </text:span><text:span text:style-name="style10">)==</text:span><text:span text:style-name="style11">IDOK </text:span><text:span text:style-name="style10">)</text:span><text:span text:style-name="style11">Close</text:span><text:span text:style-name="style10">();</text:span></text:h>
      <text:h text:style-name="Default">422<text:s text:c="2"/><text:s text:c="12"/><text:span text:style-name="style5">return true</text:span><text:span text:style-name="style10">;</text:span></text:h>
      <text:h text:style-name="Default">423<text:s text:c="2"/><text:s text:c="3"/><text:span text:style-name="style5">default</text:span><text:span text:style-name="style10">: </text:span><text:span text:style-name="style5">return </text:span><text:span text:style-name="style11">View</text:span><text:span text:style-name="style10">::</text:span><text:span text:style-name="style11">KeyBoard</text:span><text:span text:style-name="style10">( </text:span><text:span text:style-name="style11">Keyb </text:span><text:span text:style-name="style10">);</text:span></text:h>
      <text:h text:style-name="Default">424<text:s text:c="2"/><text:s text:c="2"/><text:span text:style-name="style10">} </text:span><text:span text:style-name="style11">Draw</text:span><text:span text:style-name="style10">(); </text:span><text:span text:style-name="style5">return true</text:span><text:span text:style-name="style10">;<text:s text:c="17"/></text:span><text:span text:style-name="style2">// команда принята к исполнению</text:span></text:h>
      <text:h text:style-name="Default">425<text:s text:c="2"/><text:span text:style-name="style10">}</text:span></text:h>
      <text:h text:style-name="Default">426<text:s text:c="2"/><text:span text:style-name="style5">static bool </text:span><text:span text:style-name="style11">Hull_and_Waves_Draw</text:span><text:span text:style-name="style10">()<text:s text:c="8"/></text:span><text:span text:style-name="style2">// вся графика исполняется параллельно</text:span></text:h>
      <text:h text:style-name="Default">427<text:s text:c="2"/><text:span text:style-name="style10">{ </text:span><text:span text:style-name="style5">static int </text:span><text:span text:style-name="style11">recurse</text:span><text:span text:style-name="style10">=</text:span><text:span text:style-name="style4">0</text:span><text:span text:style-name="style10">;<text:s text:c="18"/></text:span><text:span text:style-name="style2">// по специальному таймеру</text:span></text:h>
      <text:h text:style-name="Default">428<text:s text:c="2"/><text:s text:c="2"/><text:span text:style-name="style5">if</text:span><text:span text:style-name="style10">( !</text:span><text:span text:style-name="style11">recurse</text:span><text:span text:style-name="style10">++ )</text:span></text:h>
      <text:h text:style-name="Default">429<text:s text:c="2"/><text:s text:c="2"/><text:span text:style-name="style10">{ </text:span><text:span text:style-name="style11">Vessel</text:span><text:span text:style-name="style10">-&gt;</text:span><text:span text:style-name="style11">Draw</text:span><text:span text:style-name="style10">();<text:s text:c="4"/></text:span><text:span text:style-name="style2">// сначала пароход идёт сам по себе в собственном окошке</text:span></text:h>
      <text:h text:style-name="Default">430<text:s text:c="2"/><text:s text:c="4"/><text:span text:style-name="style11">Storm</text:span><text:span text:style-name="style10">-&gt;</text:span><text:span text:style-name="style11">Draw</text:span><text:span text:style-name="style10">();<text:s text:c="5"/></text:span><text:span text:style-name="style2">// затем картинка штормового волнения вместе с пароходом</text:span></text:h>
      <text:h text:style-name="Default">431<text:s text:c="2"/><text:s text:c="4"/><text:span text:style-name="style11">Vessel</text:span><text:span text:style-name="style10">-&gt;</text:span><text:span text:style-name="style11">wPrint</text:span><text:span text:style-name="style10">();<text:s text:c="2"/></text:span><text:span text:style-name="style2">// ... и геометрические таблички -&gt; на текстовую консоль</text:span></text:h>
      <text:h text:style-name="Default">432<text:s text:c="2"/><text:s text:c="4"/><text:span text:style-name="style11">recurse</text:span><text:span text:style-name="style10">=</text:span><text:span text:style-name="style4">0</text:span><text:span text:style-name="style10">;<text:s text:c="9"/></text:span><text:span text:style-name="style2">// при возникновении рекурсии новые рисунки пропускаются</text:span></text:h>
      <text:h text:style-name="Default">433<text:s text:c="2"/><text:s text:c="2"/><text:span text:style-name="style10">} </text:span><text:span text:style-name="style5">return false</text:span><text:span text:style-name="style10">;</text:span></text:h>
      <text:h text:style-name="Default">434<text:s text:c="2"/><text:span text:style-name="style10">}</text:span></text:h>
      <text:h text:style-name="Default">435<text:s text:c="2"/><text:span text:style-name="style15">//!<text:s text:c="22"/>Главная процедура запускает процессы реального времени</text:span></text:h>
      <text:h text:style-name="Default">436<text:s text:c="2"/><text:span text:style-name="style15">///<text:s text:c="39"/>и зацикливается на опросах клавиатуры</text:span></text:h>
      <text:h text:style-name="Default">437<text:s text:c="2"/><text:span text:style-name="style2">//#include &lt;Fenv.h&gt;</text:span></text:h>
      <text:h text:style-name="Default">438<text:s text:c="2"/><text:span text:style-name="style2">//#include &lt;Float.h&gt;</text:span></text:h>
      <text:h text:style-name="Default">439<text:s text:c="2"/><text:span text:style-name="style2">//#include &lt;locale.h&gt;</text:span></text:h>
      <text:h text:style-name="Default">440<text:s text:c="2"/></text:h>
      <text:h text:style-name="Default">441<text:s text:c="2"/><text:span text:style-name="style5">int </text:span><text:span text:style-name="style11">main</text:span><text:span text:style-name="style10">() </text:span><text:span text:style-name="style2">// int ans, char **av )</text:span></text:h>
      <text:h text:style-name="Default">442<text:s text:c="2"/><text:span text:style-name="style10">{</text:span><text:span text:style-name="style2">//<text:s text:c="12"/>_clearfp();</text:span></text:h>
      <text:h text:style-name="Default">443<text:s text:c="2"/><text:s text:c="1"/><text:span text:style-name="style2">//unsigned CW=_control87</text:span></text:h>
      <text:h text:style-name="Default">444<text:s text:c="2"/><text:s text:c="1"/><text:span text:style-name="style2">//(_EM_OVERFLOW|_EM_UNDERFLOW|_EM_ZERODIVIDE|_EM_INVALID|_EM_DENORMAL,_MCW_EM);</text:span></text:h>
      <text:h text:style-name="Default">445<text:s text:c="2"/><text:s text:c="1"/><text:span text:style-name="style2">//feclear{raise}except( FE_ALL_EXCEPT );</text:span></text:h>
      <text:h text:style-name="Default">446<text:s text:c="2"/><text:s text:c="1"/><text:span text:style-name="style2">//<text:s text:c="4"/>setlocale( LC_ALL,".UTF8" );</text:span></text:h>
      <text:h text:style-name="Default">447<text:s text:c="2"/><text:s text:c="1"/><text:span text:style-name="style2">//<text:s text:c="4"/>setlocale( LC_CTYPE,".UTF8" );</text:span></text:h>
      <text:h text:style-name="Default">448<text:s text:c="2"/><text:s text:c="2"/><text:span text:style-name="style11">textsize</text:span><text:span text:style-name="style10">( </text:span><text:span text:style-name="style4">92</text:span><text:span text:style-name="style10">,</text:span><text:span text:style-name="style4">40 </text:span><text:span text:style-name="style10">),</text:span></text:h>
      <text:h text:style-name="Default">449<text:s text:c="2"/><text:s text:c="2"/><text:span text:style-name="style11">texttitle</text:span><text:span text:style-name="style10">( </text:span><text:span text:style-name="style11">Title </text:span><text:span text:style-name="style10">),</text:span></text:h>
      <text:h text:style-name="Default">450<text:s text:c="2"/><text:s text:c="2"/><text:span text:style-name="style11">textcolor</text:span><text:span text:style-name="style10">( </text:span><text:span text:style-name="style11">WHITE </text:span><text:span text:style-name="style10">),</text:span><text:span text:style-name="style11">cprint</text:span><text:span text:style-name="style10">( </text:span><text:span text:style-name="style4">2</text:span><text:span text:style-name="style10">,</text:span><text:span text:style-name="style4">1</text:span><text:span text:style-name="style10">,</text:span><text:span text:style-name="style11">Title </text:span><text:span text:style-name="style10">),</text:span></text:h>
      <text:h text:style-name="Default">451<text:s text:c="2"/><text:s text:c="2"/><text:span text:style-name="style11">textcolor</text:span><text:span text:style-name="style10">( </text:span><text:span text:style-name="style11">LIGHTCYAN </text:span><text:span text:style-name="style10">),</text:span><text:span text:style-name="style11">printf</text:span><text:span text:style-name="style10">( </text:span><text:span text:style-name="style11">SubTitle </text:span><text:span text:style-name="style10">),</text:span></text:h>
      <text:h text:style-name="Default">452<text:s text:c="2"/><text:s text:c="2"/><text:span text:style-name="style11">textcolor</text:span><text:span text:style-name="style10">( </text:span><text:span text:style-name="style11">CYAN </text:span><text:span text:style-name="style10">),</text:span><text:span text:style-name="style11">printf</text:span><text:span text:style-name="style10">( </text:span><text:span text:style-name="style11">CopyRight </text:span><text:span text:style-name="style10">),</text:span><text:span text:style-name="style11">textcolor</text:span><text:span text:style-name="style10">( </text:span><text:span text:style-name="style11">LIGHTGREEN </text:span><text:span text:style-name="style10">),</text:span><text:span text:style-name="style11">cprint</text:span><text:span text:style-name="style10">( </text:span><text:span text:style-name="style4">1</text:span><text:span text:style-name="style10">,</text:span><text:span text:style-name="style4">26</text:span><text:span text:style-name="style10">,</text:span></text:h>
      <text:h text:style-name="Default">453<text:s text:c="2"/><text:s text:c="4"/><text:span text:style-name="style6">" C<text:s text:c="2"/>[м] - положение мгновенного центра величины (подводного объёма)\n"</text:span></text:h>
      <text:h text:style-name="Default">454<text:s text:c="2"/><text:s text:c="4"/><text:span text:style-name="style6">" mC (δ) - матрица ориентации корпуса (корабельные оси в морском базисе)\n"</text:span></text:h>
      <text:h text:style-name="Default">455<text:s text:c="2"/><text:s text:c="4"/><text:span text:style-name="style6">" vF [м] - корабельные координаты центра площади действующей ватерлинии\n"</text:span></text:h>
      <text:h text:style-name="Default">456<text:s text:c="2"/><text:s text:c="4"/><text:span text:style-name="style6">" vW (δ) - интегральная нормаль к действию гидростатических сил всплытия\n"</text:span></text:h>
      <text:h text:style-name="Default">457<text:s text:c="2"/><text:s text:c="4"/><text:span text:style-name="style6">" vD [м] - условный центр сосредоточения гидродинамических пар сил\n"</text:span></text:h>
      <text:h text:style-name="Default">458<text:s text:c="2"/><text:s text:c="4"/><text:span text:style-name="style6">" vS [H/ρ] - накопительный вектор сил от перепадов уровня моря\n"</text:span></text:h>
      <text:h text:style-name="Default">459<text:s text:c="2"/><text:s text:c="4"/><text:span text:style-name="style6">" vR [H·м/ρ] - поворотный момент от криво-наклонной ватерлинии\n"</text:span></text:h>
      <text:h text:style-name="Default">460<text:s text:c="2"/><text:s text:c="4"/><text:span text:style-name="style6">" mW [м4] - моменты инерции площади действующей ватерлинии\n"</text:span></text:h>
      <text:h text:style-name="Default">461<text:s text:c="2"/><text:s text:c="4"/><text:span text:style-name="style6">" mM [м5] - объёмные моменты инерции погруженного корпуса\n"</text:span></text:h>
      <text:h text:style-name="Default">462<text:s text:c="2"/><text:s text:c="4"/><text:span text:style-name="style6">" inMass<text:s text:c="2"/>- исходные моменты инерции корпуса\n" </text:span><text:span text:style-name="style10">);</text:span></text:h>
      <text:h text:style-name="Default">463<text:s text:c="2"/><text:s text:c="2"/><text:span text:style-name="style2">//</text:span></text:h>
      <text:h text:style-name="Default">464<text:s text:c="2"/><text:s text:c="2"/><text:span text:style-name="style2">// конструктор выбора корпуса - открывает и настраивает графику с чтением</text:span></text:h>
      <text:h text:style-name="Default">465<text:s text:c="2"/><text:s text:c="2"/><text:span text:style-name="style2">// из файла и формирование представления корпуса Aurora в оперативной памяти</text:span></text:h>
      <text:h text:style-name="Default">466<text:s text:c="2"/><text:s text:c="2"/><text:span text:style-name="style2">// с построением независимой прорисовки 3D корпуса под мышкой и таймером</text:span></text:h>
      <text:h text:style-name="Default">467<text:s text:c="2"/><text:s text:c="2"/><text:span text:style-name="style2">//</text:span></text:h>
      <text:h text:style-name="Default">468<text:s text:c="2"/><text:s text:c="1"/><text:span text:style-name="style11">Hull Ship</text:span><text:span text:style-name="style10">;</text:span></text:h>
      <text:h text:style-name="Default">469<text:s text:c="2"/><text:s text:c="2"/><text:span text:style-name="style2">//</text:span></text:h>
      <text:h text:style-name="Default">470<text:s text:c="2"/><text:s text:c="2"/><text:span text:style-name="style2">//<text:s text:c="3"/>графическая среда для построения и визуализации групповых</text:span></text:h>
      <text:h text:style-name="Default">471<text:s text:c="2"/><text:s text:c="2"/><text:span text:style-name="style2">//<text:s text:c="3"/>трохоидальных структур штормового волнения всей акватории</text:span></text:h>
      <text:h text:style-name="Default">472<text:s text:c="2"/><text:s text:c="2"/><text:span text:style-name="style2">//</text:span></text:h>
      <text:h text:style-name="Default">473<text:s text:c="2"/><text:s text:c="1"/><text:span text:style-name="style11">Field Sea</text:span><text:span text:style-name="style10">( </text:span><text:span text:style-name="style4">800</text:span><text:span text:style-name="style10">,</text:span><text:span text:style-name="style4">720</text:span><text:span text:style-name="style10">,<text:s text:c="5"/></text:span><text:span text:style-name="style2">// Long, Wide - длина и ширина штормовой акватории [м]</text:span></text:h>
      <text:h text:style-name="Default">474<text:s text:c="2"/><text:s text:c="16"/><text:span text:style-name="style4">0.5</text:span><text:span text:style-name="style10">,<text:s text:c="5"/></text:span><text:span text:style-name="style2">//.25 TimeStep заданный шаг времени волновых полей [c]</text:span></text:h>
      <text:h text:style-name="Default">475<text:s text:c="2"/><text:s text:c="10"/><text:span text:style-name="style4">64</text:span><text:span text:style-name="style10">,</text:span><text:span text:style-name="style4">0.9</text:span><text:span text:style-name="style10">,-</text:span><text:span text:style-name="style4">165</text:span><text:span text:style-name="style10">,<text:s text:c="3"/></text:span><text:span text:style-name="style2">//+10 ветровые волны с обрушающимися гребнями<text:s text:c="2"/>[м,%,°]</text:span></text:h>
      <text:h text:style-name="Default">476<text:s text:c="2"/><text:s text:c="9"/><text:span text:style-name="style4">100</text:span><text:span text:style-name="style10">,</text:span><text:span text:style-name="style4">0.44</text:span><text:span text:style-name="style10">,</text:span><text:span text:style-name="style4">160</text:span><text:span text:style-name="style10">,<text:s text:c="3"/></text:span><text:span text:style-name="style2">//-20 свежая морская зыбь неподалёку прошедших штормов</text:span></text:h>
      <text:h text:style-name="Default">477<text:s text:c="2"/><text:s text:c="9"/><text:span text:style-name="style4">160</text:span><text:span text:style-name="style10">,</text:span><text:span text:style-name="style4">0.2</text:span><text:span text:style-name="style10">,-</text:span><text:span text:style-name="style4">130 </text:span><text:span text:style-name="style10">); </text:span><text:span text:style-name="style2">//+50 пологие реликтовые волны от удаленных ураганов</text:span></text:h>
      <text:h text:style-name="Default">478<text:s text:c="2"/></text:h>
      <text:h text:style-name="Default">479<text:s text:c="2"/><text:span text:style-name="style2">//Start_Experiment();<text:s text:c="4"/>/// !!! - считывание конфигурационного файла !!!</text:span></text:h>
      <text:h text:style-name="Default">480<text:s text:c="2"/></text:h>
      <text:h text:style-name="Default">481<text:s text:c="2"/><text:s text:c="2"/><text:span text:style-name="style11">Sea</text:span><text:span text:style-name="style10">.</text:span><text:span text:style-name="style11">Original</text:span><text:span text:style-name="style10">( </text:span><text:span text:style-name="style5">true </text:span><text:span text:style-name="style10">);<text:s text:c="3"/></text:span><text:span text:style-name="style2">// конструктор перенастройки волнения и гидромеханики</text:span></text:h>
      <text:h text:style-name="Default">482<text:s text:c="2"/><text:s text:c="26"/><text:span text:style-name="style2">//<text:s text:c="2"/>с подготовкой корпуса для начальной инициализации</text:span></text:h>
      <text:h text:style-name="Default">483<text:s text:c="2"/><text:s text:c="2"/><text:span text:style-name="style11">Ship</text:span><text:span text:style-name="style10">.</text:span><text:span text:style-name="style11">wPrint</text:span><text:span text:style-name="style10">( </text:span><text:span text:style-name="style5">true </text:span><text:span text:style-name="style10">);<text:s text:c="4"/></text:span><text:span text:style-name="style2">// описатели парохода на экране-консоли и в протоколе</text:span></text:h>
      <text:h text:style-name="Default">484<text:s text:c="2"/><text:s text:c="2"/><text:span text:style-name="style11">logWave</text:span><text:span text:style-name="style10">();<text:s text:c="14"/></text:span><text:span text:style-name="style2">// изначальные характеристики волн для протокола</text:span></text:h>
      <text:h text:style-name="Default">485<text:s text:c="2"/></text:h>
      <text:h text:style-name="Default">486<text:s text:c="2"/><text:s text:c="2"/><text:span text:style-name="style11">Sea</text:span><text:span text:style-name="style10">.</text:span><text:span text:style-name="style11">Window</text:span><text:span text:style-name="style10">::</text:span><text:span text:style-name="style11">KeyBoard</text:span><text:span text:style-name="style10">( </text:span><text:span text:style-name="style11">AllKeyb </text:span><text:span text:style-name="style10">); </text:span><text:span text:style-name="style2">// самый нижний уровень виртуальной рекурсии</text:span></text:h>
      <text:h text:style-name="Default">487<text:s text:c="2"/><text:s text:c="2"/><text:span text:style-name="style11">Ship</text:span><text:span text:style-name="style10">.</text:span><text:span text:style-name="style11">Window</text:span><text:span text:style-name="style10">::</text:span><text:span text:style-name="style11">KeyBoard</text:span><text:span text:style-name="style10">( </text:span><text:span text:style-name="style11">AllKeyb </text:span><text:span text:style-name="style10">); </text:span><text:span text:style-name="style2">// доступен при прямом обращении в Window</text:span></text:h>
      <text:h text:style-name="Default">488<text:s text:c="2"/></text:h>
      <text:h text:style-name="Default">489<text:s text:c="2"/><text:s text:c="2"/><text:span text:style-name="style11">Ship</text:span><text:span text:style-name="style10">.</text:span><text:span text:style-name="style11">Above</text:span><text:span text:style-name="style10">();<text:s text:c="11"/></text:span><text:span text:style-name="style2">// установка активности окна с прорисовками корабля</text:span></text:h>
      <text:h text:style-name="Default">490<text:s text:c="2"/></text:h>
      <text:h text:style-name="Default">491<text:s text:c="2"/><text:span text:style-name="style2">//Ship.Initial()<text:s text:c="10"/>// установка главных осей с исходными геометрическими</text:span></text:h>
      <text:h text:style-name="Default">492<text:s text:c="2"/><text:span text:style-name="style2">//<text:s text:c="4"/>.Floating( false ); // расчётами по корпусу, без графической визуализации</text:span></text:h>
      <text:h text:style-name="Default">493<text:s text:c="2"/></text:h>
      <text:h text:style-name="Default">494<text:s text:c="2"/><text:s text:c="3"/><text:span text:style-name="style11">Sea</text:span><text:span text:style-name="style10">.</text:span><text:span text:style-name="style11">SetTimer</text:span><text:span text:style-name="style10">( </text:span><text:span text:style-name="style4">500 </text:span><text:span text:style-name="style10">);<text:s text:c="3"/></text:span><text:span text:style-name="style2">// вычисления по волнению и механике корабля (½ сек)</text:span></text:h>
      <text:h text:style-name="Default">495<text:s text:c="2"/><text:s text:c="2"/><text:span text:style-name="style11">Ship</text:span><text:span text:style-name="style10">.</text:span><text:span text:style-name="style11">SetTimer</text:span><text:span text:style-name="style10">( </text:span><text:span text:style-name="style4">1000</text:span><text:span text:style-name="style10">,</text:span><text:span text:style-name="style11">Hull_and_Waves_Draw </text:span><text:span text:style-name="style10">);<text:s text:c="5"/></text:span><text:span text:style-name="style2">// изображение корабля и моря,</text:span></text:h>
      <text:h text:style-name="Default">496<text:s text:c="2"/><text:s text:c="17"/><text:span text:style-name="style2">// часы и прочая оперативная информация справа в нижней строке</text:span></text:h>
      <text:h text:style-name="Default">497<text:s text:c="2"/></text:h>
      <text:h text:style-name="Default">498<text:s text:c="2"/><text:span text:style-name="style2">//#pragma omp parallel //sections</text:span></text:h>
      <text:h text:style-name="Default">499<text:s text:c="2"/><text:span text:style-name="style2">//{</text:span></text:h>
      <text:h text:style-name="Default">500<text:s text:c="2"/><text:span text:style-name="style2">//#pragma omp master</text:span></text:h>
      <text:h text:style-name="Default">501<text:s text:c="2"/><text:span text:style-name="style2">//{</text:span></text:h>
      <text:h text:style-name="Default">502<text:s text:c="2"/><text:span text:style-name="style2">//#pragma omp section</text:span></text:h>
      <text:h text:style-name="Default">503<text:s text:c="2"/><text:span text:style-name="style2">//{</text:span></text:h>
      <text:h text:style-name="Default">504<text:s text:c="2"/><text:span text:style-name="style2">//do{ Sea.Simulation(); WaitTime( 100 ); }while( Ship.asYet() &amp;&amp; Sea.asYet() );</text:span></text:h>
      <text:h text:style-name="Default">505<text:s text:c="2"/><text:span text:style-name="style2">//#pragma omp task</text:span></text:h>
      <text:h text:style-name="Default">506<text:s text:c="2"/><text:span text:style-name="style10">{</text:span></text:h>
      <text:h text:style-name="Default">507<text:s text:c="2"/><text:s text:c="2"/><text:span text:style-name="style5">do<text:s text:c="44"/></text:span><text:span text:style-name="style2">// -=+*&amp;#</text:span></text:h>
      <text:h text:style-name="Default">508<text:s text:c="2"/><text:s text:c="2"/><text:span text:style-name="style10">{ </text:span><text:span text:style-name="style5">static int </text:span><text:span text:style-name="style11">i</text:span><text:span text:style-name="style10">=</text:span><text:span text:style-name="style4">0</text:span><text:span text:style-name="style10">; </text:span><text:span text:style-name="style11">cprint</text:span><text:span text:style-name="style10">( </text:span><text:span text:style-name="style4">1</text:span><text:span text:style-name="style10">,</text:span><text:span text:style-name="style4">22</text:span><text:span text:style-name="style10">,</text:span><text:span text:style-name="style6">"%c"</text:span><text:span text:style-name="style10">,( </text:span><text:span text:style-name="style6">"0123456789ABCDEF" </text:span><text:span text:style-name="style10">)[++</text:span><text:span text:style-name="style11">i</text:span><text:span text:style-name="style10">%=</text:span><text:span text:style-name="style4">16</text:span><text:span text:style-name="style10">] );</text:span></text:h>
      <text:h text:style-name="Default">509<text:s text:c="2"/><text:s text:c="4"/><text:span text:style-name="style11">WaitTime</text:span><text:span text:style-name="style10">( </text:span><text:span text:style-name="style4">250 </text:span><text:span text:style-name="style10">);<text:s text:c="4"/></text:span><text:span text:style-name="style2">// приостановка без снижения производительности Windows</text:span></text:h>
      <text:h text:style-name="Default">510<text:s text:c="2"/><text:s text:c="4"/><text:span text:style-name="style2">//Sleep( 25 );<text:s text:c="6"/>// или варианты полной задержки по блокирующему таймеру</text:span></text:h>
      <text:h text:style-name="Default">511<text:s text:c="2"/><text:s text:c="4"/><text:span text:style-name="style2">//while( Ship.GetKey()||Sea.GetKey() ); // где-то в прерываниях недовыборка</text:span></text:h>
      <text:h text:style-name="Default">512<text:s text:c="2"/><text:s text:c="2"/><text:span text:style-name="style10">} </text:span><text:span text:style-name="style5">while</text:span><text:span text:style-name="style10">( </text:span><text:span text:style-name="style11">Ship</text:span><text:span text:style-name="style10">.</text:span><text:span text:style-name="style11">Ready</text:span><text:span text:style-name="style10">() &amp;&amp; </text:span><text:span text:style-name="style11">Sea</text:span><text:span text:style-name="style10">.</text:span><text:span text:style-name="style11">Ready</text:span><text:span text:style-name="style10">() );</text:span></text:h>
      <text:h text:style-name="Default">513<text:s text:c="2"/><text:span text:style-name="style10">} </text:span><text:span text:style-name="style2">// task</text:span></text:h>
      <text:h text:style-name="Default">514<text:s text:c="2"/><text:span text:style-name="style2">//} // master</text:span></text:h>
      <text:h text:style-name="Default">515<text:s text:c="2"/><text:span text:style-name="style2">//} // parallel</text:span></text:h>
      <text:h text:style-name="Default">516<text:s text:c="2"/><text:span text:style-name="style2">//#pragma omp taskwait</text:span></text:h>
      <text:h text:style-name="Default">517<text:s text:c="2"/></text:h>
      <text:h text:style-name="Default">518<text:s text:c="2"/><text:s text:c="2"/><text:span text:style-name="style5">if</text:span><text:span text:style-name="style10">( </text:span><text:span text:style-name="style11">Ship</text:span><text:span text:style-name="style10">.</text:span><text:span text:style-name="style11">Ready</text:span><text:span text:style-name="style10">() )</text:span><text:span text:style-name="style11">Ship</text:span><text:span text:style-name="style10">.</text:span><text:span text:style-name="style11">Close</text:span><text:span text:style-name="style10">();</text:span></text:h>
      <text:h text:style-name="Default">519<text:s text:c="2"/><text:s text:c="2"/><text:span text:style-name="style5">if</text:span><text:span text:style-name="style10">( </text:span><text:span text:style-name="style11">Sea</text:span><text:span text:style-name="style10">.</text:span><text:span text:style-name="style11">Ready</text:span><text:span text:style-name="style10">() )</text:span><text:span text:style-name="style11">Sea</text:span><text:span text:style-name="style10">.</text:span><text:span text:style-name="style11">Close</text:span><text:span text:style-name="style10">();</text:span></text:h>
      <text:h text:style-name="Default">520<text:s text:c="2"/><text:s text:c="2"/><text:span text:style-name="style11">textcolor</text:span><text:span text:style-name="style10">( </text:span><text:span text:style-name="style11">LIGHTMAGENTA </text:span><text:span text:style-name="style10">); </text:span><text:span text:style-name="style11">cprint</text:span><text:span text:style-name="style10">( </text:span><text:span text:style-name="style4">1</text:span><text:span text:style-name="style10">,</text:span><text:span text:style-name="style4">24</text:span><text:span text:style-name="style10">,</text:span><text:span text:style-name="style6">"\n &lt;&lt; успешное завершение &gt;&gt; " </text:span><text:span text:style-name="style10">);</text:span></text:h>
      <text:h text:style-name="Default">521<text:s text:c="2"/><text:s text:c="2"/><text:span text:style-name="style5">void </text:span><text:span text:style-name="style11">logStop</text:span><text:span text:style-name="style10">(); </text:span><text:span text:style-name="style11">logStop</text:span><text:span text:style-name="style10">();</text:span></text:h>
      <text:h text:style-name="Default">522<text:s text:c="2"/><text:s text:c="2"/><text:span text:style-name="style5">return </text:span><text:span text:style-name="style11">EXIT_SUCCESS</text:span><text:span text:style-name="style10">;</text:span></text:h>
      <text:h text:style-name="Default">523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20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8080ff"/>
    </style:style>
    <style:style style:name="style23" style:family="text">
      <style:text-properties style:font-name="Courier New" fo:color="#8080ff"/>
    </style:style>
    <style:style style:name="style65" style:family="text">
      <style:text-properties style:font-name="Courier New" fo:color="#808080"/>
    </style:style>
    <style:style style:name="style87" style:family="text">
      <style:text-properties style:font-name="Courier New" fo:color="#808080"/>
    </style:style>
    <style:style style:name="style2" style:family="text">
      <style:text-properties style:font-name="Courier New" fo:color="#9898d9"/>
    </style:style>
    <style:style style:name="style66" style:family="text">
      <style:text-properties style:font-name="Courier New" fo:color="#c0c0c0"/>
    </style:style>
    <style:style style:name="style3" style:family="text">
      <style:text-properties style:font-name="Courier New" fo:color="#8080ff" fo:font-weight="bold"/>
    </style:style>
    <style:style style:name="style24" style:family="text">
      <style:text-properties style:font-name="Courier New" fo:color="#8080ff" fo:font-weight="bold"/>
    </style:style>
    <style:style style:name="style67" style:family="text">
      <style:text-properties style:font-name="Courier New" fo:color="#aaaaf0" fo:font-weight="bold"/>
    </style:style>
    <style:style style:name="style88" style:family="text">
      <style:text-properties style:font-name="Courier New" fo:color="#aaaaf0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aaaaf0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6b9999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ac5959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20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37" style:family="text">
      <style:text-properties style:font-name="Courier New" fo:color="#373737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